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_50_0_37__32_-_32_Accent5" style:data-style-name="N0">
      <style:table-cell-properties style:vertical-align="middle" fo:wrap-option="wrap" fo:background-color="#D9E1F2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_50_0_37__32_-_32_Accent5" style:data-style-name="N0">
      <style:table-cell-properties fo:border-top="none" fo:border-bottom="none" fo:border-left="none" fo:border-right="thin solid #000000" style:vertical-align="middle" fo:wrap-option="wrap" fo:background-color="#D9E1F2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_50_0_37__32_-_32_Accent6" style:data-style-name="N0">
      <style:table-cell-properties style:vertical-align="middle" fo:wrap-option="wrap" fo:background-color="#E2EFDA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Hyperlink" style:data-style-name="N0">
      <style:table-cell-properties style:vertical-align="middle" fo:wrap-option="wrap" fo:background-color="#E2EFDA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15" style:family="table-cell" style:parent-style-name="Default" style:data-style-name="N0">
      <style:table-cell-properties fo:background-color="#92D050"/>
      <style:text-properties style:font-name="Inconsolata" style:font-name-asian="Inconsolata" style:font-name-complex="Inconsolata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A5E163"/>
      <style:text-properties fo:color="#B7E1CD" style:font-name="Inconsolata" style:font-name-asian="Inconsolata" style:font-name-complex="Inconsolata" fo:font-size="11pt" style:font-size-asian="11pt" style:font-size-complex="11pt"/>
    </style:style>
    <style:style style:name="ce17" style:family="table-cell" style:parent-style-name="Default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9.15458333333333cm"/>
    </style:style>
    <style:style style:name="co4" style:family="table-column">
      <style:table-column-properties fo:break-before="auto" style:column-width="8.12270833333333cm" style:use-optimal-column-width="true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9.182291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3.360208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8" style:family="table-cell" style:parent-style-name="_50_0_37__32_-_32_Accent5" style:data-style-name="N0">
      <style:table-cell-properties style:vertical-align="middle" fo:wrap-option="wrap" fo:background-color="#D9E1F2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19" style:family="table-cell" style:parent-style-name="_50_0_37__32_-_32_Accent5" style:data-style-name="N0">
      <style:table-cell-properties fo:border-top="none" fo:border-bottom="none" fo:border-left="none" fo:border-right="thin solid #000000" style:vertical-align="middle" fo:wrap-option="wrap" fo:background-color="#D9E1F2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0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1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2" style:family="table-cell" style:parent-style-name="_50_0_37__32_-_32_Accent6" style:data-style-name="N0">
      <style:table-cell-properties style:vertical-align="middle" fo:wrap-option="wrap" fo:background-color="#E2EFDA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3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4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5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/>
      <style:map style:condition="of:is-true-formula([.$C15]=&quot;&quot;)" style:apply-style-name="cf1" style:base-cell-address="Glossary.G15"/>
      <style:map style:condition="of:is-true-formula([.$I15]=&quot;YES&quot;)" style:apply-style-name="cf2" style:base-cell-address="Glossary.G15"/>
      <style:map style:condition="of:is-true-formula([.$I15]=&quot;NO&quot;)" style:apply-style-name="cf3" style:base-cell-address="Glossary.G15"/>
    </style:style>
    <style:style style:name="ce26" style:family="table-cell" style:parent-style-name="_50_0_37__32_-_32_Accent6" style:data-style-name="N0">
      <style:table-cell-properties style:vertical-align="middle" fo:wrap-option="wrap" fo:background-color="#E2EFDA"/>
      <style:text-properties style:font-name="Calibri" style:font-name-asian="Calibri" style:font-name-complex="Calibri" fo:font-size="11pt" style:font-size-asian="11pt" style:font-size-complex="11pt"/>
      <style:map style:condition="of:is-true-formula([.$C16]=&quot;&quot;)" style:apply-style-name="cf1" style:base-cell-address="Glossary.G16"/>
      <style:map style:condition="of:is-true-formula([.$I16]=&quot;YES&quot;)" style:apply-style-name="cf2" style:base-cell-address="Glossary.B16"/>
      <style:map style:condition="of:is-true-formula([.$I16]=&quot;NO&quot;)" style:apply-style-name="cf3" style:base-cell-address="Glossary.G16"/>
    </style:style>
    <style:style style:name="ce27" style:family="table-cell" style:parent-style-name="Hyperlink" style:data-style-name="N0">
      <style:table-cell-properties style:vertical-align="middle" fo:wrap-option="wrap" fo:background-color="#E2EFDA"/>
      <style:text-properties fo:color="#0563C1" style:text-underline-style="solid" style:text-underline-type="single"/>
      <style:map style:condition="of:is-true-formula([.$C2]=&quot;&quot;)" style:apply-style-name="cf1" style:base-cell-address="Glossary.B2"/>
      <style:map style:condition="of:is-true-formula([.$I2]=&quot;YES&quot;)" style:apply-style-name="cf2" style:base-cell-address="Glossary.B2"/>
      <style:map style:condition="of:is-true-formula([.$I2]=&quot;NO&quot;)" style:apply-style-name="cf3" style:base-cell-address="Glossary.B2"/>
    </style:style>
    <style:style style:name="ce28" style:family="table-cell" style:parent-style-name="_50_0_37__32_-_32_Accent6" style:data-style-name="N0">
      <style:table-cell-properties style:vertical-align="middle" fo:wrap-option="wrap" fo:background-color="#E2EFDA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  <style:map style:condition="of:is-true-formula([.$C4]=&quot;&quot;)" style:apply-style-name="cf1" style:base-cell-address="Glossary.I4"/>
      <style:map style:condition="of:is-true-formula([.$I4]=&quot;YES&quot;)" style:apply-style-name="cf2" style:base-cell-address="Glossary.I4"/>
      <style:map style:condition="of:is-true-formula([.$I4]=&quot;NO&quot;)" style:apply-style-name="cf3" style:base-cell-address="Glossary.I4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is-true-formula([.$I16]=&quot;YES&quot;)" style:apply-style-name="cf2" style:base-cell-address="Glossary.B16"/>
      <style:map style:condition="of:is-true-formula([.$I20]=&quot;NO&quot;)" style:apply-style-name="cf3" style:base-cell-address="Glossary.I20"/>
    </style:style>
    <style:style style:name="ce30" style:family="table-cell" style:parent-style-name="Default" style:data-style-name="N0">
      <style:table-cell-properties style:vertical-align="middle" fo:wrap-option="wrap"/>
      <style:map style:condition="of:is-true-formula([.$I16]=&quot;YES&quot;)" style:apply-style-name="cf2" style:base-cell-address="Glossary.B16"/>
      <style:map style:condition="of:is-true-formula([.$I20]=&quot;NO&quot;)" style:apply-style-name="cf3" style:base-cell-address="Glossary.B20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ossary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7" table:default-cell-style-name="ce12"/>
        <table:table-column table:style-name="co7" table:number-columns-repeated="16375" table:default-cell-style-name="ce4"/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formula="of:=[.D1]+1" table:style-name="ce3">
            <text:p>5</text:p>
          </table:table-cell>
          <table:table-cell office:value-type="float" office:value="6" table:formula="of:=[.E1]+1" table:style-name="ce3">
            <text:p>6</text:p>
          </table:table-cell>
          <table:table-cell office:value-type="float" office:value="7" table:formula="of:=[.F1]+1" table:style-name="ce3">
            <text:p>7</text:p>
          </table:table-cell>
          <table:table-cell office:value-type="float" office:value="8" table:formula="of:=[.G1]+1" table:style-name="ce3">
            <text:p>8</text:p>
          </table:table-cell>
          <table:table-cell office:value-type="float" office:value="9" table:formula="of:=[.H1]+1" table:style-name="ce3">
            <text:p>9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18">
            <office:annotation draw:style-name="a0" svg:x="2.97916666666667in" svg:y="0.0729166666666667in" svg:width="11.8541666666667in" svg:height="10.1041666666667in">
              <dc:creator/>
              <text:p>The main term to take into account when defining the ontology. Other concepts may be related, or depend on it.</text:p>
              <text:p><text:s/>-Juan Carlos Segura Fernández-C</text:p>
            </office:annotation>
            <text:p>Concept</text:p>
          </table:table-cell>
          <table:table-cell office:value-type="string" table:style-name="ce18">
            <office:annotation draw:style-name="a1" svg:x="6.26041666666667in" svg:y="0.875in" svg:width="9.01041666666667in" svg:height="10.09375in">
              <dc:creator/>
              <text:p>The explanation/meaning of the concept taking into account its application context</text:p>
              <text:p><text:s/>-Juan Carlos Segura Fernández-C</text:p>
            </office:annotation>
            <text:p>Definition</text:p>
          </table:table-cell>
          <table:table-cell office:value-type="string" table:style-name="ce18">
            <office:annotation draw:style-name="a2" svg:x="8.13541666666667in" svg:y="0.875in" svg:width="4.57291666666667in" svg:height="10.09375in">
              <dc:creator/>
              <text:p>Extra information related to the concept. Be it the URL of the source, clarifying notes, or the exact citation of the source</text:p>
              <text:p><text:s/>-Juan Carlos Segura Fernández-C</text:p>
            </office:annotation>
            <text:p>Additional information</text:p>
          </table:table-cell>
          <table:table-cell office:value-type="string" table:style-name="ce18">
            <text:p>Examples</text:p>
          </table:table-cell>
          <table:table-cell office:value-type="string" table:style-name="ce18">
            <text:p>Synonyms</text:p>
          </table:table-cell>
          <table:table-cell office:value-type="string" table:style-name="ce18">
            <office:annotation draw:style-name="a3" svg:x="11.7916666666667in" svg:y="0.875in" svg:width="26.5104166666667in" svg:height="10.09375in">
              <dc:creator/>
              <text:p>The information source/site used to provide the definition</text:p>
              <text:p><text:s/>-Juan Carlos Segura Fernández-C</text:p>
            </office:annotation>
            <text:p>Definition Source</text:p>
          </table:table-cell>
          <table:table-cell office:value-type="string" table:style-name="ce18">
            <text:p>Source URL</text:p>
          </table:table-cell>
          <table:table-cell office:value-type="string" table:style-name="ce19">
            <text:p>Entry Type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20">
            <text:p>Agent</text:p>
          </table:table-cell>
          <table:table-cell office:value-type="string" table:style-name="ce21">
            <text:p>A natural person, a legal person or a system.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RPaM</text:p>
          </table:table-cell>
          <table:table-cell table:style-name="ce21"/>
          <table:table-cell office:value-type="string" table:style-name="ce22">
            <text:p>CLASS</text:p>
          </table:table-cell>
          <table:table-cell table:number-columns-repeated="16375"/>
        </table:table-row>
        <table:table-row table:style-name="ro3">
          <table:table-cell table:style-name="ce5"/>
          <table:table-cell office:value-type="string" table:style-name="ce20">
            <text:p>eAuthentication</text:p>
          </table:table-cell>
          <table:table-cell office:value-type="string" table:style-name="ce21">
            <text:p>An electronic process that enables the electronic identification of a natural or legal person, or the origin and integrity of data in electronic form to be confirmed.</text:p>
          </table:table-cell>
          <table:table-cell office:value-type="string" table:style-name="ce21">
            <text:p>See Article 3, <text:s/>Definitions, of the eIDAS Regulation.</text:p>
          </table:table-cell>
          <table:table-cell table:style-name="ce21"/>
          <table:table-cell table:style-name="ce21"/>
          <table:table-cell office:value-type="string" table:style-name="ce21">
            <text:p>eIDAS Regulation</text:p>
          </table:table-cell>
          <table:table-cell office:value-type="string" table:style-name="ce27">
            <text:p><text:a xlink:href="https://eur-lex.europa.eu/legal-content/EN/TXT/PDF/?uri=CELEX:32014R0910">https://eur-lex.europa.eu/legal-content/EN/TXT/PDF/?uri=CELEX:32014R0910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string" table:style-name="ce20">
            <text:p>eAuthorisation</text:p>
          </table:table-cell>
          <table:table-cell office:value-type="string" table:style-name="ce21">
            <text:p>An electronic process that enables an agent to access and use a system after checking that the agent, or the one represented by the agent, has the right to use it.<text:s/></text:p>
          </table:table-cell>
          <table:table-cell office:value-type="string" table:style-name="ce21">
            <text:p>eAuthorisation occurs after previous eIdentification and eAuthentication in that system. Agents that are authorised can be natural persons or systems. Agents that act on behalf of a natural or legal persons may need a mandate.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5">
          <table:table-cell table:style-name="ce5"/>
          <table:table-cell office:value-type="string" table:style-name="ce20">
            <text:p>eAuthorisation criterion</text:p>
          </table:table-cell>
          <table:table-cell office:value-type="string" table:style-name="ce21">
            <text:p>A condition that needs to be answered to evaluate whether a user has the right to use a system.</text:p>
          </table:table-cell>
          <table:table-cell office:value-type="string" table:style-name="ce21">
            <text:p>In the context of RPaM, eAuthorisation Criteria may contain a tuple composed of an Information Requirement and a Constraint used to evaluate the right of a mandatee to use a Service.<text:s/></text:p>
            <text:p>Both the Information Requirement and the Constraint are optional elements.<text:s/></text:p>
            <text:p>The answer to the criterion is normally expected from an authority, e.g. an offiicial Mandate Registry or Management System.</text:p>
          </table:table-cell>
          <table:table-cell table:style-name="ce21"/>
          <table:table-cell table:style-name="ce21"/>
          <table:table-cell office:value-type="string" table:style-name="ce21">
            <text:p>Adapted from the definition of the Criterion by the Core Criterion and Evidence Vocabulary</text:p>
          </table:table-cell>
          <table:table-cell office:value-type="string" table:style-name="ce27">
            <text:p><text:a xlink:href="https://github.com/everis-rpam/RPaM-Ontology/wiki/The-use-of-the-CCEV-in-RPaM">https://github.com/everis-rpam/RPaM-Ontology/wiki/The-use-of-the-CCEV-in-RPaM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string" table:style-name="ce20">
            <text:p>eBusiness document</text:p>
          </table:table-cell>
          <table:table-cell office:value-type="string" table:style-name="ce21">
            <text:p>A set of interrelated information representing the facts, data, or opinions, in any medium or form, including textual, numerical, graphic, cartographic, narrative, or audio-visual forms that the capability exchanges with other capabilities to support the execution of value streams.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ISA2</text:p>
          </table:table-cell>
          <table:table-cell table:style-name="ce21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6">
          <table:table-cell table:style-name="ce5"/>
          <table:table-cell office:value-type="string" table:style-name="ce20">
            <text:p>eIdentification</text:p>
          </table:table-cell>
          <table:table-cell office:value-type="string" table:style-name="ce21">
            <text:p>Electronic identification means the process of using person identification data in electronic form uniquely representing either a natural or legal person, or a natural person representing a legal person.</text:p>
          </table:table-cell>
          <table:table-cell office:value-type="string" table:style-name="ce21">
            <text:p>See Article 3, <text:s/>Definitions, of the eIDAS Regulation.</text:p>
          </table:table-cell>
          <table:table-cell table:style-name="ce21"/>
          <table:table-cell table:style-name="ce21"/>
          <table:table-cell office:value-type="string" table:style-name="ce21">
            <text:p>eIDAS Regulation</text:p>
          </table:table-cell>
          <table:table-cell office:value-type="string" table:style-name="ce27">
            <text:p><text:a xlink:href="https://eur-lex.europa.eu/legal-content/EN/TXT/PDF/?uri=CELEX:32014R0910">https://eur-lex.europa.eu/legal-content/EN/TXT/PDF/?uri=CELEX:32014R0910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7">
          <table:table-cell table:style-name="ce5"/>
          <table:table-cell office:value-type="string" table:style-name="ce20">
            <text:p>eSignature</text:p>
          </table:table-cell>
          <table:table-cell office:value-type="string" table:style-name="ce21">
            <text:p>Data in electronic form which is attached to or logically associated with other data in electronic form and which is used by the signatory to sign.</text:p>
          </table:table-cell>
          <table:table-cell office:value-type="string" table:style-name="ce21">
            <text:p>See Article 3, <text:s/>Definitions, of the eIDAS Regulation.</text:p>
          </table:table-cell>
          <table:table-cell table:style-name="ce21"/>
          <table:table-cell table:style-name="ce21"/>
          <table:table-cell office:value-type="string" table:style-name="ce21">
            <text:p>eIDAS Regulation</text:p>
          </table:table-cell>
          <table:table-cell office:value-type="string" table:style-name="ce27">
            <text:p><text:a xlink:href="https://eur-lex.europa.eu/legal-content/EN/TXT/PDF/?uri=CELEX:32014R0910">https://eur-lex.europa.eu/legal-content/EN/TXT/PDF/?uri=CELEX:32014R0910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8">
          <table:table-cell table:style-name="ce5"/>
          <table:table-cell office:value-type="string" table:style-name="ce20">
            <text:p>Legal person</text:p>
          </table:table-cell>
          <table:table-cell office:value-type="string" table:style-name="ce21">
            <text:p>A body of persons or an entity (as a corporation) considered as having many of the rights and responsibilities of a natural person.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Merriam-Webster</text:p>
          </table:table-cell>
          <table:table-cell office:value-type="string" table:style-name="ce27">
            <text:p><text:a xlink:href="https://www.merriam-webster.com/legal/natural%20person">https://www.merriam-webster.com/legal/natural%20person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8">
          <table:table-cell table:style-name="ce5"/>
          <table:table-cell office:value-type="string" table:style-name="ce20">
            <text:p>Mandate</text:p>
          </table:table-cell>
          <table:table-cell office:value-type="string" table:style-name="ce21">
            <text:p>Record that describes the terms under which a mandator grants a representation power to a mandatee.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REA, <text:s/>Registro Electrónico de Apoderamientos, Spain</text:p>
          </table:table-cell>
          <table:table-cell office:value-type="string" table:style-name="ce27">
            <text:p><text:a xlink:href="https://github.com/everis-rpam/RPaM-Ontology/issues/13">https://github.com/everis-rpam/RPaM-Ontology/issues/13</text:a></text:p>
          </table:table-cell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9">
          <table:table-cell table:style-name="ce5"/>
          <table:table-cell office:value-type="string" table:style-name="ce20">
            <text:p>Mandatee</text:p>
          </table:table-cell>
          <table:table-cell office:value-type="string" table:style-name="ce21">
            <text:p>An agent that can act on behalf of another agent using a mandate.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RPaM</text:p>
          </table:table-cell>
          <table:table-cell table:style-name="ce21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9">
          <table:table-cell table:style-name="ce5"/>
          <table:table-cell office:value-type="string" table:style-name="ce23">
            <text:p>Mandator</text:p>
          </table:table-cell>
          <table:table-cell office:value-type="string" table:style-name="ce24">
            <text:p>An agent that grants one or more powers to another agent via a mandate.</text:p>
          </table:table-cell>
          <table:table-cell table:style-name="ce21"/>
          <table:table-cell table:style-name="ce24"/>
          <table:table-cell table:style-name="ce24"/>
          <table:table-cell office:value-type="string" table:style-name="ce21">
            <text:p>RPaM</text:p>
          </table:table-cell>
          <table:table-cell table:style-name="ce21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9">
          <table:table-cell table:style-name="ce5"/>
          <table:table-cell office:value-type="string" table:style-name="ce23">
            <text:p>Natural person</text:p>
          </table:table-cell>
          <table:table-cell office:value-type="string" table:style-name="ce24">
            <text:p>A human being as distinguished from a person (as a corporation) created by operation of law.</text:p>
          </table:table-cell>
          <table:table-cell table:style-name="ce21"/>
          <table:table-cell table:style-name="ce24"/>
          <table:table-cell table:style-name="ce24"/>
          <table:table-cell office:value-type="string" table:style-name="ce21">
            <text:p>RPaM</text:p>
          </table:table-cell>
          <table:table-cell table:style-name="ce21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8">
          <table:table-cell table:style-name="ce5"/>
          <table:table-cell office:value-type="string" table:style-name="ce23">
            <text:p>Person</text:p>
          </table:table-cell>
          <table:table-cell office:value-type="string" table:style-name="ce24">
            <text:p>A natural and/or legal person.</text:p>
          </table:table-cell>
          <table:table-cell office:value-type="string" table:style-name="ce24">
            <text:p>In the context of RPaM, the term "person" is used to refer to any type of person, i.e. natural or legal person.</text:p>
          </table:table-cell>
          <table:table-cell table:style-name="ce24"/>
          <table:table-cell table:style-name="ce24"/>
          <table:table-cell office:value-type="string" table:style-name="ce25">
            <text:p>RPaM</text:p>
          </table:table-cell>
          <table:table-cell table:style-name="ce24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8">
          <table:table-cell table:style-name="ce5"/>
          <table:table-cell office:value-type="string" table:style-name="ce23">
            <text:p>Power</text:p>
          </table:table-cell>
          <table:table-cell office:value-type="string" table:style-name="ce24">
            <text:p>The capacity to act.</text:p>
          </table:table-cell>
          <table:table-cell office:value-type="string" table:style-name="ce24">
            <text:p>This refers normally to the power of the person that "owns" the power, which in the context of RPaM this is the "represented person".</text:p>
          </table:table-cell>
          <table:table-cell table:style-name="ce24"/>
          <table:table-cell table:style-name="ce24"/>
          <table:table-cell office:value-type="string" table:style-name="ce26">
            <text:p>RPaM</text:p>
          </table:table-cell>
          <table:table-cell table:style-name="ce24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3">
            <text:p>Representation power</text:p>
          </table:table-cell>
          <table:table-cell office:value-type="string" table:style-name="ce24">
            <text:p>The capacity to act on behalf of a person.</text:p>
          </table:table-cell>
          <table:table-cell table:style-name="ce24"/>
          <table:table-cell table:style-name="ce24"/>
          <table:table-cell table:style-name="ce24"/>
          <table:table-cell office:value-type="string" table:style-name="ce26">
            <text:p>RPaM</text:p>
          </table:table-cell>
          <table:table-cell table:style-name="ce24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6">
          <table:table-cell/>
          <table:table-cell office:value-type="string" table:style-name="ce23">
            <text:p>Service Provider</text:p>
          </table:table-cell>
          <table:table-cell office:value-type="string" table:style-name="ce24">
            <text:p>An organisation, public or private, that provides an online service.</text:p>
          </table:table-cell>
          <table:table-cell office:value-type="string" table:style-name="ce24">
            <text:p>In the context of RPaM these are normally public administrations online that rely on the information contained in a mandate issued by an authoritative <text:s/>Mandate Management System.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office:value-type="string" table:style-name="ce28">
            <text:p>CLASS</text:p>
          </table:table-cell>
          <table:table-cell table:number-columns-repeated="16375"/>
        </table:table-row>
        <table:table-row table:style-name="ro8">
          <table:table-cell/>
          <table:table-cell office:value-type="string" table:style-name="ce23">
            <text:p>Mandate Management System</text:p>
          </table:table-cell>
          <table:table-cell office:value-type="string" table:style-name="ce24">
            <text:p>A repository of mandates that are accessible by electronic means.</text:p>
          </table:table-cell>
          <table:table-cell office:value-type="string" table:style-name="ce24">
            <text:p>In the context of RPaM these are normally authoritative registries. Hence, in RPaM, they are <text:s/>also called "eMandate Registries".</text:p>
          </table:table-cell>
          <table:table-cell table:style-name="ce24"/>
          <table:table-cell table:style-name="ce24"/>
          <table:table-cell office:value-type="string" table:style-name="ce24">
            <text:p>RPaM</text:p>
          </table:table-cell>
          <table:table-cell table:style-name="ce24"/>
          <table:table-cell office:value-type="string" table:style-name="ce28">
            <text:p>CLASS</text:p>
          </table:table-cell>
          <table:table-cell table:number-columns-repeated="16375"/>
        </table:table-row>
        <table:table-row table:number-rows-repeated="24" table:style-name="ro10">
          <table:table-cell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30"/>
          <table:table-cell table:style-name="ce29"/>
          <table:table-cell table:number-columns-repeated="16375"/>
        </table:table-row>
        <table:table-row table:number-rows-repeated="1048533" table:style-name="ro1">
          <table:table-cell table:number-columns-repeated="16384"/>
        </table:table-row>
      </table:table>
      <table:table table:name="Rename" table:style-name="ta2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2" table:default-cell-style-name="ce5"/>
        <table:table-column table:style-name="co7" table:number-columns-repeated="7" table:default-cell-style-name="ce5"/>
        <table:table-column table:style-name="co13" table:default-cell-style-name="ce5"/>
        <table:table-column table:style-name="co7" table:number-columns-repeated="16370" table:default-cell-style-name="ce5"/>
        <table:table-row table:style-name="ro1">
          <table:table-cell table:style-name="ce5"/>
          <table:table-cell office:value-type="string" office:string-value="eIdentification" table:formula="of:=[Glossary.B8]" table:style-name="ce5">
            <text:p>eIdentification</text:p>
          </table:table-cell>
          <table:table-cell office:value-type="float" office:value="8" table:formula="of:=ROW([Glossary.B8])" table:style-name="ce5">
            <text:p>8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table:style-name="ce5"/>
          <table:table-cell office:value-type="string" office:string-value="Mandate" table:formula="of:=[Glossary.B11]" table:style-name="ce5">
            <text:p>Mandate</text:p>
          </table:table-cell>
          <table:table-cell office:value-type="float" office:value="11" table:formula="of:=ROW([Glossary.B11])" table:style-name="ce5">
            <text:p>11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table:style-name="ce5"/>
          <table:table-cell office:value-type="string" office:string-value="eSignature" table:formula="of:=[Glossary.B9]" table:style-name="ce5">
            <text:p>eSignature</text:p>
          </table:table-cell>
          <table:table-cell office:value-type="float" office:value="9" table:formula="of:=ROW([Glossary.B9])" table:style-name="ce5">
            <text:p>9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table:style-name="ce5"/>
          <table:table-cell office:value-type="string" office:string-value="Legal person" table:formula="of:=[Glossary.B10]" table:style-name="ce5">
            <text:p>Legal person</text:p>
          </table:table-cell>
          <table:table-cell office:value-type="float" office:value="10" table:formula="of:=ROW([Glossary.B10])" table:style-name="ce5">
            <text:p>10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table:style-name="ce5"/>
          <table:table-cell office:value-type="string" office:string-value="Mandatee" table:formula="of:=[Glossary.B12]" table:style-name="ce5">
            <text:p>Mandatee</text:p>
          </table:table-cell>
          <table:table-cell office:value-type="float" office:value="12" table:formula="of:=ROW([Glossary.B12])" table:style-name="ce5">
            <text:p>12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office:value-type="string" table:style-name="ce14">
            <text:p><text:a xlink:href="https://docs.google.com/spreadsheets/d/1zw9aR8GDIDUiTDtSznMxDlZQEAGb8uNzib9KBZLf5yE/edit#gid=0&amp;range=A3:W7">https://docs.google.com/spreadsheets/d/1zw9aR8GDIDUiTDtSznMxDlZQEAGb8uNzib9KBZLf5yE/edit#gid=0&amp;range=A3:W7</text:a></text:p>
          </table:table-cell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1">
          <table:table-cell office:value-type="string" table:style-name="ce14">
            <text:p><text:a xlink:href="https://docs.google.com/spreadsheets/d/1zw9aR8GDIDUiTDtSznMxDlZQEAGb8uNzib9KBZLf5yE/edit#gid=0&amp;range=A8:W10">https://docs.google.com/spreadsheets/d/1zw9aR8GDIDUiTDtSznMxDlZQEAGb8uNzib9KBZLf5yE/edit#gid=0&amp;range=A8:W10</text:a></text:p>
          </table:table-cell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office:string-value="" table:formula="of:=IFERROR(__xludf.DUMMYFUNCTION(&quot;ArrayFormula(QUERY(B1:C1004,&quot;&quot;select B, max(C) group by B order by B&quot;&quot;,0))&quot;);&quot;&quot;)" table:style-name="ce15"/>
          <table:table-cell office:value-type="string" table:style-name="ce5">
            <text:p>max<text:s/></text:p>
          </table:table-cell>
          <table:table-cell office:value-type="string" office:string-value="" table:formula="of:=IFERROR(__xludf.DUMMYFUNCTION(&quot;ArrayFormula(QUERY(B1:C1004,&quot;&quot;select B, min(C) group by B order by B&quot;&quot;,0))&quot;);&quot;&quot;)" table:style-name="ce16"/>
          <table:table-cell office:value-type="string" table:style-name="ce5">
            <text:p>min<text:s/>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style-name="ce5"/>
          <table:table-cell office:value-type="float" office:value="700" table:style-name="ce5">
            <text:p>700</text:p>
          </table:table-cell>
          <table:table-cell table:style-name="ce5"/>
          <table:table-cell office:value-type="float" office:value="696" table:style-name="ce5">
            <text:p>696</text:p>
          </table:table-cell>
          <table:table-cell office:value-type="float" office:value="0" table:formula="of:=CONCAT(CONCAT(&quot;https://docs.google.com/spreadsheets/d/1zw9aR8GDIDUiTDtSznMxDlZQEAGb8uNzib9KBZLf5yE/edit#gid=0&amp;range=A&quot;;[.G8]);CONCAT(&quot;:X&quot;;[.E8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bnormally low tenders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Abnormally low tenders</text:p>
          </table:table-cell>
          <table:table-cell office:value-type="float" office:value="3" table:style-name="ce5">
            <text:p>3</text:p>
          </table:table-cell>
          <table:table-cell office:value-type="float" office:value="0" table:formula="of:=CONCAT(CONCAT(&quot;https://docs.google.com/spreadsheets/d/1zw9aR8GDIDUiTDtSznMxDlZQEAGb8uNzib9KBZLf5yE/edit#gid=0&amp;range=A&quot;;[.G9]);CONCAT(&quot;:X&quot;;[.E9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ccelerated Procedure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Accelerated Procedure</text:p>
          </table:table-cell>
          <table:table-cell office:value-type="float" office:value="8" table:style-name="ce5">
            <text:p>8</text:p>
          </table:table-cell>
          <table:table-cell office:value-type="float" office:value="0" table:formula="of:=CONCAT(CONCAT(&quot;https://docs.google.com/spreadsheets/d/1zw9aR8GDIDUiTDtSznMxDlZQEAGb8uNzib9KBZLf5yE/edit#gid=0&amp;range=A&quot;;[.G10]);CONCAT(&quot;:X&quot;;[.E10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ccelerated Procedure Justification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Accelerated Procedure Justification</text:p>
          </table:table-cell>
          <table:table-cell office:value-type="float" office:value="12" table:style-name="ce5">
            <text:p>12</text:p>
          </table:table-cell>
          <table:table-cell office:value-type="float" office:value="0" table:formula="of:=CONCAT(CONCAT(&quot;https://docs.google.com/spreadsheets/d/1zw9aR8GDIDUiTDtSznMxDlZQEAGb8uNzib9KBZLf5yE/edit#gid=0&amp;range=A&quot;;[.G11]);CONCAT(&quot;:X&quot;;[.E11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cces Tool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Acces Tool</text:p>
          </table:table-cell>
          <table:table-cell office:value-type="float" office:value="15" table:style-name="ce5">
            <text:p>15</text:p>
          </table:table-cell>
          <table:table-cell office:value-type="float" office:value="0" table:formula="of:=CONCAT(CONCAT(&quot;https://docs.google.com/spreadsheets/d/1zw9aR8GDIDUiTDtSznMxDlZQEAGb8uNzib9KBZLf5yE/edit#gid=0&amp;range=A&quot;;[.G12]);CONCAT(&quot;:X&quot;;[.E12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dded Category Buyer In Framework Agreement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Added Category Buyer In Framework Agreement</text:p>
          </table:table-cell>
          <table:table-cell office:value-type="float" office:value="17" table:style-name="ce5">
            <text:p>17</text:p>
          </table:table-cell>
          <table:table-cell office:value-type="float" office:value="0" table:formula="of:=CONCAT(CONCAT(&quot;https://docs.google.com/spreadsheets/d/1zw9aR8GDIDUiTDtSznMxDlZQEAGb8uNzib9KBZLf5yE/edit#gid=0&amp;range=A&quot;;[.G13]);CONCAT(&quot;:X&quot;;[.E13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dditional Information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Additional Information</text:p>
          </table:table-cell>
          <table:table-cell office:value-type="float" office:value="19" table:style-name="ce5">
            <text:p>19</text:p>
          </table:table-cell>
          <table:table-cell office:value-type="float" office:value="0" table:formula="of:=CONCAT(CONCAT(&quot;https://docs.google.com/spreadsheets/d/1zw9aR8GDIDUiTDtSznMxDlZQEAGb8uNzib9KBZLf5yE/edit#gid=0&amp;range=A&quot;;[.G14]);CONCAT(&quot;:X&quot;;[.E14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 Criterion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Award Criterion</text:p>
          </table:table-cell>
          <table:table-cell office:value-type="float" office:value="23" table:style-name="ce5">
            <text:p>23</text:p>
          </table:table-cell>
          <table:table-cell office:value-type="float" office:value="0" table:formula="of:=CONCAT(CONCAT(&quot;https://docs.google.com/spreadsheets/d/1zw9aR8GDIDUiTDtSznMxDlZQEAGb8uNzib9KBZLf5yE/edit#gid=0&amp;range=A&quot;;[.G15]);CONCAT(&quot;:X&quot;;[.E15]))" table:style-name="ce17">
            <text:p>#NAME?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 Criterion Type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Award Criterion Type</text:p>
          </table:table-cell>
          <table:table-cell office:value-type="float" office:value="34" table:style-name="ce5">
            <text:p>34</text:p>
          </table:table-cell>
          <table:table-cell office:value-type="float" office:value="0" table:formula="of:=CONCAT(CONCAT(&quot;https://docs.google.com/spreadsheets/d/1zw9aR8GDIDUiTDtSznMxDlZQEAGb8uNzib9KBZLf5yE/edit#gid=0&amp;range=A&quot;;[.G16]);CONCAT(&quot;:X&quot;;[.E16]))" table:style-name="ce17">
            <text:p>#NAME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 Date Scheduled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Award Date Scheduled</text:p>
          </table:table-cell>
          <table:table-cell office:value-type="float" office:value="39" table:style-name="ce5">
            <text:p>39</text:p>
          </table:table-cell>
          <table:table-cell office:value-type="float" office:value="0" table:formula="of:=CONCAT(CONCAT(&quot;https://docs.google.com/spreadsheets/d/1zw9aR8GDIDUiTDtSznMxDlZQEAGb8uNzib9KBZLf5yE/edit#gid=0&amp;range=A&quot;;[.G17]);CONCAT(&quot;:X&quot;;[.E17]))" table:style-name="ce17">
            <text:p>#NAME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ed Contract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Awarded Contract</text:p>
          </table:table-cell>
          <table:table-cell office:value-type="float" office:value="40" table:style-name="ce5">
            <text:p>40</text:p>
          </table:table-cell>
          <table:table-cell office:value-type="float" office:value="0" table:formula="of:=CONCAT(CONCAT(&quot;https://docs.google.com/spreadsheets/d/1zw9aR8GDIDUiTDtSznMxDlZQEAGb8uNzib9KBZLf5yE/edit#gid=0&amp;range=A&quot;;[.G18]);CONCAT(&quot;:X&quot;;[.E18]))" table:style-name="ce17">
            <text:p>#NAME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ed To Group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Awarded To Group</text:p>
          </table:table-cell>
          <table:table-cell office:value-type="float" office:value="45" table:style-name="ce5">
            <text:p>45</text:p>
          </table:table-cell>
          <table:table-cell office:value-type="float" office:value="0" table:formula="of:=CONCAT(CONCAT(&quot;https://docs.google.com/spreadsheets/d/1zw9aR8GDIDUiTDtSznMxDlZQEAGb8uNzib9KBZLf5yE/edit#gid=0&amp;range=A&quot;;[.G19]);CONCAT(&quot;:X&quot;;[.E19]))" table:style-name="ce17">
            <text:p>#NAME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Awarded To SME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Awarded To SME</text:p>
          </table:table-cell>
          <table:table-cell office:value-type="float" office:value="47" table:style-name="ce5">
            <text:p>47</text:p>
          </table:table-cell>
          <table:table-cell office:value-type="float" office:value="0" table:formula="of:=CONCAT(CONCAT(&quot;https://docs.google.com/spreadsheets/d/1zw9aR8GDIDUiTDtSznMxDlZQEAGb8uNzib9KBZLf5yE/edit#gid=0&amp;range=A&quot;;[.G20]);CONCAT(&quot;:X&quot;;[.E20]))" table:style-name="ce17">
            <text:p>#NAME?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Bargain Purchase Value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Bargain Purchase Value</text:p>
          </table:table-cell>
          <table:table-cell office:value-type="float" office:value="49" table:style-name="ce5">
            <text:p>49</text:p>
          </table:table-cell>
          <table:table-cell office:value-type="float" office:value="0" table:formula="of:=CONCAT(CONCAT(&quot;https://docs.google.com/spreadsheets/d/1zw9aR8GDIDUiTDtSznMxDlZQEAGb8uNzib9KBZLf5yE/edit#gid=0&amp;range=A&quot;;[.G21]);CONCAT(&quot;:X&quot;;[.E2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Buyer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Buyer</text:p>
          </table:table-cell>
          <table:table-cell office:value-type="float" office:value="52" table:style-name="ce5">
            <text:p>52</text:p>
          </table:table-cell>
          <table:table-cell office:value-type="float" office:value="0" table:formula="of:=CONCAT(CONCAT(&quot;https://docs.google.com/spreadsheets/d/1zw9aR8GDIDUiTDtSznMxDlZQEAGb8uNzib9KBZLf5yE/edit#gid=0&amp;range=A&quot;;[.G22]);CONCAT(&quot;:X&quot;;[.E2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Buyer Profile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Buyer Profile</text:p>
          </table:table-cell>
          <table:table-cell office:value-type="float" office:value="70" table:style-name="ce5">
            <text:p>70</text:p>
          </table:table-cell>
          <table:table-cell office:value-type="float" office:value="0" table:formula="of:=CONCAT(CONCAT(&quot;https://docs.google.com/spreadsheets/d/1zw9aR8GDIDUiTDtSznMxDlZQEAGb8uNzib9KBZLf5yE/edit#gid=0&amp;range=A&quot;;[.G23]);CONCAT(&quot;:X&quot;;[.E2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Buyer Role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Buyer Role</text:p>
          </table:table-cell>
          <table:table-cell office:value-type="float" office:value="74" table:style-name="ce5">
            <text:p>74</text:p>
          </table:table-cell>
          <table:table-cell office:value-type="float" office:value="0" table:formula="of:=CONCAT(CONCAT(&quot;https://docs.google.com/spreadsheets/d/1zw9aR8GDIDUiTDtSznMxDlZQEAGb8uNzib9KBZLf5yE/edit#gid=0&amp;range=A&quot;;[.G24]);CONCAT(&quot;:X&quot;;[.E2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lculation Method Value</text:p>
          </table:table-cell>
          <table:table-cell office:value-type="float" office:value="81" table:style-name="ce5">
            <text:p>81</text:p>
          </table:table-cell>
          <table:table-cell office:value-type="string" table:style-name="ce5">
            <text:p>Calculation Method Value</text:p>
          </table:table-cell>
          <table:table-cell office:value-type="float" office:value="79" table:style-name="ce5">
            <text:p>79</text:p>
          </table:table-cell>
          <table:table-cell office:value-type="float" office:value="0" table:formula="of:=CONCAT(CONCAT(&quot;https://docs.google.com/spreadsheets/d/1zw9aR8GDIDUiTDtSznMxDlZQEAGb8uNzib9KBZLf5yE/edit#gid=0&amp;range=A&quot;;[.G25]);CONCAT(&quot;:X&quot;;[.E2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ll For Competition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Call For Competition</text:p>
          </table:table-cell>
          <table:table-cell office:value-type="float" office:value="82" table:style-name="ce5">
            <text:p>82</text:p>
          </table:table-cell>
          <table:table-cell office:value-type="float" office:value="0" table:formula="of:=CONCAT(CONCAT(&quot;https://docs.google.com/spreadsheets/d/1zw9aR8GDIDUiTDtSznMxDlZQEAGb8uNzib9KBZLf5yE/edit#gid=0&amp;range=A&quot;;[.G26]);CONCAT(&quot;:X&quot;;[.E2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ll For Proposals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Call For Proposals</text:p>
          </table:table-cell>
          <table:table-cell office:value-type="float" office:value="83" table:style-name="ce5">
            <text:p>83</text:p>
          </table:table-cell>
          <table:table-cell office:value-type="float" office:value="0" table:formula="of:=CONCAT(CONCAT(&quot;https://docs.google.com/spreadsheets/d/1zw9aR8GDIDUiTDtSznMxDlZQEAGb8uNzib9KBZLf5yE/edit#gid=0&amp;range=A&quot;;[.G27]);CONCAT(&quot;:X&quot;;[.E2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ll For Tenders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Call For Tenders</text:p>
          </table:table-cell>
          <table:table-cell office:value-type="float" office:value="84" table:style-name="ce5">
            <text:p>84</text:p>
          </table:table-cell>
          <table:table-cell office:value-type="float" office:value="0" table:formula="of:=CONCAT(CONCAT(&quot;https://docs.google.com/spreadsheets/d/1zw9aR8GDIDUiTDtSznMxDlZQEAGb8uNzib9KBZLf5yE/edit#gid=0&amp;range=A&quot;;[.G28]);CONCAT(&quot;:X&quot;;[.E2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ndidate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Candidate</text:p>
          </table:table-cell>
          <table:table-cell office:value-type="float" office:value="87" table:style-name="ce5">
            <text:p>87</text:p>
          </table:table-cell>
          <table:table-cell office:value-type="float" office:value="0" table:formula="of:=CONCAT(CONCAT(&quot;https://docs.google.com/spreadsheets/d/1zw9aR8GDIDUiTDtSznMxDlZQEAGb8uNzib9KBZLf5yE/edit#gid=0&amp;range=A&quot;;[.G29]);CONCAT(&quot;:X&quot;;[.E2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andidates Limit Criteria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Candidates Limit Criteria</text:p>
          </table:table-cell>
          <table:table-cell office:value-type="float" office:value="91" table:style-name="ce5">
            <text:p>91</text:p>
          </table:table-cell>
          <table:table-cell office:value-type="float" office:value="0" table:formula="of:=CONCAT(CONCAT(&quot;https://docs.google.com/spreadsheets/d/1zw9aR8GDIDUiTDtSznMxDlZQEAGb8uNzib9KBZLf5yE/edit#gid=0&amp;range=A&quot;;[.G30]);CONCAT(&quot;:X&quot;;[.E3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entral Purchasing Body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Central Purchasing Body</text:p>
          </table:table-cell>
          <table:table-cell office:value-type="float" office:value="96" table:style-name="ce5">
            <text:p>96</text:p>
          </table:table-cell>
          <table:table-cell office:value-type="float" office:value="0" table:formula="of:=CONCAT(CONCAT(&quot;https://docs.google.com/spreadsheets/d/1zw9aR8GDIDUiTDtSznMxDlZQEAGb8uNzib9KBZLf5yE/edit#gid=0&amp;range=A&quot;;[.G31]);CONCAT(&quot;:X&quot;;[.E3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hange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Change</text:p>
          </table:table-cell>
          <table:table-cell office:value-type="float" office:value="99" table:style-name="ce5">
            <text:p>99</text:p>
          </table:table-cell>
          <table:table-cell office:value-type="float" office:value="0" table:formula="of:=CONCAT(CONCAT(&quot;https://docs.google.com/spreadsheets/d/1zw9aR8GDIDUiTDtSznMxDlZQEAGb8uNzib9KBZLf5yE/edit#gid=0&amp;range=A&quot;;[.G32]);CONCAT(&quot;:X&quot;;[.E3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hange Description Code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Change Description Code</text:p>
          </table:table-cell>
          <table:table-cell office:value-type="float" office:value="101" table:style-name="ce5">
            <text:p>101</text:p>
          </table:table-cell>
          <table:table-cell office:value-type="float" office:value="0" table:formula="of:=CONCAT(CONCAT(&quot;https://docs.google.com/spreadsheets/d/1zw9aR8GDIDUiTDtSznMxDlZQEAGb8uNzib9KBZLf5yE/edit#gid=0&amp;range=A&quot;;[.G33]);CONCAT(&quot;:X&quot;;[.E3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mbination Lots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Combination Lots</text:p>
          </table:table-cell>
          <table:table-cell office:value-type="float" office:value="103" table:style-name="ce5">
            <text:p>103</text:p>
          </table:table-cell>
          <table:table-cell office:value-type="float" office:value="0" table:formula="of:=CONCAT(CONCAT(&quot;https://docs.google.com/spreadsheets/d/1zw9aR8GDIDUiTDtSznMxDlZQEAGb8uNzib9KBZLf5yE/edit#gid=0&amp;range=A&quot;;[.G34]);CONCAT(&quot;:X&quot;;[.E3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mmon Procurement Vocabulary (CPV)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Common Procurement Vocabulary (CPV)</text:p>
          </table:table-cell>
          <table:table-cell office:value-type="float" office:value="109" table:style-name="ce5">
            <text:p>109</text:p>
          </table:table-cell>
          <table:table-cell office:value-type="float" office:value="0" table:formula="of:=CONCAT(CONCAT(&quot;https://docs.google.com/spreadsheets/d/1zw9aR8GDIDUiTDtSznMxDlZQEAGb8uNzib9KBZLf5yE/edit#gid=0&amp;range=A&quot;;[.G35]);CONCAT(&quot;:X&quot;;[.E3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mmunity Country Origin</text:p>
          </table:table-cell>
          <table:table-cell office:value-type="float" office:value="117" table:style-name="ce5">
            <text:p>117</text:p>
          </table:table-cell>
          <table:table-cell office:value-type="string" table:style-name="ce5">
            <text:p>Community Country Origin</text:p>
          </table:table-cell>
          <table:table-cell office:value-type="float" office:value="115" table:style-name="ce5">
            <text:p>115</text:p>
          </table:table-cell>
          <table:table-cell office:value-type="float" office:value="0" table:formula="of:=CONCAT(CONCAT(&quot;https://docs.google.com/spreadsheets/d/1zw9aR8GDIDUiTDtSznMxDlZQEAGb8uNzib9KBZLf5yE/edit#gid=0&amp;range=A&quot;;[.G36]);CONCAT(&quot;:X&quot;;[.E3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cession Description Value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Concession Description Value</text:p>
          </table:table-cell>
          <table:table-cell office:value-type="float" office:value="118" table:style-name="ce5">
            <text:p>118</text:p>
          </table:table-cell>
          <table:table-cell office:value-type="float" office:value="0" table:formula="of:=CONCAT(CONCAT(&quot;https://docs.google.com/spreadsheets/d/1zw9aR8GDIDUiTDtSznMxDlZQEAGb8uNzib9KBZLf5yE/edit#gid=0&amp;range=A&quot;;[.G37]);CONCAT(&quot;:X&quot;;[.E3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act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Contact</text:p>
          </table:table-cell>
          <table:table-cell office:value-type="float" office:value="121" table:style-name="ce5">
            <text:p>121</text:p>
          </table:table-cell>
          <table:table-cell office:value-type="float" office:value="0" table:formula="of:=CONCAT(CONCAT(&quot;https://docs.google.com/spreadsheets/d/1zw9aR8GDIDUiTDtSznMxDlZQEAGb8uNzib9KBZLf5yE/edit#gid=0&amp;range=A&quot;;[.G38]);CONCAT(&quot;:X&quot;;[.E3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Contract</text:p>
          </table:table-cell>
          <table:table-cell office:value-type="float" office:value="122" table:style-name="ce5">
            <text:p>122</text:p>
          </table:table-cell>
          <table:table-cell office:value-type="float" office:value="0" table:formula="of:=CONCAT(CONCAT(&quot;https://docs.google.com/spreadsheets/d/1zw9aR8GDIDUiTDtSznMxDlZQEAGb8uNzib9KBZLf5yE/edit#gid=0&amp;range=A&quot;;[.G39]);CONCAT(&quot;:X&quot;;[.E3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Award Notice</text:p>
          </table:table-cell>
          <table:table-cell office:value-type="float" office:value="128" table:style-name="ce5">
            <text:p>128</text:p>
          </table:table-cell>
          <table:table-cell office:value-type="string" table:style-name="ce5">
            <text:p>Contract Award Notice</text:p>
          </table:table-cell>
          <table:table-cell office:value-type="float" office:value="124" table:style-name="ce5">
            <text:p>124</text:p>
          </table:table-cell>
          <table:table-cell office:value-type="float" office:value="0" table:formula="of:=CONCAT(CONCAT(&quot;https://docs.google.com/spreadsheets/d/1zw9aR8GDIDUiTDtSznMxDlZQEAGb8uNzib9KBZLf5yE/edit#gid=0&amp;range=A&quot;;[.G40]);CONCAT(&quot;:X&quot;;[.E4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Conclusion Date</text:p>
          </table:table-cell>
          <table:table-cell office:value-type="float" office:value="130" table:style-name="ce5">
            <text:p>130</text:p>
          </table:table-cell>
          <table:table-cell office:value-type="string" table:style-name="ce5">
            <text:p>Contract Conclusion Date</text:p>
          </table:table-cell>
          <table:table-cell office:value-type="float" office:value="129" table:style-name="ce5">
            <text:p>129</text:p>
          </table:table-cell>
          <table:table-cell office:value-type="float" office:value="0" table:formula="of:=CONCAT(CONCAT(&quot;https://docs.google.com/spreadsheets/d/1zw9aR8GDIDUiTDtSznMxDlZQEAGb8uNzib9KBZLf5yE/edit#gid=0&amp;range=A&quot;;[.G41]);CONCAT(&quot;:X&quot;;[.E4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Identifier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Contract Identifier</text:p>
          </table:table-cell>
          <table:table-cell office:value-type="float" office:value="131" table:style-name="ce5">
            <text:p>131</text:p>
          </table:table-cell>
          <table:table-cell office:value-type="float" office:value="0" table:formula="of:=CONCAT(CONCAT(&quot;https://docs.google.com/spreadsheets/d/1zw9aR8GDIDUiTDtSznMxDlZQEAGb8uNzib9KBZLf5yE/edit#gid=0&amp;range=A&quot;;[.G42]);CONCAT(&quot;:X&quot;;[.E4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Nature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Contract Nature</text:p>
          </table:table-cell>
          <table:table-cell office:value-type="float" office:value="134" table:style-name="ce5">
            <text:p>134</text:p>
          </table:table-cell>
          <table:table-cell office:value-type="float" office:value="0" table:formula="of:=CONCAT(CONCAT(&quot;https://docs.google.com/spreadsheets/d/1zw9aR8GDIDUiTDtSznMxDlZQEAGb8uNzib9KBZLf5yE/edit#gid=0&amp;range=A&quot;;[.G43]);CONCAT(&quot;:X&quot;;[.E4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Notice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Contract Notice</text:p>
          </table:table-cell>
          <table:table-cell office:value-type="float" office:value="139" table:style-name="ce5">
            <text:p>139</text:p>
          </table:table-cell>
          <table:table-cell office:value-type="float" office:value="0" table:formula="of:=CONCAT(CONCAT(&quot;https://docs.google.com/spreadsheets/d/1zw9aR8GDIDUiTDtSznMxDlZQEAGb8uNzib9KBZLf5yE/edit#gid=0&amp;range=A&quot;;[.G44]);CONCAT(&quot;:X&quot;;[.E4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Publication Date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Contract Publication Date</text:p>
          </table:table-cell>
          <table:table-cell office:value-type="float" office:value="140" table:style-name="ce5">
            <text:p>140</text:p>
          </table:table-cell>
          <table:table-cell office:value-type="float" office:value="0" table:formula="of:=CONCAT(CONCAT(&quot;https://docs.google.com/spreadsheets/d/1zw9aR8GDIDUiTDtSznMxDlZQEAGb8uNzib9KBZLf5yE/edit#gid=0&amp;range=A&quot;;[.G45]);CONCAT(&quot;:X&quot;;[.E4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ntract URI</text:p>
          </table:table-cell>
          <table:table-cell office:value-type="float" office:value="143" table:style-name="ce5">
            <text:p>143</text:p>
          </table:table-cell>
          <table:table-cell office:value-type="string" table:style-name="ce5">
            <text:p>Contract URI</text:p>
          </table:table-cell>
          <table:table-cell office:value-type="float" office:value="142" table:style-name="ce5">
            <text:p>142</text:p>
          </table:table-cell>
          <table:table-cell office:value-type="float" office:value="0" table:formula="of:=CONCAT(CONCAT(&quot;https://docs.google.com/spreadsheets/d/1zw9aR8GDIDUiTDtSznMxDlZQEAGb8uNzib9KBZLf5yE/edit#gid=0&amp;range=A&quot;;[.G46]);CONCAT(&quot;:X&quot;;[.E4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ountry</text:p>
          </table:table-cell>
          <table:table-cell office:value-type="float" office:value="148" table:style-name="ce5">
            <text:p>148</text:p>
          </table:table-cell>
          <table:table-cell office:value-type="string" table:style-name="ce5">
            <text:p>Country</text:p>
          </table:table-cell>
          <table:table-cell office:value-type="float" office:value="144" table:style-name="ce5">
            <text:p>144</text:p>
          </table:table-cell>
          <table:table-cell office:value-type="float" office:value="0" table:formula="of:=CONCAT(CONCAT(&quot;https://docs.google.com/spreadsheets/d/1zw9aR8GDIDUiTDtSznMxDlZQEAGb8uNzib9KBZLf5yE/edit#gid=0&amp;range=A&quot;;[.G47]);CONCAT(&quot;:X&quot;;[.E4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Criterion</text:p>
          </table:table-cell>
          <table:table-cell office:value-type="float" office:value="149" table:style-name="ce5">
            <text:p>149</text:p>
          </table:table-cell>
          <table:table-cell office:value-type="float" office:value="0" table:formula="of:=CONCAT(CONCAT(&quot;https://docs.google.com/spreadsheets/d/1zw9aR8GDIDUiTDtSznMxDlZQEAGb8uNzib9KBZLf5yE/edit#gid=0&amp;range=A&quot;;[.G48]);CONCAT(&quot;:X&quot;;[.E4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 Property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Criterion Property</text:p>
          </table:table-cell>
          <table:table-cell office:value-type="float" office:value="153" table:style-name="ce5">
            <text:p>153</text:p>
          </table:table-cell>
          <table:table-cell office:value-type="float" office:value="0" table:formula="of:=CONCAT(CONCAT(&quot;https://docs.google.com/spreadsheets/d/1zw9aR8GDIDUiTDtSznMxDlZQEAGb8uNzib9KBZLf5yE/edit#gid=0&amp;range=A&quot;;[.G49]);CONCAT(&quot;:X&quot;;[.E4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 Property Group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Criterion Property Group</text:p>
          </table:table-cell>
          <table:table-cell office:value-type="float" office:value="154" table:style-name="ce5">
            <text:p>154</text:p>
          </table:table-cell>
          <table:table-cell office:value-type="float" office:value="0" table:formula="of:=CONCAT(CONCAT(&quot;https://docs.google.com/spreadsheets/d/1zw9aR8GDIDUiTDtSznMxDlZQEAGb8uNzib9KBZLf5yE/edit#gid=0&amp;range=A&quot;;[.G50]);CONCAT(&quot;:X&quot;;[.E5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 Property Response</text:p>
          </table:table-cell>
          <table:table-cell office:value-type="float" office:value="155" table:style-name="ce5">
            <text:p>155</text:p>
          </table:table-cell>
          <table:table-cell office:value-type="string" table:style-name="ce5">
            <text:p>Criterion Property Response</text:p>
          </table:table-cell>
          <table:table-cell office:value-type="float" office:value="155" table:style-name="ce5">
            <text:p>155</text:p>
          </table:table-cell>
          <table:table-cell office:value-type="float" office:value="0" table:formula="of:=CONCAT(CONCAT(&quot;https://docs.google.com/spreadsheets/d/1zw9aR8GDIDUiTDtSznMxDlZQEAGb8uNzib9KBZLf5yE/edit#gid=0&amp;range=A&quot;;[.G51]);CONCAT(&quot;:X&quot;;[.E5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 Value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Criterion Value</text:p>
          </table:table-cell>
          <table:table-cell office:value-type="float" office:value="156" table:style-name="ce5">
            <text:p>156</text:p>
          </table:table-cell>
          <table:table-cell office:value-type="float" office:value="0" table:formula="of:=CONCAT(CONCAT(&quot;https://docs.google.com/spreadsheets/d/1zw9aR8GDIDUiTDtSznMxDlZQEAGb8uNzib9KBZLf5yE/edit#gid=0&amp;range=A&quot;;[.G52]);CONCAT(&quot;:X&quot;;[.E5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Criterion Weight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Criterion Weight</text:p>
          </table:table-cell>
          <table:table-cell office:value-type="float" office:value="157" table:style-name="ce5">
            <text:p>157</text:p>
          </table:table-cell>
          <table:table-cell office:value-type="float" office:value="0" table:formula="of:=CONCAT(CONCAT(&quot;https://docs.google.com/spreadsheets/d/1zw9aR8GDIDUiTDtSznMxDlZQEAGb8uNzib9KBZLf5yE/edit#gid=0&amp;range=A&quot;;[.G53]);CONCAT(&quot;:X&quot;;[.E5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eadline And Description Review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Deadline And Description Review</text:p>
          </table:table-cell>
          <table:table-cell office:value-type="float" office:value="162" table:style-name="ce5">
            <text:p>162</text:p>
          </table:table-cell>
          <table:table-cell office:value-type="float" office:value="0" table:formula="of:=CONCAT(CONCAT(&quot;https://docs.google.com/spreadsheets/d/1zw9aR8GDIDUiTDtSznMxDlZQEAGb8uNzib9KBZLf5yE/edit#gid=0&amp;range=A&quot;;[.G54]);CONCAT(&quot;:X&quot;;[.E5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ecision Binding Contracting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ecision Binding Contracting</text:p>
          </table:table-cell>
          <table:table-cell office:value-type="float" office:value="166" table:style-name="ce5">
            <text:p>166</text:p>
          </table:table-cell>
          <table:table-cell office:value-type="float" office:value="0" table:formula="of:=CONCAT(CONCAT(&quot;https://docs.google.com/spreadsheets/d/1zw9aR8GDIDUiTDtSznMxDlZQEAGb8uNzib9KBZLf5yE/edit#gid=0&amp;range=A&quot;;[.G55]);CONCAT(&quot;:X&quot;;[.E5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elivery Country</text:p>
          </table:table-cell>
          <table:table-cell office:value-type="float" office:value="145" table:style-name="ce5">
            <text:p>145</text:p>
          </table:table-cell>
          <table:table-cell office:value-type="string" table:style-name="ce5">
            <text:p>Delivery Country</text:p>
          </table:table-cell>
          <table:table-cell office:value-type="float" office:value="145" table:style-name="ce5">
            <text:p>145</text:p>
          </table:table-cell>
          <table:table-cell office:value-type="float" office:value="0" table:formula="of:=CONCAT(CONCAT(&quot;https://docs.google.com/spreadsheets/d/1zw9aR8GDIDUiTDtSznMxDlZQEAGb8uNzib9KBZLf5yE/edit#gid=0&amp;range=A&quot;;[.G56]);CONCAT(&quot;:X&quot;;[.E5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ispatch Date</text:p>
          </table:table-cell>
          <table:table-cell office:value-type="float" office:value="177" table:style-name="ce5">
            <text:p>177</text:p>
          </table:table-cell>
          <table:table-cell office:value-type="string" table:style-name="ce5">
            <text:p>Dispatch Date</text:p>
          </table:table-cell>
          <table:table-cell office:value-type="float" office:value="171" table:style-name="ce5">
            <text:p>171</text:p>
          </table:table-cell>
          <table:table-cell office:value-type="float" office:value="0" table:formula="of:=CONCAT(CONCAT(&quot;https://docs.google.com/spreadsheets/d/1zw9aR8GDIDUiTDtSznMxDlZQEAGb8uNzib9KBZLf5yE/edit#gid=0&amp;range=A&quot;;[.G57]);CONCAT(&quot;:X&quot;;[.E5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ocument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Document</text:p>
          </table:table-cell>
          <table:table-cell office:value-type="float" office:value="178" table:style-name="ce5">
            <text:p>178</text:p>
          </table:table-cell>
          <table:table-cell office:value-type="float" office:value="0" table:formula="of:=CONCAT(CONCAT(&quot;https://docs.google.com/spreadsheets/d/1zw9aR8GDIDUiTDtSznMxDlZQEAGb8uNzib9KBZLf5yE/edit#gid=0&amp;range=A&quot;;[.G58]);CONCAT(&quot;:X&quot;;[.E5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uration Or Date Start Date End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Duration Or Date Start Date End</text:p>
          </table:table-cell>
          <table:table-cell office:value-type="float" office:value="179" table:style-name="ce5">
            <text:p>179</text:p>
          </table:table-cell>
          <table:table-cell office:value-type="float" office:value="0" table:formula="of:=CONCAT(CONCAT(&quot;https://docs.google.com/spreadsheets/d/1zw9aR8GDIDUiTDtSznMxDlZQEAGb8uNzib9KBZLf5yE/edit#gid=0&amp;range=A&quot;;[.G59]);CONCAT(&quot;:X&quot;;[.E5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Dynamic Purchasing System (DPS)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Dynamic Purchasing System (DPS)</text:p>
          </table:table-cell>
          <table:table-cell office:value-type="float" office:value="186" table:style-name="ce5">
            <text:p>186</text:p>
          </table:table-cell>
          <table:table-cell office:value-type="float" office:value="0" table:formula="of:=CONCAT(CONCAT(&quot;https://docs.google.com/spreadsheets/d/1zw9aR8GDIDUiTDtSznMxDlZQEAGb8uNzib9KBZLf5yE/edit#gid=0&amp;range=A&quot;;[.G60]);CONCAT(&quot;:X&quot;;[.E6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-Auction</text:p>
          </table:table-cell>
          <table:table-cell office:value-type="float" office:value="192" table:style-name="ce5">
            <text:p>192</text:p>
          </table:table-cell>
          <table:table-cell office:value-type="string" table:style-name="ce5">
            <text:p>e-Auction</text:p>
          </table:table-cell>
          <table:table-cell office:value-type="float" office:value="188" table:style-name="ce5">
            <text:p>188</text:p>
          </table:table-cell>
          <table:table-cell office:value-type="float" office:value="0" table:formula="of:=CONCAT(CONCAT(&quot;https://docs.google.com/spreadsheets/d/1zw9aR8GDIDUiTDtSznMxDlZQEAGb8uNzib9KBZLf5yE/edit#gid=0&amp;range=A&quot;;[.G61]);CONCAT(&quot;:X&quot;;[.E6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-Auction Description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e-Auction Description</text:p>
          </table:table-cell>
          <table:table-cell office:value-type="float" office:value="193" table:style-name="ce5">
            <text:p>193</text:p>
          </table:table-cell>
          <table:table-cell office:value-type="float" office:value="0" table:formula="of:=CONCAT(CONCAT(&quot;https://docs.google.com/spreadsheets/d/1zw9aR8GDIDUiTDtSznMxDlZQEAGb8uNzib9KBZLf5yE/edit#gid=0&amp;range=A&quot;;[.G62]);CONCAT(&quot;:X&quot;;[.E6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-Auction Indicator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e-Auction Indicator</text:p>
          </table:table-cell>
          <table:table-cell office:value-type="float" office:value="197" table:style-name="ce5">
            <text:p>197</text:p>
          </table:table-cell>
          <table:table-cell office:value-type="float" office:value="0" table:formula="of:=CONCAT(CONCAT(&quot;https://docs.google.com/spreadsheets/d/1zw9aR8GDIDUiTDtSznMxDlZQEAGb8uNzib9KBZLf5yE/edit#gid=0&amp;range=A&quot;;[.G63]);CONCAT(&quot;:X&quot;;[.E6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-Auction URI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e-Auction URI</text:p>
          </table:table-cell>
          <table:table-cell office:value-type="float" office:value="201" table:style-name="ce5">
            <text:p>201</text:p>
          </table:table-cell>
          <table:table-cell office:value-type="float" office:value="0" table:formula="of:=CONCAT(CONCAT(&quot;https://docs.google.com/spreadsheets/d/1zw9aR8GDIDUiTDtSznMxDlZQEAGb8uNzib9KBZLf5yE/edit#gid=0&amp;range=A&quot;;[.G64]);CONCAT(&quot;:X&quot;;[.E6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-Delivery Gateway</text:p>
          </table:table-cell>
          <table:table-cell office:value-type="float" office:value="222" table:style-name="ce5">
            <text:p>222</text:p>
          </table:table-cell>
          <table:table-cell office:value-type="string" table:style-name="ce5">
            <text:p>e-Delivery Gateway</text:p>
          </table:table-cell>
          <table:table-cell office:value-type="float" office:value="222" table:style-name="ce5">
            <text:p>222</text:p>
          </table:table-cell>
          <table:table-cell office:value-type="float" office:value="0" table:formula="of:=CONCAT(CONCAT(&quot;https://docs.google.com/spreadsheets/d/1zw9aR8GDIDUiTDtSznMxDlZQEAGb8uNzib9KBZLf5yE/edit#gid=0&amp;range=A&quot;;[.G65]);CONCAT(&quot;:X&quot;;[.E6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conomic And Financial Standing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Economic And Financial Standing</text:p>
          </table:table-cell>
          <table:table-cell office:value-type="float" office:value="205" table:style-name="ce5">
            <text:p>205</text:p>
          </table:table-cell>
          <table:table-cell office:value-type="float" office:value="0" table:formula="of:=CONCAT(CONCAT(&quot;https://docs.google.com/spreadsheets/d/1zw9aR8GDIDUiTDtSznMxDlZQEAGb8uNzib9KBZLf5yE/edit#gid=0&amp;range=A&quot;;[.G66]);CONCAT(&quot;:X&quot;;[.E6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conomic Operator</text:p>
          </table:table-cell>
          <table:table-cell office:value-type="float" office:value="215" table:style-name="ce5">
            <text:p>215</text:p>
          </table:table-cell>
          <table:table-cell office:value-type="string" table:style-name="ce5">
            <text:p>Economic Operator</text:p>
          </table:table-cell>
          <table:table-cell office:value-type="float" office:value="212" table:style-name="ce5">
            <text:p>212</text:p>
          </table:table-cell>
          <table:table-cell office:value-type="float" office:value="0" table:formula="of:=CONCAT(CONCAT(&quot;https://docs.google.com/spreadsheets/d/1zw9aR8GDIDUiTDtSznMxDlZQEAGb8uNzib9KBZLf5yE/edit#gid=0&amp;range=A&quot;;[.G67]);CONCAT(&quot;:X&quot;;[.E6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conomic Operator Short List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Economic Operator Short List</text:p>
          </table:table-cell>
          <table:table-cell office:value-type="float" office:value="216" table:style-name="ce5">
            <text:p>216</text:p>
          </table:table-cell>
          <table:table-cell office:value-type="float" office:value="0" table:formula="of:=CONCAT(CONCAT(&quot;https://docs.google.com/spreadsheets/d/1zw9aR8GDIDUiTDtSznMxDlZQEAGb8uNzib9KBZLf5yE/edit#gid=0&amp;range=A&quot;;[.G68]);CONCAT(&quot;:X&quot;;[.E6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Catalogue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Electronic Catalogue</text:p>
          </table:table-cell>
          <table:table-cell office:value-type="float" office:value="223" table:style-name="ce5">
            <text:p>223</text:p>
          </table:table-cell>
          <table:table-cell office:value-type="float" office:value="0" table:formula="of:=CONCAT(CONCAT(&quot;https://docs.google.com/spreadsheets/d/1zw9aR8GDIDUiTDtSznMxDlZQEAGb8uNzib9KBZLf5yE/edit#gid=0&amp;range=A&quot;;[.G69]);CONCAT(&quot;:X&quot;;[.E6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Catalogue Indicator</text:p>
          </table:table-cell>
          <table:table-cell office:value-type="float" office:value="231" table:style-name="ce5">
            <text:p>231</text:p>
          </table:table-cell>
          <table:table-cell office:value-type="string" table:style-name="ce5">
            <text:p>Electronic Catalogue Indicator</text:p>
          </table:table-cell>
          <table:table-cell office:value-type="float" office:value="228" table:style-name="ce5">
            <text:p>228</text:p>
          </table:table-cell>
          <table:table-cell office:value-type="float" office:value="0" table:formula="of:=CONCAT(CONCAT(&quot;https://docs.google.com/spreadsheets/d/1zw9aR8GDIDUiTDtSznMxDlZQEAGb8uNzib9KBZLf5yE/edit#gid=0&amp;range=A&quot;;[.G70]);CONCAT(&quot;:X&quot;;[.E7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means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Electronic means</text:p>
          </table:table-cell>
          <table:table-cell office:value-type="float" office:value="232" table:style-name="ce5">
            <text:p>232</text:p>
          </table:table-cell>
          <table:table-cell office:value-type="float" office:value="0" table:formula="of:=CONCAT(CONCAT(&quot;https://docs.google.com/spreadsheets/d/1zw9aR8GDIDUiTDtSznMxDlZQEAGb8uNzib9KBZLf5yE/edit#gid=0&amp;range=A&quot;;[.G71]);CONCAT(&quot;:X&quot;;[.E7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Ordering</text:p>
          </table:table-cell>
          <table:table-cell office:value-type="float" office:value="237" table:style-name="ce5">
            <text:p>237</text:p>
          </table:table-cell>
          <table:table-cell office:value-type="string" table:style-name="ce5">
            <text:p>Electronic Ordering</text:p>
          </table:table-cell>
          <table:table-cell office:value-type="float" office:value="236" table:style-name="ce5">
            <text:p>236</text:p>
          </table:table-cell>
          <table:table-cell office:value-type="float" office:value="0" table:formula="of:=CONCAT(CONCAT(&quot;https://docs.google.com/spreadsheets/d/1zw9aR8GDIDUiTDtSznMxDlZQEAGb8uNzib9KBZLf5yE/edit#gid=0&amp;range=A&quot;;[.G72]);CONCAT(&quot;:X&quot;;[.E7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Payment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Electronic Payment</text:p>
          </table:table-cell>
          <table:table-cell office:value-type="float" office:value="238" table:style-name="ce5">
            <text:p>238</text:p>
          </table:table-cell>
          <table:table-cell office:value-type="float" office:value="0" table:formula="of:=CONCAT(CONCAT(&quot;https://docs.google.com/spreadsheets/d/1zw9aR8GDIDUiTDtSznMxDlZQEAGb8uNzib9KBZLf5yE/edit#gid=0&amp;range=A&quot;;[.G73]);CONCAT(&quot;:X&quot;;[.E7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lectronic Submission</text:p>
          </table:table-cell>
          <table:table-cell office:value-type="float" office:value="243" table:style-name="ce5">
            <text:p>243</text:p>
          </table:table-cell>
          <table:table-cell office:value-type="string" table:style-name="ce5">
            <text:p>Electronic Submission</text:p>
          </table:table-cell>
          <table:table-cell office:value-type="float" office:value="240" table:style-name="ce5">
            <text:p>240</text:p>
          </table:table-cell>
          <table:table-cell office:value-type="float" office:value="0" table:formula="of:=CONCAT(CONCAT(&quot;https://docs.google.com/spreadsheets/d/1zw9aR8GDIDUiTDtSznMxDlZQEAGb8uNzib9KBZLf5yE/edit#gid=0&amp;range=A&quot;;[.G74]);CONCAT(&quot;:X&quot;;[.E7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mail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Email</text:p>
          </table:table-cell>
          <table:table-cell office:value-type="float" office:value="244" table:style-name="ce5">
            <text:p>244</text:p>
          </table:table-cell>
          <table:table-cell office:value-type="float" office:value="0" table:formula="of:=CONCAT(CONCAT(&quot;https://docs.google.com/spreadsheets/d/1zw9aR8GDIDUiTDtSznMxDlZQEAGb8uNzib9KBZLf5yE/edit#gid=0&amp;range=A&quot;;[.G75]);CONCAT(&quot;:X&quot;;[.E7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mployment Party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Employment Party</text:p>
          </table:table-cell>
          <table:table-cell office:value-type="float" office:value="246" table:style-name="ce5">
            <text:p>246</text:p>
          </table:table-cell>
          <table:table-cell office:value-type="float" office:value="0" table:formula="of:=CONCAT(CONCAT(&quot;https://docs.google.com/spreadsheets/d/1zw9aR8GDIDUiTDtSznMxDlZQEAGb8uNzib9KBZLf5yE/edit#gid=0&amp;range=A&quot;;[.G76]);CONCAT(&quot;:X&quot;;[.E7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mployment Party Address URL General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Employment Party Address URL General</text:p>
          </table:table-cell>
          <table:table-cell office:value-type="float" office:value="248" table:style-name="ce5">
            <text:p>248</text:p>
          </table:table-cell>
          <table:table-cell office:value-type="float" office:value="0" table:formula="of:=CONCAT(CONCAT(&quot;https://docs.google.com/spreadsheets/d/1zw9aR8GDIDUiTDtSznMxDlZQEAGb8uNzib9KBZLf5yE/edit#gid=0&amp;range=A&quot;;[.G77]);CONCAT(&quot;:X&quot;;[.E7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nvironmental Party</text:p>
          </table:table-cell>
          <table:table-cell office:value-type="float" office:value="253" table:style-name="ce5">
            <text:p>253</text:p>
          </table:table-cell>
          <table:table-cell office:value-type="string" table:style-name="ce5">
            <text:p>Environmental Party</text:p>
          </table:table-cell>
          <table:table-cell office:value-type="float" office:value="252" table:style-name="ce5">
            <text:p>252</text:p>
          </table:table-cell>
          <table:table-cell office:value-type="float" office:value="0" table:formula="of:=CONCAT(CONCAT(&quot;https://docs.google.com/spreadsheets/d/1zw9aR8GDIDUiTDtSznMxDlZQEAGb8uNzib9KBZLf5yE/edit#gid=0&amp;range=A&quot;;[.G78]);CONCAT(&quot;:X&quot;;[.E7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nvironmental Party</text:p>
            <text:p><text:s/>Employment Party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Environmental Party</text:p>
            <text:p><text:s/>Employment Party</text:p>
          </table:table-cell>
          <table:table-cell office:value-type="float" office:value="258" table:style-name="ce5">
            <text:p>258</text:p>
          </table:table-cell>
          <table:table-cell office:value-type="float" office:value="0" table:formula="of:=CONCAT(CONCAT(&quot;https://docs.google.com/spreadsheets/d/1zw9aR8GDIDUiTDtSznMxDlZQEAGb8uNzib9KBZLf5yE/edit#gid=0&amp;range=A&quot;;[.G79]);CONCAT(&quot;:X&quot;;[.E7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nvironmental Party Address URL General</text:p>
          </table:table-cell>
          <table:table-cell office:value-type="float" office:value="257" table:style-name="ce5">
            <text:p>257</text:p>
          </table:table-cell>
          <table:table-cell office:value-type="string" table:style-name="ce5">
            <text:p>Environmental Party Address URL General</text:p>
          </table:table-cell>
          <table:table-cell office:value-type="float" office:value="254" table:style-name="ce5">
            <text:p>254</text:p>
          </table:table-cell>
          <table:table-cell office:value-type="float" office:value="0" table:formula="of:=CONCAT(CONCAT(&quot;https://docs.google.com/spreadsheets/d/1zw9aR8GDIDUiTDtSznMxDlZQEAGb8uNzib9KBZLf5yE/edit#gid=0&amp;range=A&quot;;[.G80]);CONCAT(&quot;:X&quot;;[.E8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PPI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EPPI</text:p>
          </table:table-cell>
          <table:table-cell office:value-type="float" office:value="259" table:style-name="ce5">
            <text:p>259</text:p>
          </table:table-cell>
          <table:table-cell office:value-type="float" office:value="0" table:formula="of:=CONCAT(CONCAT(&quot;https://docs.google.com/spreadsheets/d/1zw9aR8GDIDUiTDtSznMxDlZQEAGb8uNzib9KBZLf5yE/edit#gid=0&amp;range=A&quot;;[.G81]);CONCAT(&quot;:X&quot;;[.E8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stimated Magnitude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Estimated Magnitude</text:p>
          </table:table-cell>
          <table:table-cell office:value-type="float" office:value="260" table:style-name="ce5">
            <text:p>260</text:p>
          </table:table-cell>
          <table:table-cell office:value-type="float" office:value="0" table:formula="of:=CONCAT(CONCAT(&quot;https://docs.google.com/spreadsheets/d/1zw9aR8GDIDUiTDtSznMxDlZQEAGb8uNzib9KBZLf5yE/edit#gid=0&amp;range=A&quot;;[.G82]);CONCAT(&quot;:X&quot;;[.E8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stimated Total Magnitude</text:p>
          </table:table-cell>
          <table:table-cell office:value-type="float" office:value="268" table:style-name="ce5">
            <text:p>268</text:p>
          </table:table-cell>
          <table:table-cell office:value-type="string" table:style-name="ce5">
            <text:p>Estimated Total Magnitude</text:p>
          </table:table-cell>
          <table:table-cell office:value-type="float" office:value="264" table:style-name="ce5">
            <text:p>264</text:p>
          </table:table-cell>
          <table:table-cell office:value-type="float" office:value="0" table:formula="of:=CONCAT(CONCAT(&quot;https://docs.google.com/spreadsheets/d/1zw9aR8GDIDUiTDtSznMxDlZQEAGb8uNzib9KBZLf5yE/edit#gid=0&amp;range=A&quot;;[.G83]);CONCAT(&quot;:X&quot;;[.E8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stimated Value</text:p>
          </table:table-cell>
          <table:table-cell office:value-type="float" office:value="270" table:style-name="ce5">
            <text:p>270</text:p>
          </table:table-cell>
          <table:table-cell office:value-type="string" table:style-name="ce5">
            <text:p>Estimated Value</text:p>
          </table:table-cell>
          <table:table-cell office:value-type="float" office:value="269" table:style-name="ce5">
            <text:p>269</text:p>
          </table:table-cell>
          <table:table-cell office:value-type="float" office:value="0" table:formula="of:=CONCAT(CONCAT(&quot;https://docs.google.com/spreadsheets/d/1zw9aR8GDIDUiTDtSznMxDlZQEAGb8uNzib9KBZLf5yE/edit#gid=0&amp;range=A&quot;;[.G84]);CONCAT(&quot;:X&quot;;[.E8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U Funds Indicator</text:p>
          </table:table-cell>
          <table:table-cell office:value-type="float" office:value="279" table:style-name="ce5">
            <text:p>279</text:p>
          </table:table-cell>
          <table:table-cell office:value-type="string" table:style-name="ce5">
            <text:p>EU Funds Indicator</text:p>
          </table:table-cell>
          <table:table-cell office:value-type="float" office:value="271" table:style-name="ce5">
            <text:p>271</text:p>
          </table:table-cell>
          <table:table-cell office:value-type="float" office:value="0" table:formula="of:=CONCAT(CONCAT(&quot;https://docs.google.com/spreadsheets/d/1zw9aR8GDIDUiTDtSznMxDlZQEAGb8uNzib9KBZLf5yE/edit#gid=0&amp;range=A&quot;;[.G85]);CONCAT(&quot;:X&quot;;[.E8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valuation Board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Evaluation Board</text:p>
          </table:table-cell>
          <table:table-cell office:value-type="float" office:value="280" table:style-name="ce5">
            <text:p>280</text:p>
          </table:table-cell>
          <table:table-cell office:value-type="float" office:value="0" table:formula="of:=CONCAT(CONCAT(&quot;https://docs.google.com/spreadsheets/d/1zw9aR8GDIDUiTDtSznMxDlZQEAGb8uNzib9KBZLf5yE/edit#gid=0&amp;range=A&quot;;[.G86]);CONCAT(&quot;:X&quot;;[.E8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valuation Criterion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Evaluation Criterion</text:p>
          </table:table-cell>
          <table:table-cell office:value-type="float" office:value="281" table:style-name="ce5">
            <text:p>281</text:p>
          </table:table-cell>
          <table:table-cell office:value-type="float" office:value="0" table:formula="of:=CONCAT(CONCAT(&quot;https://docs.google.com/spreadsheets/d/1zw9aR8GDIDUiTDtSznMxDlZQEAGb8uNzib9KBZLf5yE/edit#gid=0&amp;range=A&quot;;[.G87]);CONCAT(&quot;:X&quot;;[.E8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valuation Process</text:p>
          </table:table-cell>
          <table:table-cell office:value-type="float" office:value="282" table:style-name="ce5">
            <text:p>282</text:p>
          </table:table-cell>
          <table:table-cell office:value-type="string" table:style-name="ce5">
            <text:p>Evaluation Process</text:p>
          </table:table-cell>
          <table:table-cell office:value-type="float" office:value="282" table:style-name="ce5">
            <text:p>282</text:p>
          </table:table-cell>
          <table:table-cell office:value-type="float" office:value="0" table:formula="of:=CONCAT(CONCAT(&quot;https://docs.google.com/spreadsheets/d/1zw9aR8GDIDUiTDtSznMxDlZQEAGb8uNzib9KBZLf5yE/edit#gid=0&amp;range=A&quot;;[.G88]);CONCAT(&quot;:X&quot;;[.E8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valuation Result</text:p>
          </table:table-cell>
          <table:table-cell office:value-type="float" office:value="283" table:style-name="ce5">
            <text:p>283</text:p>
          </table:table-cell>
          <table:table-cell office:value-type="string" table:style-name="ce5">
            <text:p>Evaluation Result</text:p>
          </table:table-cell>
          <table:table-cell office:value-type="float" office:value="283" table:style-name="ce5">
            <text:p>283</text:p>
          </table:table-cell>
          <table:table-cell office:value-type="float" office:value="0" table:formula="of:=CONCAT(CONCAT(&quot;https://docs.google.com/spreadsheets/d/1zw9aR8GDIDUiTDtSznMxDlZQEAGb8uNzib9KBZLf5yE/edit#gid=0&amp;range=A&quot;;[.G89]);CONCAT(&quot;:X&quot;;[.E8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xclusion criterion</text:p>
          </table:table-cell>
          <table:table-cell office:value-type="float" office:value="286" table:style-name="ce5">
            <text:p>286</text:p>
          </table:table-cell>
          <table:table-cell office:value-type="string" table:style-name="ce5">
            <text:p>Exclusion criterion</text:p>
          </table:table-cell>
          <table:table-cell office:value-type="float" office:value="284" table:style-name="ce5">
            <text:p>284</text:p>
          </table:table-cell>
          <table:table-cell office:value-type="float" office:value="0" table:formula="of:=CONCAT(CONCAT(&quot;https://docs.google.com/spreadsheets/d/1zw9aR8GDIDUiTDtSznMxDlZQEAGb8uNzib9KBZLf5yE/edit#gid=0&amp;range=A&quot;;[.G90]);CONCAT(&quot;:X&quot;;[.E9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xclusion Tenders Abnormally Low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Exclusion Tenders Abnormally Low</text:p>
          </table:table-cell>
          <table:table-cell office:value-type="float" office:value="287" table:style-name="ce5">
            <text:p>287</text:p>
          </table:table-cell>
          <table:table-cell office:value-type="float" office:value="0" table:formula="of:=CONCAT(CONCAT(&quot;https://docs.google.com/spreadsheets/d/1zw9aR8GDIDUiTDtSznMxDlZQEAGb8uNzib9KBZLf5yE/edit#gid=0&amp;range=A&quot;;[.G91]);CONCAT(&quot;:X&quot;;[.E9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xpected Number Of Participants</text:p>
          </table:table-cell>
          <table:table-cell office:value-type="float" office:value="292" table:style-name="ce5">
            <text:p>292</text:p>
          </table:table-cell>
          <table:table-cell office:value-type="string" table:style-name="ce5">
            <text:p>Expected Number Of Participants</text:p>
          </table:table-cell>
          <table:table-cell office:value-type="float" office:value="291" table:style-name="ce5">
            <text:p>291</text:p>
          </table:table-cell>
          <table:table-cell office:value-type="float" office:value="0" table:formula="of:=CONCAT(CONCAT(&quot;https://docs.google.com/spreadsheets/d/1zw9aR8GDIDUiTDtSznMxDlZQEAGb8uNzib9KBZLf5yE/edit#gid=0&amp;range=A&quot;;[.G92]);CONCAT(&quot;:X&quot;;[.E9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xpression Of Interest</text:p>
          </table:table-cell>
          <table:table-cell office:value-type="float" office:value="293" table:style-name="ce5">
            <text:p>293</text:p>
          </table:table-cell>
          <table:table-cell office:value-type="string" table:style-name="ce5">
            <text:p>Expression Of Interest</text:p>
          </table:table-cell>
          <table:table-cell office:value-type="float" office:value="293" table:style-name="ce5">
            <text:p>293</text:p>
          </table:table-cell>
          <table:table-cell office:value-type="float" office:value="0" table:formula="of:=CONCAT(CONCAT(&quot;https://docs.google.com/spreadsheets/d/1zw9aR8GDIDUiTDtSznMxDlZQEAGb8uNzib9KBZLf5yE/edit#gid=0&amp;range=A&quot;;[.G93]);CONCAT(&quot;:X&quot;;[.E9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Extension Duree Justification</text:p>
          </table:table-cell>
          <table:table-cell office:value-type="float" office:value="295" table:style-name="ce5">
            <text:p>295</text:p>
          </table:table-cell>
          <table:table-cell office:value-type="string" table:style-name="ce5">
            <text:p>Extension Duree Justification</text:p>
          </table:table-cell>
          <table:table-cell office:value-type="float" office:value="294" table:style-name="ce5">
            <text:p>294</text:p>
          </table:table-cell>
          <table:table-cell office:value-type="float" office:value="0" table:formula="of:=CONCAT(CONCAT(&quot;https://docs.google.com/spreadsheets/d/1zw9aR8GDIDUiTDtSznMxDlZQEAGb8uNzib9KBZLf5yE/edit#gid=0&amp;range=A&quot;;[.G94]);CONCAT(&quot;:X&quot;;[.E9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axNumber</text:p>
          </table:table-cell>
          <table:table-cell office:value-type="float" office:value="297" table:style-name="ce5">
            <text:p>297</text:p>
          </table:table-cell>
          <table:table-cell office:value-type="string" table:style-name="ce5">
            <text:p>FaxNumber</text:p>
          </table:table-cell>
          <table:table-cell office:value-type="float" office:value="296" table:style-name="ce5">
            <text:p>296</text:p>
          </table:table-cell>
          <table:table-cell office:value-type="float" office:value="0" table:formula="of:=CONCAT(CONCAT(&quot;https://docs.google.com/spreadsheets/d/1zw9aR8GDIDUiTDtSznMxDlZQEAGb8uNzib9KBZLf5yE/edit#gid=0&amp;range=A&quot;;[.G95]);CONCAT(&quot;:X&quot;;[.E9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ollow Up Contract</text:p>
          </table:table-cell>
          <table:table-cell office:value-type="float" office:value="299" table:style-name="ce5">
            <text:p>299</text:p>
          </table:table-cell>
          <table:table-cell office:value-type="string" table:style-name="ce5">
            <text:p>Follow Up Contract</text:p>
          </table:table-cell>
          <table:table-cell office:value-type="float" office:value="298" table:style-name="ce5">
            <text:p>298</text:p>
          </table:table-cell>
          <table:table-cell office:value-type="float" office:value="0" table:formula="of:=CONCAT(CONCAT(&quot;https://docs.google.com/spreadsheets/d/1zw9aR8GDIDUiTDtSznMxDlZQEAGb8uNzib9KBZLf5yE/edit#gid=0&amp;range=A&quot;;[.G96]);CONCAT(&quot;:X&quot;;[.E9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amework Agreement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Framework Agreement</text:p>
          </table:table-cell>
          <table:table-cell office:value-type="float" office:value="300" table:style-name="ce5">
            <text:p>300</text:p>
          </table:table-cell>
          <table:table-cell office:value-type="float" office:value="0" table:formula="of:=CONCAT(CONCAT(&quot;https://docs.google.com/spreadsheets/d/1zw9aR8GDIDUiTDtSznMxDlZQEAGb8uNzib9KBZLf5yE/edit#gid=0&amp;range=A&quot;;[.G97]);CONCAT(&quot;:X&quot;;[.E9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amework Agreement Type Code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Framework Agreement Type Code</text:p>
          </table:table-cell>
          <table:table-cell office:value-type="float" office:value="301" table:style-name="ce5">
            <text:p>301</text:p>
          </table:table-cell>
          <table:table-cell office:value-type="float" office:value="0" table:formula="of:=CONCAT(CONCAT(&quot;https://docs.google.com/spreadsheets/d/1zw9aR8GDIDUiTDtSznMxDlZQEAGb8uNzib9KBZLf5yE/edit#gid=0&amp;range=A&quot;;[.G98]);CONCAT(&quot;:X&quot;;[.E9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amework Duration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Framework Duration</text:p>
          </table:table-cell>
          <table:table-cell office:value-type="float" office:value="308" table:style-name="ce5">
            <text:p>308</text:p>
          </table:table-cell>
          <table:table-cell office:value-type="float" office:value="0" table:formula="of:=CONCAT(CONCAT(&quot;https://docs.google.com/spreadsheets/d/1zw9aR8GDIDUiTDtSznMxDlZQEAGb8uNzib9KBZLf5yE/edit#gid=0&amp;range=A&quot;;[.G99]);CONCAT(&quot;:X&quot;;[.E9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amework Max Value All Lots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Framework Max Value All Lots</text:p>
          </table:table-cell>
          <table:table-cell office:value-type="float" office:value="312" table:style-name="ce5">
            <text:p>312</text:p>
          </table:table-cell>
          <table:table-cell office:value-type="float" office:value="0" table:formula="of:=CONCAT(CONCAT(&quot;https://docs.google.com/spreadsheets/d/1zw9aR8GDIDUiTDtSznMxDlZQEAGb8uNzib9KBZLf5yE/edit#gid=0&amp;range=A&quot;;[.G100]);CONCAT(&quot;:X&quot;;[.E10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amework Max Value Group Lots</text:p>
          </table:table-cell>
          <table:table-cell office:value-type="float" office:value="315" table:style-name="ce5">
            <text:p>315</text:p>
          </table:table-cell>
          <table:table-cell office:value-type="string" table:style-name="ce5">
            <text:p>Framework Max Value Group Lots</text:p>
          </table:table-cell>
          <table:table-cell office:value-type="float" office:value="314" table:style-name="ce5">
            <text:p>314</text:p>
          </table:table-cell>
          <table:table-cell office:value-type="float" office:value="0" table:formula="of:=CONCAT(CONCAT(&quot;https://docs.google.com/spreadsheets/d/1zw9aR8GDIDUiTDtSznMxDlZQEAGb8uNzib9KBZLf5yE/edit#gid=0&amp;range=A&quot;;[.G101]);CONCAT(&quot;:X&quot;;[.E10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ree Acces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Free Acces</text:p>
          </table:table-cell>
          <table:table-cell office:value-type="float" office:value="316" table:style-name="ce5">
            <text:p>316</text:p>
          </table:table-cell>
          <table:table-cell office:value-type="float" office:value="0" table:formula="of:=CONCAT(CONCAT(&quot;https://docs.google.com/spreadsheets/d/1zw9aR8GDIDUiTDtSznMxDlZQEAGb8uNzib9KBZLf5yE/edit#gid=0&amp;range=A&quot;;[.G102]);CONCAT(&quot;:X&quot;;[.E10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Further Party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Further Party</text:p>
          </table:table-cell>
          <table:table-cell office:value-type="float" office:value="321" table:style-name="ce5">
            <text:p>321</text:p>
          </table:table-cell>
          <table:table-cell office:value-type="float" office:value="0" table:formula="of:=CONCAT(CONCAT(&quot;https://docs.google.com/spreadsheets/d/1zw9aR8GDIDUiTDtSznMxDlZQEAGb8uNzib9KBZLf5yE/edit#gid=0&amp;range=A&quot;;[.G103]);CONCAT(&quot;:X&quot;;[.E10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GPA Usage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GPA Usage</text:p>
          </table:table-cell>
          <table:table-cell office:value-type="float" office:value="322" table:style-name="ce5">
            <text:p>322</text:p>
          </table:table-cell>
          <table:table-cell office:value-type="float" office:value="0" table:formula="of:=CONCAT(CONCAT(&quot;https://docs.google.com/spreadsheets/d/1zw9aR8GDIDUiTDtSznMxDlZQEAGb8uNzib9KBZLf5yE/edit#gid=0&amp;range=A&quot;;[.G104]);CONCAT(&quot;:X&quot;;[.E10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Guarantee Required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Guarantee Required</text:p>
          </table:table-cell>
          <table:table-cell office:value-type="float" office:value="326" table:style-name="ce5">
            <text:p>326</text:p>
          </table:table-cell>
          <table:table-cell office:value-type="float" office:value="0" table:formula="of:=CONCAT(CONCAT(&quot;https://docs.google.com/spreadsheets/d/1zw9aR8GDIDUiTDtSznMxDlZQEAGb8uNzib9KBZLf5yE/edit#gid=0&amp;range=A&quot;;[.G105]);CONCAT(&quot;:X&quot;;[.E10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Internal Reference Number</text:p>
          </table:table-cell>
          <table:table-cell office:value-type="float" office:value="334" table:style-name="ce5">
            <text:p>334</text:p>
          </table:table-cell>
          <table:table-cell office:value-type="string" table:style-name="ce5">
            <text:p>Internal Reference Number</text:p>
          </table:table-cell>
          <table:table-cell office:value-type="float" office:value="333" table:style-name="ce5">
            <text:p>333</text:p>
          </table:table-cell>
          <table:table-cell office:value-type="float" office:value="0" table:formula="of:=CONCAT(CONCAT(&quot;https://docs.google.com/spreadsheets/d/1zw9aR8GDIDUiTDtSznMxDlZQEAGb8uNzib9KBZLf5yE/edit#gid=0&amp;range=A&quot;;[.G106]);CONCAT(&quot;:X&quot;;[.E10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Internet Address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Internet Address</text:p>
          </table:table-cell>
          <table:table-cell office:value-type="float" office:value="335" table:style-name="ce5">
            <text:p>335</text:p>
          </table:table-cell>
          <table:table-cell office:value-type="float" office:value="0" table:formula="of:=CONCAT(CONCAT(&quot;https://docs.google.com/spreadsheets/d/1zw9aR8GDIDUiTDtSznMxDlZQEAGb8uNzib9KBZLf5yE/edit#gid=0&amp;range=A&quot;;[.G107]);CONCAT(&quot;:X&quot;;[.E10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Invitation <text:s/>To Tender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Invitation <text:s/>To Tender</text:p>
          </table:table-cell>
          <table:table-cell office:value-type="float" office:value="340" table:style-name="ce5">
            <text:p>340</text:p>
          </table:table-cell>
          <table:table-cell office:value-type="float" office:value="0" table:formula="of:=CONCAT(CONCAT(&quot;https://docs.google.com/spreadsheets/d/1zw9aR8GDIDUiTDtSznMxDlZQEAGb8uNzib9KBZLf5yE/edit#gid=0&amp;range=A&quot;;[.G108]);CONCAT(&quot;:X&quot;;[.E10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Invitations Dispatch Date</text:p>
          </table:table-cell>
          <table:table-cell office:value-type="float" office:value="339" table:style-name="ce5">
            <text:p>339</text:p>
          </table:table-cell>
          <table:table-cell office:value-type="string" table:style-name="ce5">
            <text:p>Invitations Dispatch Date</text:p>
          </table:table-cell>
          <table:table-cell office:value-type="float" office:value="337" table:style-name="ce5">
            <text:p>337</text:p>
          </table:table-cell>
          <table:table-cell office:value-type="float" office:value="0" table:formula="of:=CONCAT(CONCAT(&quot;https://docs.google.com/spreadsheets/d/1zw9aR8GDIDUiTDtSznMxDlZQEAGb8uNzib9KBZLf5yE/edit#gid=0&amp;range=A&quot;;[.G109]);CONCAT(&quot;:X&quot;;[.E10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Jury Member Name</text:p>
          </table:table-cell>
          <table:table-cell office:value-type="float" office:value="342" table:style-name="ce5">
            <text:p>342</text:p>
          </table:table-cell>
          <table:table-cell office:value-type="string" table:style-name="ce5">
            <text:p>Jury Member Name</text:p>
          </table:table-cell>
          <table:table-cell office:value-type="float" office:value="341" table:style-name="ce5">
            <text:p>341</text:p>
          </table:table-cell>
          <table:table-cell office:value-type="float" office:value="0" table:formula="of:=CONCAT(CONCAT(&quot;https://docs.google.com/spreadsheets/d/1zw9aR8GDIDUiTDtSznMxDlZQEAGb8uNzib9KBZLf5yE/edit#gid=0&amp;range=A&quot;;[.G110]);CONCAT(&quot;:X&quot;;[.E11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Justification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Justification</text:p>
          </table:table-cell>
          <table:table-cell office:value-type="float" office:value="343" table:style-name="ce5">
            <text:p>343</text:p>
          </table:table-cell>
          <table:table-cell office:value-type="float" office:value="0" table:formula="of:=CONCAT(CONCAT(&quot;https://docs.google.com/spreadsheets/d/1zw9aR8GDIDUiTDtSznMxDlZQEAGb8uNzib9KBZLf5yE/edit#gid=0&amp;range=A&quot;;[.G111]);CONCAT(&quot;:X&quot;;[.E11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Justification Code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Justification Code</text:p>
          </table:table-cell>
          <table:table-cell office:value-type="float" office:value="345" table:style-name="ce5">
            <text:p>345</text:p>
          </table:table-cell>
          <table:table-cell office:value-type="float" office:value="0" table:formula="of:=CONCAT(CONCAT(&quot;https://docs.google.com/spreadsheets/d/1zw9aR8GDIDUiTDtSznMxDlZQEAGb8uNzib9KBZLf5yE/edit#gid=0&amp;range=A&quot;;[.G112]);CONCAT(&quot;:X&quot;;[.E11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anguage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Language</text:p>
          </table:table-cell>
          <table:table-cell office:value-type="float" office:value="347" table:style-name="ce5">
            <text:p>347</text:p>
          </table:table-cell>
          <table:table-cell office:value-type="float" office:value="0" table:formula="of:=CONCAT(CONCAT(&quot;https://docs.google.com/spreadsheets/d/1zw9aR8GDIDUiTDtSznMxDlZQEAGb8uNzib9KBZLf5yE/edit#gid=0&amp;range=A&quot;;[.G113]);CONCAT(&quot;:X&quot;;[.E11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atest Security Clearance Date</text:p>
          </table:table-cell>
          <table:table-cell office:value-type="float" office:value="351" table:style-name="ce5">
            <text:p>351</text:p>
          </table:table-cell>
          <table:table-cell office:value-type="string" table:style-name="ce5">
            <text:p>Latest Security Clearance Date</text:p>
          </table:table-cell>
          <table:table-cell office:value-type="float" office:value="349" table:style-name="ce5">
            <text:p>349</text:p>
          </table:table-cell>
          <table:table-cell office:value-type="float" office:value="0" table:formula="of:=CONCAT(CONCAT(&quot;https://docs.google.com/spreadsheets/d/1zw9aR8GDIDUiTDtSznMxDlZQEAGb8uNzib9KBZLf5yE/edit#gid=0&amp;range=A&quot;;[.G114]);CONCAT(&quot;:X&quot;;[.E11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egal Basis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Legal Basis</text:p>
          </table:table-cell>
          <table:table-cell office:value-type="float" office:value="352" table:style-name="ce5">
            <text:p>352</text:p>
          </table:table-cell>
          <table:table-cell office:value-type="float" office:value="0" table:formula="of:=CONCAT(CONCAT(&quot;https://docs.google.com/spreadsheets/d/1zw9aR8GDIDUiTDtSznMxDlZQEAGb8uNzib9KBZLf5yE/edit#gid=0&amp;range=A&quot;;[.G115]);CONCAT(&quot;:X&quot;;[.E11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egal Form</text:p>
          </table:table-cell>
          <table:table-cell office:value-type="float" office:value="361" table:style-name="ce5">
            <text:p>361</text:p>
          </table:table-cell>
          <table:table-cell office:value-type="string" table:style-name="ce5">
            <text:p>Legal Form</text:p>
          </table:table-cell>
          <table:table-cell office:value-type="float" office:value="356" table:style-name="ce5">
            <text:p>356</text:p>
          </table:table-cell>
          <table:table-cell office:value-type="float" office:value="0" table:formula="of:=CONCAT(CONCAT(&quot;https://docs.google.com/spreadsheets/d/1zw9aR8GDIDUiTDtSznMxDlZQEAGb8uNzib9KBZLf5yE/edit#gid=0&amp;range=A&quot;;[.G116]);CONCAT(&quot;:X&quot;;[.E11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egal Reference Law</text:p>
          </table:table-cell>
          <table:table-cell office:value-type="float" office:value="362" table:style-name="ce5">
            <text:p>362</text:p>
          </table:table-cell>
          <table:table-cell office:value-type="string" table:style-name="ce5">
            <text:p>Legal Reference Law</text:p>
          </table:table-cell>
          <table:table-cell office:value-type="float" office:value="362" table:style-name="ce5">
            <text:p>362</text:p>
          </table:table-cell>
          <table:table-cell office:value-type="float" office:value="0" table:formula="of:=CONCAT(CONCAT(&quot;https://docs.google.com/spreadsheets/d/1zw9aR8GDIDUiTDtSznMxDlZQEAGb8uNzib9KBZLf5yE/edit#gid=0&amp;range=A&quot;;[.G117]);CONCAT(&quot;:X&quot;;[.E11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ocation</text:p>
          </table:table-cell>
          <table:table-cell office:value-type="float" office:value="365" table:style-name="ce5">
            <text:p>365</text:p>
          </table:table-cell>
          <table:table-cell office:value-type="string" table:style-name="ce5">
            <text:p>Location</text:p>
          </table:table-cell>
          <table:table-cell office:value-type="float" office:value="363" table:style-name="ce5">
            <text:p>363</text:p>
          </table:table-cell>
          <table:table-cell office:value-type="float" office:value="0" table:formula="of:=CONCAT(CONCAT(&quot;https://docs.google.com/spreadsheets/d/1zw9aR8GDIDUiTDtSznMxDlZQEAGb8uNzib9KBZLf5yE/edit#gid=0&amp;range=A&quot;;[.G118]);CONCAT(&quot;:X&quot;;[.E11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ocation Description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Location Description</text:p>
          </table:table-cell>
          <table:table-cell office:value-type="float" office:value="366" table:style-name="ce5">
            <text:p>366</text:p>
          </table:table-cell>
          <table:table-cell office:value-type="float" office:value="0" table:formula="of:=CONCAT(CONCAT(&quot;https://docs.google.com/spreadsheets/d/1zw9aR8GDIDUiTDtSznMxDlZQEAGb8uNzib9KBZLf5yE/edit#gid=0&amp;range=A&quot;;[.G119]);CONCAT(&quot;:X&quot;;[.E11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ot</text:p>
          </table:table-cell>
          <table:table-cell office:value-type="float" office:value="377" table:style-name="ce5">
            <text:p>377</text:p>
          </table:table-cell>
          <table:table-cell office:value-type="string" table:style-name="ce5">
            <text:p>Lot</text:p>
          </table:table-cell>
          <table:table-cell office:value-type="float" office:value="371" table:style-name="ce5">
            <text:p>371</text:p>
          </table:table-cell>
          <table:table-cell office:value-type="float" office:value="0" table:formula="of:=CONCAT(CONCAT(&quot;https://docs.google.com/spreadsheets/d/1zw9aR8GDIDUiTDtSznMxDlZQEAGb8uNzib9KBZLf5yE/edit#gid=0&amp;range=A&quot;;[.G120]);CONCAT(&quot;:X&quot;;[.E12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ot Group</text:p>
          </table:table-cell>
          <table:table-cell office:value-type="float" office:value="378" table:style-name="ce5">
            <text:p>378</text:p>
          </table:table-cell>
          <table:table-cell office:value-type="string" table:style-name="ce5">
            <text:p>Lot Group</text:p>
          </table:table-cell>
          <table:table-cell office:value-type="float" office:value="378" table:style-name="ce5">
            <text:p>378</text:p>
          </table:table-cell>
          <table:table-cell office:value-type="float" office:value="0" table:formula="of:=CONCAT(CONCAT(&quot;https://docs.google.com/spreadsheets/d/1zw9aR8GDIDUiTDtSznMxDlZQEAGb8uNzib9KBZLf5yE/edit#gid=0&amp;range=A&quot;;[.G121]);CONCAT(&quot;:X&quot;;[.E12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Lot Identifier Reference</text:p>
          </table:table-cell>
          <table:table-cell office:value-type="float" office:value="382" table:style-name="ce5">
            <text:p>382</text:p>
          </table:table-cell>
          <table:table-cell office:value-type="string" table:style-name="ce5">
            <text:p>Lot Identifier Reference</text:p>
          </table:table-cell>
          <table:table-cell office:value-type="float" office:value="379" table:style-name="ce5">
            <text:p>379</text:p>
          </table:table-cell>
          <table:table-cell office:value-type="float" office:value="0" table:formula="of:=CONCAT(CONCAT(&quot;https://docs.google.com/spreadsheets/d/1zw9aR8GDIDUiTDtSznMxDlZQEAGb8uNzib9KBZLf5yE/edit#gid=0&amp;range=A&quot;;[.G122]);CONCAT(&quot;:X&quot;;[.E12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in Activity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Main Activity</text:p>
          </table:table-cell>
          <table:table-cell office:value-type="float" office:value="383" table:style-name="ce5">
            <text:p>383</text:p>
          </table:table-cell>
          <table:table-cell office:value-type="float" office:value="0" table:formula="of:=CONCAT(CONCAT(&quot;https://docs.google.com/spreadsheets/d/1zw9aR8GDIDUiTDtSznMxDlZQEAGb8uNzib9KBZLf5yE/edit#gid=0&amp;range=A&quot;;[.G123]);CONCAT(&quot;:X&quot;;[.E12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in Features Award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Main Features Award</text:p>
          </table:table-cell>
          <table:table-cell office:value-type="float" office:value="387" table:style-name="ce5">
            <text:p>387</text:p>
          </table:table-cell>
          <table:table-cell office:value-type="float" office:value="0" table:formula="of:=CONCAT(CONCAT(&quot;https://docs.google.com/spreadsheets/d/1zw9aR8GDIDUiTDtSznMxDlZQEAGb8uNzib9KBZLf5yE/edit#gid=0&amp;range=A&quot;;[.G124]);CONCAT(&quot;:X&quot;;[.E12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in Financial Conditions</text:p>
          </table:table-cell>
          <table:table-cell office:value-type="float" office:value="392" table:style-name="ce5">
            <text:p>392</text:p>
          </table:table-cell>
          <table:table-cell office:value-type="string" table:style-name="ce5">
            <text:p>Main Financial Conditions</text:p>
          </table:table-cell>
          <table:table-cell office:value-type="float" office:value="389" table:style-name="ce5">
            <text:p>389</text:p>
          </table:table-cell>
          <table:table-cell office:value-type="float" office:value="0" table:formula="of:=CONCAT(CONCAT(&quot;https://docs.google.com/spreadsheets/d/1zw9aR8GDIDUiTDtSznMxDlZQEAGb8uNzib9KBZLf5yE/edit#gid=0&amp;range=A&quot;;[.G125]);CONCAT(&quot;:X&quot;;[.E12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x Lots Allowed</text:p>
          </table:table-cell>
          <table:table-cell office:value-type="float" office:value="396" table:style-name="ce5">
            <text:p>396</text:p>
          </table:table-cell>
          <table:table-cell office:value-type="string" table:style-name="ce5">
            <text:p>Max Lots Allowed</text:p>
          </table:table-cell>
          <table:table-cell office:value-type="float" office:value="393" table:style-name="ce5">
            <text:p>393</text:p>
          </table:table-cell>
          <table:table-cell office:value-type="float" office:value="0" table:formula="of:=CONCAT(CONCAT(&quot;https://docs.google.com/spreadsheets/d/1zw9aR8GDIDUiTDtSznMxDlZQEAGb8uNzib9KBZLf5yE/edit#gid=0&amp;range=A&quot;;[.G126]);CONCAT(&quot;:X&quot;;[.E12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x Lots Awarded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Max Lots Awarded</text:p>
          </table:table-cell>
          <table:table-cell office:value-type="float" office:value="397" table:style-name="ce5">
            <text:p>397</text:p>
          </table:table-cell>
          <table:table-cell office:value-type="float" office:value="0" table:formula="of:=CONCAT(CONCAT(&quot;https://docs.google.com/spreadsheets/d/1zw9aR8GDIDUiTDtSznMxDlZQEAGb8uNzib9KBZLf5yE/edit#gid=0&amp;range=A&quot;;[.G127]);CONCAT(&quot;:X&quot;;[.E12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x Number Participants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Max Number Participants</text:p>
          </table:table-cell>
          <table:table-cell office:value-type="float" office:value="401" table:style-name="ce5">
            <text:p>401</text:p>
          </table:table-cell>
          <table:table-cell office:value-type="float" office:value="0" table:formula="of:=CONCAT(CONCAT(&quot;https://docs.google.com/spreadsheets/d/1zw9aR8GDIDUiTDtSznMxDlZQEAGb8uNzib9KBZLf5yE/edit#gid=0&amp;range=A&quot;;[.G128]);CONCAT(&quot;:X&quot;;[.E12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x Total Value Framework</text:p>
          </table:table-cell>
          <table:table-cell office:value-type="float" office:value="407" table:style-name="ce5">
            <text:p>407</text:p>
          </table:table-cell>
          <table:table-cell office:value-type="string" table:style-name="ce5">
            <text:p>Max Total Value Framework</text:p>
          </table:table-cell>
          <table:table-cell office:value-type="float" office:value="404" table:style-name="ce5">
            <text:p>404</text:p>
          </table:table-cell>
          <table:table-cell office:value-type="float" office:value="0" table:formula="of:=CONCAT(CONCAT(&quot;https://docs.google.com/spreadsheets/d/1zw9aR8GDIDUiTDtSznMxDlZQEAGb8uNzib9KBZLf5yE/edit#gid=0&amp;range=A&quot;;[.G129]);CONCAT(&quot;:X&quot;;[.E12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aximum Number Of Candidats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Maximum Number Of Candidats</text:p>
          </table:table-cell>
          <table:table-cell office:value-type="float" office:value="408" table:style-name="ce5">
            <text:p>408</text:p>
          </table:table-cell>
          <table:table-cell office:value-type="float" office:value="0" table:formula="of:=CONCAT(CONCAT(&quot;https://docs.google.com/spreadsheets/d/1zw9aR8GDIDUiTDtSznMxDlZQEAGb8uNzib9KBZLf5yE/edit#gid=0&amp;range=A&quot;;[.G130]);CONCAT(&quot;:X&quot;;[.E13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ediation Body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Mediation Body</text:p>
          </table:table-cell>
          <table:table-cell office:value-type="float" office:value="413" table:style-name="ce5">
            <text:p>413</text:p>
          </table:table-cell>
          <table:table-cell office:value-type="float" office:value="0" table:formula="of:=CONCAT(CONCAT(&quot;https://docs.google.com/spreadsheets/d/1zw9aR8GDIDUiTDtSznMxDlZQEAGb8uNzib9KBZLf5yE/edit#gid=0&amp;range=A&quot;;[.G131]);CONCAT(&quot;:X&quot;;[.E13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icro, Small And Medium-Sized Enterprise (SME)</text:p>
          </table:table-cell>
          <table:table-cell office:value-type="float" office:value="419" table:style-name="ce5">
            <text:p>419</text:p>
          </table:table-cell>
          <table:table-cell office:value-type="string" table:style-name="ce5">
            <text:p>Micro, Small And Medium-Sized Enterprise (SME)</text:p>
          </table:table-cell>
          <table:table-cell office:value-type="float" office:value="415" table:style-name="ce5">
            <text:p>415</text:p>
          </table:table-cell>
          <table:table-cell office:value-type="float" office:value="0" table:formula="of:=CONCAT(CONCAT(&quot;https://docs.google.com/spreadsheets/d/1zw9aR8GDIDUiTDtSznMxDlZQEAGb8uNzib9KBZLf5yE/edit#gid=0&amp;range=A&quot;;[.G132]);CONCAT(&quot;:X&quot;;[.E13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inimum Number Of Candidats</text:p>
          </table:table-cell>
          <table:table-cell office:value-type="float" office:value="424" table:style-name="ce5">
            <text:p>424</text:p>
          </table:table-cell>
          <table:table-cell office:value-type="string" table:style-name="ce5">
            <text:p>Minimum Number Of Candidats</text:p>
          </table:table-cell>
          <table:table-cell office:value-type="float" office:value="420" table:style-name="ce5">
            <text:p>420</text:p>
          </table:table-cell>
          <table:table-cell office:value-type="float" office:value="0" table:formula="of:=CONCAT(CONCAT(&quot;https://docs.google.com/spreadsheets/d/1zw9aR8GDIDUiTDtSznMxDlZQEAGb8uNzib9KBZLf5yE/edit#gid=0&amp;range=A&quot;;[.G133]);CONCAT(&quot;:X&quot;;[.E13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Modification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Modification</text:p>
          </table:table-cell>
          <table:table-cell office:value-type="float" office:value="425" table:style-name="ce5">
            <text:p>425</text:p>
          </table:table-cell>
          <table:table-cell office:value-type="float" office:value="0" table:formula="of:=CONCAT(CONCAT(&quot;https://docs.google.com/spreadsheets/d/1zw9aR8GDIDUiTDtSznMxDlZQEAGb8uNzib9KBZLf5yE/edit#gid=0&amp;range=A&quot;;[.G134]);CONCAT(&quot;:X&quot;;[.E13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ame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Name</text:p>
          </table:table-cell>
          <table:table-cell office:value-type="float" office:value="432" table:style-name="ce5">
            <text:p>432</text:p>
          </table:table-cell>
          <table:table-cell office:value-type="float" office:value="0" table:formula="of:=CONCAT(CONCAT(&quot;https://docs.google.com/spreadsheets/d/1zw9aR8GDIDUiTDtSznMxDlZQEAGb8uNzib9KBZLf5yE/edit#gid=0&amp;range=A&quot;;[.G135]);CONCAT(&quot;:X&quot;;[.E13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ational Law URI</text:p>
          </table:table-cell>
          <table:table-cell office:value-type="float" office:value="437" table:style-name="ce5">
            <text:p>437</text:p>
          </table:table-cell>
          <table:table-cell office:value-type="string" table:style-name="ce5">
            <text:p>National Law URI</text:p>
          </table:table-cell>
          <table:table-cell office:value-type="float" office:value="436" table:style-name="ce5">
            <text:p>436</text:p>
          </table:table-cell>
          <table:table-cell office:value-type="float" office:value="0" table:formula="of:=CONCAT(CONCAT(&quot;https://docs.google.com/spreadsheets/d/1zw9aR8GDIDUiTDtSznMxDlZQEAGb8uNzib9KBZLf5yE/edit#gid=0&amp;range=A&quot;;[.G136]);CONCAT(&quot;:X&quot;;[.E13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o Award Reason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No Award Reason</text:p>
          </table:table-cell>
          <table:table-cell office:value-type="float" office:value="438" table:style-name="ce5">
            <text:p>438</text:p>
          </table:table-cell>
          <table:table-cell office:value-type="float" office:value="0" table:formula="of:=CONCAT(CONCAT(&quot;https://docs.google.com/spreadsheets/d/1zw9aR8GDIDUiTDtSznMxDlZQEAGb8uNzib9KBZLf5yE/edit#gid=0&amp;range=A&quot;;[.G137]);CONCAT(&quot;:X&quot;;[.E13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o Further Negociation Indicator</text:p>
          </table:table-cell>
          <table:table-cell office:value-type="float" office:value="441" table:style-name="ce5">
            <text:p>441</text:p>
          </table:table-cell>
          <table:table-cell office:value-type="string" table:style-name="ce5">
            <text:p>No Further Negociation Indicator</text:p>
          </table:table-cell>
          <table:table-cell office:value-type="float" office:value="440" table:style-name="ce5">
            <text:p>440</text:p>
          </table:table-cell>
          <table:table-cell office:value-type="float" office:value="0" table:formula="of:=CONCAT(CONCAT(&quot;https://docs.google.com/spreadsheets/d/1zw9aR8GDIDUiTDtSznMxDlZQEAGb8uNzib9KBZLf5yE/edit#gid=0&amp;range=A&quot;;[.G138]);CONCAT(&quot;:X&quot;;[.E13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otice</text:p>
          </table:table-cell>
          <table:table-cell office:value-type="float" office:value="442" table:style-name="ce5">
            <text:p>442</text:p>
          </table:table-cell>
          <table:table-cell office:value-type="string" table:style-name="ce5">
            <text:p>Notice</text:p>
          </table:table-cell>
          <table:table-cell office:value-type="float" office:value="442" table:style-name="ce5">
            <text:p>442</text:p>
          </table:table-cell>
          <table:table-cell office:value-type="float" office:value="0" table:formula="of:=CONCAT(CONCAT(&quot;https://docs.google.com/spreadsheets/d/1zw9aR8GDIDUiTDtSznMxDlZQEAGb8uNzib9KBZLf5yE/edit#gid=0&amp;range=A&quot;;[.G139]);CONCAT(&quot;:X&quot;;[.E13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Award</text:p>
          </table:table-cell>
          <table:table-cell office:value-type="float" office:value="444" table:style-name="ce5">
            <text:p>444</text:p>
          </table:table-cell>
          <table:table-cell office:value-type="string" table:style-name="ce5">
            <text:p>Number Award</text:p>
          </table:table-cell>
          <table:table-cell office:value-type="float" office:value="443" table:style-name="ce5">
            <text:p>443</text:p>
          </table:table-cell>
          <table:table-cell office:value-type="float" office:value="0" table:formula="of:=CONCAT(CONCAT(&quot;https://docs.google.com/spreadsheets/d/1zw9aR8GDIDUiTDtSznMxDlZQEAGb8uNzib9KBZLf5yE/edit#gid=0&amp;range=A&quot;;[.G140]);CONCAT(&quot;:X&quot;;[.E14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Requests Received</text:p>
          </table:table-cell>
          <table:table-cell office:value-type="float" office:value="446" table:style-name="ce5">
            <text:p>446</text:p>
          </table:table-cell>
          <table:table-cell office:value-type="string" table:style-name="ce5">
            <text:p>Number Requests Received</text:p>
          </table:table-cell>
          <table:table-cell office:value-type="float" office:value="445" table:style-name="ce5">
            <text:p>445</text:p>
          </table:table-cell>
          <table:table-cell office:value-type="float" office:value="0" table:formula="of:=CONCAT(CONCAT(&quot;https://docs.google.com/spreadsheets/d/1zw9aR8GDIDUiTDtSznMxDlZQEAGb8uNzib9KBZLf5yE/edit#gid=0&amp;range=A&quot;;[.G141]);CONCAT(&quot;:X&quot;;[.E14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Tenders Other EU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Number Tenders Other EU</text:p>
          </table:table-cell>
          <table:table-cell office:value-type="float" office:value="447" table:style-name="ce5">
            <text:p>447</text:p>
          </table:table-cell>
          <table:table-cell office:value-type="float" office:value="0" table:formula="of:=CONCAT(CONCAT(&quot;https://docs.google.com/spreadsheets/d/1zw9aR8GDIDUiTDtSznMxDlZQEAGb8uNzib9KBZLf5yE/edit#gid=0&amp;range=A&quot;;[.G142]);CONCAT(&quot;:X&quot;;[.E14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Tenders Received</text:p>
          </table:table-cell>
          <table:table-cell office:value-type="float" office:value="452" table:style-name="ce5">
            <text:p>452</text:p>
          </table:table-cell>
          <table:table-cell office:value-type="string" table:style-name="ce5">
            <text:p>Number Tenders Received</text:p>
          </table:table-cell>
          <table:table-cell office:value-type="float" office:value="450" table:style-name="ce5">
            <text:p>450</text:p>
          </table:table-cell>
          <table:table-cell office:value-type="float" office:value="0" table:formula="of:=CONCAT(CONCAT(&quot;https://docs.google.com/spreadsheets/d/1zw9aR8GDIDUiTDtSznMxDlZQEAGb8uNzib9KBZLf5yE/edit#gid=0&amp;range=A&quot;;[.G143]);CONCAT(&quot;:X&quot;;[.E14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Tenders Received EMEANS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Number Tenders Received EMEANS</text:p>
          </table:table-cell>
          <table:table-cell office:value-type="float" office:value="453" table:style-name="ce5">
            <text:p>453</text:p>
          </table:table-cell>
          <table:table-cell office:value-type="float" office:value="0" table:formula="of:=CONCAT(CONCAT(&quot;https://docs.google.com/spreadsheets/d/1zw9aR8GDIDUiTDtSznMxDlZQEAGb8uNzib9KBZLf5yE/edit#gid=0&amp;range=A&quot;;[.G144]);CONCAT(&quot;:X&quot;;[.E14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Tenders SME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Number Tenders SME</text:p>
          </table:table-cell>
          <table:table-cell office:value-type="float" office:value="456" table:style-name="ce5">
            <text:p>456</text:p>
          </table:table-cell>
          <table:table-cell office:value-type="float" office:value="0" table:formula="of:=CONCAT(CONCAT(&quot;https://docs.google.com/spreadsheets/d/1zw9aR8GDIDUiTDtSznMxDlZQEAGb8uNzib9KBZLf5yE/edit#gid=0&amp;range=A&quot;;[.G145]);CONCAT(&quot;:X&quot;;[.E14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mber Year Month</text:p>
          </table:table-cell>
          <table:table-cell office:value-type="float" office:value="459" table:style-name="ce5">
            <text:p>459</text:p>
          </table:table-cell>
          <table:table-cell office:value-type="string" table:style-name="ce5">
            <text:p>Number Year Month</text:p>
          </table:table-cell>
          <table:table-cell office:value-type="float" office:value="459" table:style-name="ce5">
            <text:p>459</text:p>
          </table:table-cell>
          <table:table-cell office:value-type="float" office:value="0" table:formula="of:=CONCAT(CONCAT(&quot;https://docs.google.com/spreadsheets/d/1zw9aR8GDIDUiTDtSznMxDlZQEAGb8uNzib9KBZLf5yE/edit#gid=0&amp;range=A&quot;;[.G146]);CONCAT(&quot;:X&quot;;[.E14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NUTS Code</text:p>
          </table:table-cell>
          <table:table-cell office:value-type="float" office:value="465" table:style-name="ce5">
            <text:p>465</text:p>
          </table:table-cell>
          <table:table-cell office:value-type="string" table:style-name="ce5">
            <text:p>NUTS Code</text:p>
          </table:table-cell>
          <table:table-cell office:value-type="float" office:value="460" table:style-name="ce5">
            <text:p>460</text:p>
          </table:table-cell>
          <table:table-cell office:value-type="float" office:value="0" table:formula="of:=CONCAT(CONCAT(&quot;https://docs.google.com/spreadsheets/d/1zw9aR8GDIDUiTDtSznMxDlZQEAGb8uNzib9KBZLf5yE/edit#gid=0&amp;range=A&quot;;[.G147]);CONCAT(&quot;:X&quot;;[.E14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pen Conditions Date</text:p>
          </table:table-cell>
          <table:table-cell office:value-type="float" office:value="467" table:style-name="ce5">
            <text:p>467</text:p>
          </table:table-cell>
          <table:table-cell office:value-type="string" table:style-name="ce5">
            <text:p>Open Conditions Date</text:p>
          </table:table-cell>
          <table:table-cell office:value-type="float" office:value="466" table:style-name="ce5">
            <text:p>466</text:p>
          </table:table-cell>
          <table:table-cell office:value-type="float" office:value="0" table:formula="of:=CONCAT(CONCAT(&quot;https://docs.google.com/spreadsheets/d/1zw9aR8GDIDUiTDtSznMxDlZQEAGb8uNzib9KBZLf5yE/edit#gid=0&amp;range=A&quot;;[.G148]);CONCAT(&quot;:X&quot;;[.E14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pen Conditions Description</text:p>
          </table:table-cell>
          <table:table-cell office:value-type="float" office:value="469" table:style-name="ce5">
            <text:p>469</text:p>
          </table:table-cell>
          <table:table-cell office:value-type="string" table:style-name="ce5">
            <text:p>Open Conditions Description</text:p>
          </table:table-cell>
          <table:table-cell office:value-type="float" office:value="468" table:style-name="ce5">
            <text:p>468</text:p>
          </table:table-cell>
          <table:table-cell office:value-type="float" office:value="0" table:formula="of:=CONCAT(CONCAT(&quot;https://docs.google.com/spreadsheets/d/1zw9aR8GDIDUiTDtSznMxDlZQEAGb8uNzib9KBZLf5yE/edit#gid=0&amp;range=A&quot;;[.G149]);CONCAT(&quot;:X&quot;;[.E14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pen Conditions Place</text:p>
          </table:table-cell>
          <table:table-cell office:value-type="float" office:value="471" table:style-name="ce5">
            <text:p>471</text:p>
          </table:table-cell>
          <table:table-cell office:value-type="string" table:style-name="ce5">
            <text:p>Open Conditions Place</text:p>
          </table:table-cell>
          <table:table-cell office:value-type="float" office:value="470" table:style-name="ce5">
            <text:p>470</text:p>
          </table:table-cell>
          <table:table-cell office:value-type="float" office:value="0" table:formula="of:=CONCAT(CONCAT(&quot;https://docs.google.com/spreadsheets/d/1zw9aR8GDIDUiTDtSznMxDlZQEAGb8uNzib9KBZLf5yE/edit#gid=0&amp;range=A&quot;;[.G150]);CONCAT(&quot;:X&quot;;[.E15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ptions</text:p>
          </table:table-cell>
          <table:table-cell office:value-type="float" office:value="478" table:style-name="ce5">
            <text:p>478</text:p>
          </table:table-cell>
          <table:table-cell office:value-type="string" table:style-name="ce5">
            <text:p>Options</text:p>
          </table:table-cell>
          <table:table-cell office:value-type="float" office:value="472" table:style-name="ce5">
            <text:p>472</text:p>
          </table:table-cell>
          <table:table-cell office:value-type="float" office:value="0" table:formula="of:=CONCAT(CONCAT(&quot;https://docs.google.com/spreadsheets/d/1zw9aR8GDIDUiTDtSznMxDlZQEAGb8uNzib9KBZLf5yE/edit#gid=0&amp;range=A&quot;;[.G151]);CONCAT(&quot;:X&quot;;[.E15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rganisation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Organisation</text:p>
          </table:table-cell>
          <table:table-cell office:value-type="float" office:value="479" table:style-name="ce5">
            <text:p>479</text:p>
          </table:table-cell>
          <table:table-cell office:value-type="float" office:value="0" table:formula="of:=CONCAT(CONCAT(&quot;https://docs.google.com/spreadsheets/d/1zw9aR8GDIDUiTDtSznMxDlZQEAGb8uNzib9KBZLf5yE/edit#gid=0&amp;range=A&quot;;[.G152]);CONCAT(&quot;:X&quot;;[.E15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rganisation Identifier</text:p>
          </table:table-cell>
          <table:table-cell office:value-type="float" office:value="485" table:style-name="ce5">
            <text:p>485</text:p>
          </table:table-cell>
          <table:table-cell office:value-type="string" table:style-name="ce5">
            <text:p>Organisation Identifier</text:p>
          </table:table-cell>
          <table:table-cell office:value-type="float" office:value="480" table:style-name="ce5">
            <text:p>480</text:p>
          </table:table-cell>
          <table:table-cell office:value-type="float" office:value="0" table:formula="of:=CONCAT(CONCAT(&quot;https://docs.google.com/spreadsheets/d/1zw9aR8GDIDUiTDtSznMxDlZQEAGb8uNzib9KBZLf5yE/edit#gid=0&amp;range=A&quot;;[.G153]);CONCAT(&quot;:X&quot;;[.E15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Outsourced Procedure Indicator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Outsourced Procedure Indicator</text:p>
          </table:table-cell>
          <table:table-cell office:value-type="float" office:value="486" table:style-name="ce5">
            <text:p>486</text:p>
          </table:table-cell>
          <table:table-cell office:value-type="float" office:value="0" table:formula="of:=CONCAT(CONCAT(&quot;https://docs.google.com/spreadsheets/d/1zw9aR8GDIDUiTDtSznMxDlZQEAGb8uNzib9KBZLf5yE/edit#gid=0&amp;range=A&quot;;[.G154]);CONCAT(&quot;:X&quot;;[.E15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articipant Pay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Participant Pay</text:p>
          </table:table-cell>
          <table:table-cell office:value-type="float" office:value="488" table:style-name="ce5">
            <text:p>488</text:p>
          </table:table-cell>
          <table:table-cell office:value-type="float" office:value="0" table:formula="of:=CONCAT(CONCAT(&quot;https://docs.google.com/spreadsheets/d/1zw9aR8GDIDUiTDtSznMxDlZQEAGb8uNzib9KBZLf5yE/edit#gid=0&amp;range=A&quot;;[.G155]);CONCAT(&quot;:X&quot;;[.E15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articipants Name</text:p>
          </table:table-cell>
          <table:table-cell office:value-type="float" office:value="494" table:style-name="ce5">
            <text:p>494</text:p>
          </table:table-cell>
          <table:table-cell office:value-type="string" table:style-name="ce5">
            <text:p>Participants Name</text:p>
          </table:table-cell>
          <table:table-cell office:value-type="float" office:value="492" table:style-name="ce5">
            <text:p>492</text:p>
          </table:table-cell>
          <table:table-cell office:value-type="float" office:value="0" table:formula="of:=CONCAT(CONCAT(&quot;https://docs.google.com/spreadsheets/d/1zw9aR8GDIDUiTDtSznMxDlZQEAGb8uNzib9KBZLf5yE/edit#gid=0&amp;range=A&quot;;[.G156]);CONCAT(&quot;:X&quot;;[.E15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articipation Deadline</text:p>
          </table:table-cell>
          <table:table-cell office:value-type="float" office:value="497" table:style-name="ce5">
            <text:p>497</text:p>
          </table:table-cell>
          <table:table-cell office:value-type="string" table:style-name="ce5">
            <text:p>Participation Deadline</text:p>
          </table:table-cell>
          <table:table-cell office:value-type="float" office:value="495" table:style-name="ce5">
            <text:p>495</text:p>
          </table:table-cell>
          <table:table-cell office:value-type="float" office:value="0" table:formula="of:=CONCAT(CONCAT(&quot;https://docs.google.com/spreadsheets/d/1zw9aR8GDIDUiTDtSznMxDlZQEAGb8uNzib9KBZLf5yE/edit#gid=0&amp;range=A&quot;;[.G157]);CONCAT(&quot;:X&quot;;[.E15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erformance Conditions</text:p>
          </table:table-cell>
          <table:table-cell office:value-type="float" office:value="500" table:style-name="ce5">
            <text:p>500</text:p>
          </table:table-cell>
          <table:table-cell office:value-type="string" table:style-name="ce5">
            <text:p>Performance Conditions</text:p>
          </table:table-cell>
          <table:table-cell office:value-type="float" office:value="498" table:style-name="ce5">
            <text:p>498</text:p>
          </table:table-cell>
          <table:table-cell office:value-type="float" office:value="0" table:formula="of:=CONCAT(CONCAT(&quot;https://docs.google.com/spreadsheets/d/1zw9aR8GDIDUiTDtSznMxDlZQEAGb8uNzib9KBZLf5yE/edit#gid=0&amp;range=A&quot;;[.G158]);CONCAT(&quot;:X&quot;;[.E15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erformance Staff Qualification</text:p>
          </table:table-cell>
          <table:table-cell office:value-type="float" office:value="502" table:style-name="ce5">
            <text:p>502</text:p>
          </table:table-cell>
          <table:table-cell office:value-type="string" table:style-name="ce5">
            <text:p>Performance Staff Qualification</text:p>
          </table:table-cell>
          <table:table-cell office:value-type="float" office:value="501" table:style-name="ce5">
            <text:p>501</text:p>
          </table:table-cell>
          <table:table-cell office:value-type="float" office:value="0" table:formula="of:=CONCAT(CONCAT(&quot;https://docs.google.com/spreadsheets/d/1zw9aR8GDIDUiTDtSznMxDlZQEAGb8uNzib9KBZLf5yE/edit#gid=0&amp;range=A&quot;;[.G159]);CONCAT(&quot;:X&quot;;[.E15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eriod</text:p>
          </table:table-cell>
          <table:table-cell office:value-type="float" office:value="503" table:style-name="ce5">
            <text:p>503</text:p>
          </table:table-cell>
          <table:table-cell office:value-type="string" table:style-name="ce5">
            <text:p>Period</text:p>
          </table:table-cell>
          <table:table-cell office:value-type="float" office:value="503" table:style-name="ce5">
            <text:p>503</text:p>
          </table:table-cell>
          <table:table-cell office:value-type="float" office:value="0" table:formula="of:=CONCAT(CONCAT(&quot;https://docs.google.com/spreadsheets/d/1zw9aR8GDIDUiTDtSznMxDlZQEAGb8uNzib9KBZLf5yE/edit#gid=0&amp;range=A&quot;;[.G160]);CONCAT(&quot;:X&quot;;[.E16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ersonal Situation Exclusion Criterion</text:p>
          </table:table-cell>
          <table:table-cell office:value-type="float" office:value="507" table:style-name="ce5">
            <text:p>507</text:p>
          </table:table-cell>
          <table:table-cell office:value-type="string" table:style-name="ce5">
            <text:p>Personal Situation Exclusion Criterion</text:p>
          </table:table-cell>
          <table:table-cell office:value-type="float" office:value="504" table:style-name="ce5">
            <text:p>504</text:p>
          </table:table-cell>
          <table:table-cell office:value-type="float" office:value="0" table:formula="of:=CONCAT(CONCAT(&quot;https://docs.google.com/spreadsheets/d/1zw9aR8GDIDUiTDtSznMxDlZQEAGb8uNzib9KBZLf5yE/edit#gid=0&amp;range=A&quot;;[.G161]);CONCAT(&quot;:X&quot;;[.E16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hone</text:p>
          </table:table-cell>
          <table:table-cell office:value-type="float" office:value="509" table:style-name="ce5">
            <text:p>509</text:p>
          </table:table-cell>
          <table:table-cell office:value-type="string" table:style-name="ce5">
            <text:p>Phone</text:p>
          </table:table-cell>
          <table:table-cell office:value-type="float" office:value="508" table:style-name="ce5">
            <text:p>508</text:p>
          </table:table-cell>
          <table:table-cell office:value-type="float" office:value="0" table:formula="of:=CONCAT(CONCAT(&quot;https://docs.google.com/spreadsheets/d/1zw9aR8GDIDUiTDtSznMxDlZQEAGb8uNzib9KBZLf5yE/edit#gid=0&amp;range=A&quot;;[.G162]);CONCAT(&quot;:X&quot;;[.E16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ostal Code</text:p>
          </table:table-cell>
          <table:table-cell office:value-type="float" office:value="511" table:style-name="ce5">
            <text:p>511</text:p>
          </table:table-cell>
          <table:table-cell office:value-type="string" table:style-name="ce5">
            <text:p>Postal Code</text:p>
          </table:table-cell>
          <table:table-cell office:value-type="float" office:value="510" table:style-name="ce5">
            <text:p>510</text:p>
          </table:table-cell>
          <table:table-cell office:value-type="float" office:value="0" table:formula="of:=CONCAT(CONCAT(&quot;https://docs.google.com/spreadsheets/d/1zw9aR8GDIDUiTDtSznMxDlZQEAGb8uNzib9KBZLf5yE/edit#gid=0&amp;range=A&quot;;[.G163]);CONCAT(&quot;:X&quot;;[.E16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eliminary Market Consultation</text:p>
          </table:table-cell>
          <table:table-cell office:value-type="float" office:value="513" table:style-name="ce5">
            <text:p>513</text:p>
          </table:table-cell>
          <table:table-cell office:value-type="string" table:style-name="ce5">
            <text:p>Preliminary Market Consultation</text:p>
          </table:table-cell>
          <table:table-cell office:value-type="float" office:value="512" table:style-name="ce5">
            <text:p>512</text:p>
          </table:table-cell>
          <table:table-cell office:value-type="float" office:value="0" table:formula="of:=CONCAT(CONCAT(&quot;https://docs.google.com/spreadsheets/d/1zw9aR8GDIDUiTDtSznMxDlZQEAGb8uNzib9KBZLf5yE/edit#gid=0&amp;range=A&quot;;[.G164]);CONCAT(&quot;:X&quot;;[.E16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ior Information Notice</text:p>
          </table:table-cell>
          <table:table-cell office:value-type="float" office:value="514" table:style-name="ce5">
            <text:p>514</text:p>
          </table:table-cell>
          <table:table-cell office:value-type="string" table:style-name="ce5">
            <text:p>Prior Information Notice</text:p>
          </table:table-cell>
          <table:table-cell office:value-type="float" office:value="514" table:style-name="ce5">
            <text:p>514</text:p>
          </table:table-cell>
          <table:table-cell office:value-type="float" office:value="0" table:formula="of:=CONCAT(CONCAT(&quot;https://docs.google.com/spreadsheets/d/1zw9aR8GDIDUiTDtSznMxDlZQEAGb8uNzib9KBZLf5yE/edit#gid=0&amp;range=A&quot;;[.G165]);CONCAT(&quot;:X&quot;;[.E16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ize</text:p>
          </table:table-cell>
          <table:table-cell office:value-type="float" office:value="515" table:style-name="ce5">
            <text:p>515</text:p>
          </table:table-cell>
          <table:table-cell office:value-type="string" table:style-name="ce5">
            <text:p>Prize</text:p>
          </table:table-cell>
          <table:table-cell office:value-type="float" office:value="515" table:style-name="ce5">
            <text:p>515</text:p>
          </table:table-cell>
          <table:table-cell office:value-type="float" office:value="0" table:formula="of:=CONCAT(CONCAT(&quot;https://docs.google.com/spreadsheets/d/1zw9aR8GDIDUiTDtSznMxDlZQEAGb8uNzib9KBZLf5yE/edit#gid=0&amp;range=A&quot;;[.G166]);CONCAT(&quot;:X&quot;;[.E16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ize Awarded</text:p>
          </table:table-cell>
          <table:table-cell office:value-type="float" office:value="521" table:style-name="ce5">
            <text:p>521</text:p>
          </table:table-cell>
          <table:table-cell office:value-type="string" table:style-name="ce5">
            <text:p>Prize Awarded</text:p>
          </table:table-cell>
          <table:table-cell office:value-type="float" office:value="516" table:style-name="ce5">
            <text:p>516</text:p>
          </table:table-cell>
          <table:table-cell office:value-type="float" office:value="0" table:formula="of:=CONCAT(CONCAT(&quot;https://docs.google.com/spreadsheets/d/1zw9aR8GDIDUiTDtSznMxDlZQEAGb8uNzib9KBZLf5yE/edit#gid=0&amp;range=A&quot;;[.G167]);CONCAT(&quot;:X&quot;;[.E16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ize Value</text:p>
          </table:table-cell>
          <table:table-cell office:value-type="float" office:value="523" table:style-name="ce5">
            <text:p>523</text:p>
          </table:table-cell>
          <table:table-cell office:value-type="string" table:style-name="ce5">
            <text:p>Prize Value</text:p>
          </table:table-cell>
          <table:table-cell office:value-type="float" office:value="522" table:style-name="ce5">
            <text:p>522</text:p>
          </table:table-cell>
          <table:table-cell office:value-type="float" office:value="0" table:formula="of:=CONCAT(CONCAT(&quot;https://docs.google.com/spreadsheets/d/1zw9aR8GDIDUiTDtSznMxDlZQEAGb8uNzib9KBZLf5yE/edit#gid=0&amp;range=A&quot;;[.G168]);CONCAT(&quot;:X&quot;;[.E16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edure Type</text:p>
          </table:table-cell>
          <table:table-cell office:value-type="float" office:value="529" table:style-name="ce5">
            <text:p>529</text:p>
          </table:table-cell>
          <table:table-cell office:value-type="string" table:style-name="ce5">
            <text:p>Procedure Type</text:p>
          </table:table-cell>
          <table:table-cell office:value-type="float" office:value="524" table:style-name="ce5">
            <text:p>524</text:p>
          </table:table-cell>
          <table:table-cell office:value-type="float" office:value="0" table:formula="of:=CONCAT(CONCAT(&quot;https://docs.google.com/spreadsheets/d/1zw9aR8GDIDUiTDtSznMxDlZQEAGb8uNzib9KBZLf5yE/edit#gid=0&amp;range=A&quot;;[.G169]);CONCAT(&quot;:X&quot;;[.E16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ess</text:p>
          </table:table-cell>
          <table:table-cell office:value-type="float" office:value="531" table:style-name="ce5">
            <text:p>531</text:p>
          </table:table-cell>
          <table:table-cell office:value-type="string" table:style-name="ce5">
            <text:p>Process</text:p>
          </table:table-cell>
          <table:table-cell office:value-type="float" office:value="530" table:style-name="ce5">
            <text:p>530</text:p>
          </table:table-cell>
          <table:table-cell office:value-type="float" office:value="0" table:formula="of:=CONCAT(CONCAT(&quot;https://docs.google.com/spreadsheets/d/1zw9aR8GDIDUiTDtSznMxDlZQEAGb8uNzib9KBZLf5yE/edit#gid=0&amp;range=A&quot;;[.G170]);CONCAT(&quot;:X&quot;;[.E17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Description</text:p>
          </table:table-cell>
          <table:table-cell office:value-type="float" office:value="535" table:style-name="ce5">
            <text:p>535</text:p>
          </table:table-cell>
          <table:table-cell office:value-type="string" table:style-name="ce5">
            <text:p>Procurement Description</text:p>
          </table:table-cell>
          <table:table-cell office:value-type="float" office:value="532" table:style-name="ce5">
            <text:p>532</text:p>
          </table:table-cell>
          <table:table-cell office:value-type="float" office:value="0" table:formula="of:=CONCAT(CONCAT(&quot;https://docs.google.com/spreadsheets/d/1zw9aR8GDIDUiTDtSznMxDlZQEAGb8uNzib9KBZLf5yE/edit#gid=0&amp;range=A&quot;;[.G171]);CONCAT(&quot;:X&quot;;[.E17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Document</text:p>
          </table:table-cell>
          <table:table-cell office:value-type="float" office:value="536" table:style-name="ce5">
            <text:p>536</text:p>
          </table:table-cell>
          <table:table-cell office:value-type="string" table:style-name="ce5">
            <text:p>Procurement Document</text:p>
          </table:table-cell>
          <table:table-cell office:value-type="float" office:value="536" table:style-name="ce5">
            <text:p>536</text:p>
          </table:table-cell>
          <table:table-cell office:value-type="float" office:value="0" table:formula="of:=CONCAT(CONCAT(&quot;https://docs.google.com/spreadsheets/d/1zw9aR8GDIDUiTDtSznMxDlZQEAGb8uNzib9KBZLf5yE/edit#gid=0&amp;range=A&quot;;[.G172]);CONCAT(&quot;:X&quot;;[.E17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Document URL</text:p>
          </table:table-cell>
          <table:table-cell office:value-type="float" office:value="537" table:style-name="ce5">
            <text:p>537</text:p>
          </table:table-cell>
          <table:table-cell office:value-type="string" table:style-name="ce5">
            <text:p>Procurement Document URL</text:p>
          </table:table-cell>
          <table:table-cell office:value-type="float" office:value="537" table:style-name="ce5">
            <text:p>537</text:p>
          </table:table-cell>
          <table:table-cell office:value-type="float" office:value="0" table:formula="of:=CONCAT(CONCAT(&quot;https://docs.google.com/spreadsheets/d/1zw9aR8GDIDUiTDtSznMxDlZQEAGb8uNzib9KBZLf5yE/edit#gid=0&amp;range=A&quot;;[.G173]);CONCAT(&quot;:X&quot;;[.E17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Law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Procurement Law</text:p>
          </table:table-cell>
          <table:table-cell office:value-type="float" office:value="538" table:style-name="ce5">
            <text:p>538</text:p>
          </table:table-cell>
          <table:table-cell office:value-type="float" office:value="0" table:formula="of:=CONCAT(CONCAT(&quot;https://docs.google.com/spreadsheets/d/1zw9aR8GDIDUiTDtSznMxDlZQEAGb8uNzib9KBZLf5yE/edit#gid=0&amp;range=A&quot;;[.G174]);CONCAT(&quot;:X&quot;;[.E17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Objects</text:p>
          </table:table-cell>
          <table:table-cell office:value-type="float" office:value="542" table:style-name="ce5">
            <text:p>542</text:p>
          </table:table-cell>
          <table:table-cell office:value-type="string" table:style-name="ce5">
            <text:p>Procurement Objects</text:p>
          </table:table-cell>
          <table:table-cell office:value-type="float" office:value="542" table:style-name="ce5">
            <text:p>542</text:p>
          </table:table-cell>
          <table:table-cell office:value-type="float" office:value="0" table:formula="of:=CONCAT(CONCAT(&quot;https://docs.google.com/spreadsheets/d/1zw9aR8GDIDUiTDtSznMxDlZQEAGb8uNzib9KBZLf5yE/edit#gid=0&amp;range=A&quot;;[.G175]);CONCAT(&quot;:X&quot;;[.E17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Procedure</text:p>
          </table:table-cell>
          <table:table-cell office:value-type="float" office:value="543" table:style-name="ce5">
            <text:p>543</text:p>
          </table:table-cell>
          <table:table-cell office:value-type="string" table:style-name="ce5">
            <text:p>Procurement Procedure</text:p>
          </table:table-cell>
          <table:table-cell office:value-type="float" office:value="543" table:style-name="ce5">
            <text:p>543</text:p>
          </table:table-cell>
          <table:table-cell office:value-type="float" office:value="0" table:formula="of:=CONCAT(CONCAT(&quot;https://docs.google.com/spreadsheets/d/1zw9aR8GDIDUiTDtSznMxDlZQEAGb8uNzib9KBZLf5yE/edit#gid=0&amp;range=A&quot;;[.G176]);CONCAT(&quot;:X&quot;;[.E17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ement Project</text:p>
          </table:table-cell>
          <table:table-cell office:value-type="float" office:value="544" table:style-name="ce5">
            <text:p>544</text:p>
          </table:table-cell>
          <table:table-cell office:value-type="string" table:style-name="ce5">
            <text:p>Procurement Project</text:p>
          </table:table-cell>
          <table:table-cell office:value-type="float" office:value="544" table:style-name="ce5">
            <text:p>544</text:p>
          </table:table-cell>
          <table:table-cell office:value-type="float" office:value="0" table:formula="of:=CONCAT(CONCAT(&quot;https://docs.google.com/spreadsheets/d/1zw9aR8GDIDUiTDtSznMxDlZQEAGb8uNzib9KBZLf5yE/edit#gid=0&amp;range=A&quot;;[.G177]);CONCAT(&quot;:X&quot;;[.E17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curing Entity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Procuring Entity</text:p>
          </table:table-cell>
          <table:table-cell office:value-type="float" office:value="545" table:style-name="ce5">
            <text:p>545</text:p>
          </table:table-cell>
          <table:table-cell office:value-type="float" office:value="0" table:formula="of:=CONCAT(CONCAT(&quot;https://docs.google.com/spreadsheets/d/1zw9aR8GDIDUiTDtSznMxDlZQEAGb8uNzib9KBZLf5yE/edit#gid=0&amp;range=A&quot;;[.G178]);CONCAT(&quot;:X&quot;;[.E17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rofession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Profession</text:p>
          </table:table-cell>
          <table:table-cell office:value-type="float" office:value="546" table:style-name="ce5">
            <text:p>546</text:p>
          </table:table-cell>
          <table:table-cell office:value-type="float" office:value="0" table:formula="of:=CONCAT(CONCAT(&quot;https://docs.google.com/spreadsheets/d/1zw9aR8GDIDUiTDtSznMxDlZQEAGb8uNzib9KBZLf5yE/edit#gid=0&amp;range=A&quot;;[.G179]);CONCAT(&quot;:X&quot;;[.E17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ublication Date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Publication Date</text:p>
          </table:table-cell>
          <table:table-cell office:value-type="float" office:value="548" table:style-name="ce5">
            <text:p>548</text:p>
          </table:table-cell>
          <table:table-cell office:value-type="float" office:value="0" table:formula="of:=CONCAT(CONCAT(&quot;https://docs.google.com/spreadsheets/d/1zw9aR8GDIDUiTDtSznMxDlZQEAGb8uNzib9KBZLf5yE/edit#gid=0&amp;range=A&quot;;[.G180]);CONCAT(&quot;:X&quot;;[.E18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Purpose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Purpose</text:p>
          </table:table-cell>
          <table:table-cell office:value-type="float" office:value="551" table:style-name="ce5">
            <text:p>551</text:p>
          </table:table-cell>
          <table:table-cell office:value-type="float" office:value="0" table:formula="of:=CONCAT(CONCAT(&quot;https://docs.google.com/spreadsheets/d/1zw9aR8GDIDUiTDtSznMxDlZQEAGb8uNzib9KBZLf5yE/edit#gid=0&amp;range=A&quot;;[.G181]);CONCAT(&quot;:X&quot;;[.E18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Quantity And Unit</text:p>
          </table:table-cell>
          <table:table-cell office:value-type="float" office:value="554" table:style-name="ce5">
            <text:p>554</text:p>
          </table:table-cell>
          <table:table-cell office:value-type="string" table:style-name="ce5">
            <text:p>Quantity And Unit</text:p>
          </table:table-cell>
          <table:table-cell office:value-type="float" office:value="552" table:style-name="ce5">
            <text:p>552</text:p>
          </table:table-cell>
          <table:table-cell office:value-type="float" office:value="0" table:formula="of:=CONCAT(CONCAT(&quot;https://docs.google.com/spreadsheets/d/1zw9aR8GDIDUiTDtSznMxDlZQEAGb8uNzib9KBZLf5yE/edit#gid=0&amp;range=A&quot;;[.G182]);CONCAT(&quot;:X&quot;;[.E18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ason For Non-Electronic Submission</text:p>
          </table:table-cell>
          <table:table-cell office:value-type="float" office:value="559" table:style-name="ce5">
            <text:p>559</text:p>
          </table:table-cell>
          <table:table-cell office:value-type="string" table:style-name="ce5">
            <text:p>Reason For Non-Electronic Submission</text:p>
          </table:table-cell>
          <table:table-cell office:value-type="float" office:value="555" table:style-name="ce5">
            <text:p>555</text:p>
          </table:table-cell>
          <table:table-cell office:value-type="float" office:value="0" table:formula="of:=CONCAT(CONCAT(&quot;https://docs.google.com/spreadsheets/d/1zw9aR8GDIDUiTDtSznMxDlZQEAGb8uNzib9KBZLf5yE/edit#gid=0&amp;range=A&quot;;[.G183]);CONCAT(&quot;:X&quot;;[.E18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ceiver Party</text:p>
          </table:table-cell>
          <table:table-cell office:value-type="float" office:value="560" table:style-name="ce5">
            <text:p>560</text:p>
          </table:table-cell>
          <table:table-cell office:value-type="string" table:style-name="ce5">
            <text:p>Receiver Party</text:p>
          </table:table-cell>
          <table:table-cell office:value-type="float" office:value="560" table:style-name="ce5">
            <text:p>560</text:p>
          </table:table-cell>
          <table:table-cell office:value-type="float" office:value="0" table:formula="of:=CONCAT(CONCAT(&quot;https://docs.google.com/spreadsheets/d/1zw9aR8GDIDUiTDtSznMxDlZQEAGb8uNzib9KBZLf5yE/edit#gid=0&amp;range=A&quot;;[.G184]);CONCAT(&quot;:X&quot;;[.E18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current Estimated Timing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Recurrent Estimated Timing</text:p>
          </table:table-cell>
          <table:table-cell office:value-type="float" office:value="561" table:style-name="ce5">
            <text:p>561</text:p>
          </table:table-cell>
          <table:table-cell office:value-type="float" office:value="0" table:formula="of:=CONCAT(CONCAT(&quot;https://docs.google.com/spreadsheets/d/1zw9aR8GDIDUiTDtSznMxDlZQEAGb8uNzib9KBZLf5yE/edit#gid=0&amp;range=A&quot;;[.G185]);CONCAT(&quot;:X&quot;;[.E18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current Indicator</text:p>
          </table:table-cell>
          <table:table-cell office:value-type="float" office:value="567" table:style-name="ce5">
            <text:p>567</text:p>
          </table:table-cell>
          <table:table-cell office:value-type="string" table:style-name="ce5">
            <text:p>Recurrent Indicator</text:p>
          </table:table-cell>
          <table:table-cell office:value-type="float" office:value="563" table:style-name="ce5">
            <text:p>563</text:p>
          </table:table-cell>
          <table:table-cell office:value-type="float" office:value="0" table:formula="of:=CONCAT(CONCAT(&quot;https://docs.google.com/spreadsheets/d/1zw9aR8GDIDUiTDtSznMxDlZQEAGb8uNzib9KBZLf5yE/edit#gid=0&amp;range=A&quot;;[.G186]);CONCAT(&quot;:X&quot;;[.E18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duction Recourse Indicator</text:p>
          </table:table-cell>
          <table:table-cell office:value-type="float" office:value="572" table:style-name="ce5">
            <text:p>572</text:p>
          </table:table-cell>
          <table:table-cell office:value-type="string" table:style-name="ce5">
            <text:p>Reduction Recourse Indicator</text:p>
          </table:table-cell>
          <table:table-cell office:value-type="float" office:value="568" table:style-name="ce5">
            <text:p>568</text:p>
          </table:table-cell>
          <table:table-cell office:value-type="float" office:value="0" table:formula="of:=CONCAT(CONCAT(&quot;https://docs.google.com/spreadsheets/d/1zw9aR8GDIDUiTDtSznMxDlZQEAGb8uNzib9KBZLf5yE/edit#gid=0&amp;range=A&quot;;[.G187]);CONCAT(&quot;:X&quot;;[.E18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ference Publication</text:p>
          </table:table-cell>
          <table:table-cell office:value-type="float" office:value="575" table:style-name="ce5">
            <text:p>575</text:p>
          </table:table-cell>
          <table:table-cell office:value-type="string" table:style-name="ce5">
            <text:p>Reference Publication</text:p>
          </table:table-cell>
          <table:table-cell office:value-type="float" office:value="573" table:style-name="ce5">
            <text:p>573</text:p>
          </table:table-cell>
          <table:table-cell office:value-type="float" office:value="0" table:formula="of:=CONCAT(CONCAT(&quot;https://docs.google.com/spreadsheets/d/1zw9aR8GDIDUiTDtSznMxDlZQEAGb8uNzib9KBZLf5yE/edit#gid=0&amp;range=A&quot;;[.G188]);CONCAT(&quot;:X&quot;;[.E18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newal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Renewal</text:p>
          </table:table-cell>
          <table:table-cell office:value-type="float" office:value="576" table:style-name="ce5">
            <text:p>576</text:p>
          </table:table-cell>
          <table:table-cell office:value-type="float" office:value="0" table:formula="of:=CONCAT(CONCAT(&quot;https://docs.google.com/spreadsheets/d/1zw9aR8GDIDUiTDtSznMxDlZQEAGb8uNzib9KBZLf5yE/edit#gid=0&amp;range=A&quot;;[.G189]);CONCAT(&quot;:X&quot;;[.E18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quest Information Deadline</text:p>
          </table:table-cell>
          <table:table-cell office:value-type="float" office:value="586" table:style-name="ce5">
            <text:p>586</text:p>
          </table:table-cell>
          <table:table-cell office:value-type="string" table:style-name="ce5">
            <text:p>Request Information Deadline</text:p>
          </table:table-cell>
          <table:table-cell office:value-type="float" office:value="583" table:style-name="ce5">
            <text:p>583</text:p>
          </table:table-cell>
          <table:table-cell office:value-type="float" office:value="0" table:formula="of:=CONCAT(CONCAT(&quot;https://docs.google.com/spreadsheets/d/1zw9aR8GDIDUiTDtSznMxDlZQEAGb8uNzib9KBZLf5yE/edit#gid=0&amp;range=A&quot;;[.G190]);CONCAT(&quot;:X&quot;;[.E19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served Contract</text:p>
          </table:table-cell>
          <table:table-cell office:value-type="float" office:value="590" table:style-name="ce5">
            <text:p>590</text:p>
          </table:table-cell>
          <table:table-cell office:value-type="string" table:style-name="ce5">
            <text:p>Reserved Contract</text:p>
          </table:table-cell>
          <table:table-cell office:value-type="float" office:value="587" table:style-name="ce5">
            <text:p>587</text:p>
          </table:table-cell>
          <table:table-cell office:value-type="float" office:value="0" table:formula="of:=CONCAT(CONCAT(&quot;https://docs.google.com/spreadsheets/d/1zw9aR8GDIDUiTDtSznMxDlZQEAGb8uNzib9KBZLf5yE/edit#gid=0&amp;range=A&quot;;[.G191]);CONCAT(&quot;:X&quot;;[.E19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sult</text:p>
          </table:table-cell>
          <table:table-cell office:value-type="float" office:value="592" table:style-name="ce5">
            <text:p>592</text:p>
          </table:table-cell>
          <table:table-cell office:value-type="string" table:style-name="ce5">
            <text:p>Result</text:p>
          </table:table-cell>
          <table:table-cell office:value-type="float" office:value="591" table:style-name="ce5">
            <text:p>591</text:p>
          </table:table-cell>
          <table:table-cell office:value-type="float" office:value="0" table:formula="of:=CONCAT(CONCAT(&quot;https://docs.google.com/spreadsheets/d/1zw9aR8GDIDUiTDtSznMxDlZQEAGb8uNzib9KBZLf5yE/edit#gid=0&amp;range=A&quot;;[.G192]);CONCAT(&quot;:X&quot;;[.E19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venue Value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Revenue Value</text:p>
          </table:table-cell>
          <table:table-cell office:value-type="float" office:value="593" table:style-name="ce5">
            <text:p>593</text:p>
          </table:table-cell>
          <table:table-cell office:value-type="float" office:value="0" table:formula="of:=CONCAT(CONCAT(&quot;https://docs.google.com/spreadsheets/d/1zw9aR8GDIDUiTDtSznMxDlZQEAGb8uNzib9KBZLf5yE/edit#gid=0&amp;range=A&quot;;[.G193]);CONCAT(&quot;:X&quot;;[.E19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view Information Party</text:p>
          </table:table-cell>
          <table:table-cell office:value-type="float" office:value="596" table:style-name="ce5">
            <text:p>596</text:p>
          </table:table-cell>
          <table:table-cell office:value-type="string" table:style-name="ce5">
            <text:p>Review Information Party</text:p>
          </table:table-cell>
          <table:table-cell office:value-type="float" office:value="595" table:style-name="ce5">
            <text:p>595</text:p>
          </table:table-cell>
          <table:table-cell office:value-type="float" office:value="0" table:formula="of:=CONCAT(CONCAT(&quot;https://docs.google.com/spreadsheets/d/1zw9aR8GDIDUiTDtSznMxDlZQEAGb8uNzib9KBZLf5yE/edit#gid=0&amp;range=A&quot;;[.G194]);CONCAT(&quot;:X&quot;;[.E19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eview Party</text:p>
          </table:table-cell>
          <table:table-cell office:value-type="float" office:value="597" table:style-name="ce5">
            <text:p>597</text:p>
          </table:table-cell>
          <table:table-cell office:value-type="string" table:style-name="ce5">
            <text:p>Review Party</text:p>
          </table:table-cell>
          <table:table-cell office:value-type="float" office:value="597" table:style-name="ce5">
            <text:p>597</text:p>
          </table:table-cell>
          <table:table-cell office:value-type="float" office:value="0" table:formula="of:=CONCAT(CONCAT(&quot;https://docs.google.com/spreadsheets/d/1zw9aR8GDIDUiTDtSznMxDlZQEAGb8uNzib9KBZLf5yE/edit#gid=0&amp;range=A&quot;;[.G195]);CONCAT(&quot;:X&quot;;[.E19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Rules Criteria</text:p>
          </table:table-cell>
          <table:table-cell office:value-type="float" office:value="598" table:style-name="ce5">
            <text:p>598</text:p>
          </table:table-cell>
          <table:table-cell office:value-type="string" table:style-name="ce5">
            <text:p>Rules Criteria</text:p>
          </table:table-cell>
          <table:table-cell office:value-type="float" office:value="598" table:style-name="ce5">
            <text:p>598</text:p>
          </table:table-cell>
          <table:table-cell office:value-type="float" office:value="0" table:formula="of:=CONCAT(CONCAT(&quot;https://docs.google.com/spreadsheets/d/1zw9aR8GDIDUiTDtSznMxDlZQEAGb8uNzib9KBZLf5yE/edit#gid=0&amp;range=A&quot;;[.G196]);CONCAT(&quot;:X&quot;;[.E19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ervice Provider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Service Provider</text:p>
          </table:table-cell>
          <table:table-cell office:value-type="float" office:value="599" table:style-name="ce5">
            <text:p>599</text:p>
          </table:table-cell>
          <table:table-cell office:value-type="float" office:value="0" table:formula="of:=CONCAT(CONCAT(&quot;https://docs.google.com/spreadsheets/d/1zw9aR8GDIDUiTDtSznMxDlZQEAGb8uNzib9KBZLf5yE/edit#gid=0&amp;range=A&quot;;[.G197]);CONCAT(&quot;:X&quot;;[.E19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ocial Specific Services Indicator</text:p>
          </table:table-cell>
          <table:table-cell office:value-type="float" office:value="603" table:style-name="ce5">
            <text:p>603</text:p>
          </table:table-cell>
          <table:table-cell office:value-type="string" table:style-name="ce5">
            <text:p>Social Specific Services Indicator</text:p>
          </table:table-cell>
          <table:table-cell office:value-type="float" office:value="600" table:style-name="ce5">
            <text:p>600</text:p>
          </table:table-cell>
          <table:table-cell office:value-type="float" office:value="0" table:formula="of:=CONCAT(CONCAT(&quot;https://docs.google.com/spreadsheets/d/1zw9aR8GDIDUiTDtSznMxDlZQEAGb8uNzib9KBZLf5yE/edit#gid=0&amp;range=A&quot;;[.G198]);CONCAT(&quot;:X&quot;;[.E19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trategic Procurement</text:p>
          </table:table-cell>
          <table:table-cell office:value-type="float" office:value="606" table:style-name="ce5">
            <text:p>606</text:p>
          </table:table-cell>
          <table:table-cell office:value-type="string" table:style-name="ce5">
            <text:p>Strategic Procurement</text:p>
          </table:table-cell>
          <table:table-cell office:value-type="float" office:value="604" table:style-name="ce5">
            <text:p>604</text:p>
          </table:table-cell>
          <table:table-cell office:value-type="float" office:value="0" table:formula="of:=CONCAT(CONCAT(&quot;https://docs.google.com/spreadsheets/d/1zw9aR8GDIDUiTDtSznMxDlZQEAGb8uNzib9KBZLf5yE/edit#gid=0&amp;range=A&quot;;[.G199]);CONCAT(&quot;:X&quot;;[.E19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treet Address</text:p>
          </table:table-cell>
          <table:table-cell office:value-type="float" office:value="608" table:style-name="ce5">
            <text:p>608</text:p>
          </table:table-cell>
          <table:table-cell office:value-type="string" table:style-name="ce5">
            <text:p>Street Address</text:p>
          </table:table-cell>
          <table:table-cell office:value-type="float" office:value="607" table:style-name="ce5">
            <text:p>607</text:p>
          </table:table-cell>
          <table:table-cell office:value-type="float" office:value="0" table:formula="of:=CONCAT(CONCAT(&quot;https://docs.google.com/spreadsheets/d/1zw9aR8GDIDUiTDtSznMxDlZQEAGb8uNzib9KBZLf5yE/edit#gid=0&amp;range=A&quot;;[.G200]);CONCAT(&quot;:X&quot;;[.E20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treet Number</text:p>
          </table:table-cell>
          <table:table-cell office:value-type="float" office:value="609" table:style-name="ce5">
            <text:p>609</text:p>
          </table:table-cell>
          <table:table-cell office:value-type="string" table:style-name="ce5">
            <text:p>Street Number</text:p>
          </table:table-cell>
          <table:table-cell office:value-type="float" office:value="609" table:style-name="ce5">
            <text:p>609</text:p>
          </table:table-cell>
          <table:table-cell office:value-type="float" office:value="0" table:formula="of:=CONCAT(CONCAT(&quot;https://docs.google.com/spreadsheets/d/1zw9aR8GDIDUiTDtSznMxDlZQEAGb8uNzib9KBZLf5yE/edit#gid=0&amp;range=A&quot;;[.G201]);CONCAT(&quot;:X&quot;;[.E20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ubcontract</text:p>
          </table:table-cell>
          <table:table-cell office:value-type="float" office:value="611" table:style-name="ce5">
            <text:p>611</text:p>
          </table:table-cell>
          <table:table-cell office:value-type="string" table:style-name="ce5">
            <text:p>Subcontract</text:p>
          </table:table-cell>
          <table:table-cell office:value-type="float" office:value="610" table:style-name="ce5">
            <text:p>610</text:p>
          </table:table-cell>
          <table:table-cell office:value-type="float" office:value="0" table:formula="of:=CONCAT(CONCAT(&quot;https://docs.google.com/spreadsheets/d/1zw9aR8GDIDUiTDtSznMxDlZQEAGb8uNzib9KBZLf5yE/edit#gid=0&amp;range=A&quot;;[.G202]);CONCAT(&quot;:X&quot;;[.E20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ubcontracting Code</text:p>
          </table:table-cell>
          <table:table-cell office:value-type="float" office:value="614" table:style-name="ce5">
            <text:p>614</text:p>
          </table:table-cell>
          <table:table-cell office:value-type="string" table:style-name="ce5">
            <text:p>Subcontracting Code</text:p>
          </table:table-cell>
          <table:table-cell office:value-type="float" office:value="612" table:style-name="ce5">
            <text:p>612</text:p>
          </table:table-cell>
          <table:table-cell office:value-type="float" office:value="0" table:formula="of:=CONCAT(CONCAT(&quot;https://docs.google.com/spreadsheets/d/1zw9aR8GDIDUiTDtSznMxDlZQEAGb8uNzib9KBZLf5yE/edit#gid=0&amp;range=A&quot;;[.G203]);CONCAT(&quot;:X&quot;;[.E20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ubcontracting Part</text:p>
          </table:table-cell>
          <table:table-cell office:value-type="float" office:value="627" table:style-name="ce5">
            <text:p>627</text:p>
          </table:table-cell>
          <table:table-cell office:value-type="string" table:style-name="ce5">
            <text:p>Subcontracting Part</text:p>
          </table:table-cell>
          <table:table-cell office:value-type="float" office:value="615" table:style-name="ce5">
            <text:p>615</text:p>
          </table:table-cell>
          <table:table-cell office:value-type="float" office:value="0" table:formula="of:=CONCAT(CONCAT(&quot;https://docs.google.com/spreadsheets/d/1zw9aR8GDIDUiTDtSznMxDlZQEAGb8uNzib9KBZLf5yE/edit#gid=0&amp;range=A&quot;;[.G204]);CONCAT(&quot;:X&quot;;[.E20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uitability</text:p>
          </table:table-cell>
          <table:table-cell office:value-type="float" office:value="632" table:style-name="ce5">
            <text:p>632</text:p>
          </table:table-cell>
          <table:table-cell office:value-type="string" table:style-name="ce5">
            <text:p>Suitability</text:p>
          </table:table-cell>
          <table:table-cell office:value-type="float" office:value="628" table:style-name="ce5">
            <text:p>628</text:p>
          </table:table-cell>
          <table:table-cell office:value-type="float" office:value="0" table:formula="of:=CONCAT(CONCAT(&quot;https://docs.google.com/spreadsheets/d/1zw9aR8GDIDUiTDtSznMxDlZQEAGb8uNzib9KBZLf5yE/edit#gid=0&amp;range=A&quot;;[.G205]);CONCAT(&quot;:X&quot;;[.E20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Supplier</text:p>
          </table:table-cell>
          <table:table-cell office:value-type="float" office:value="633" table:style-name="ce5">
            <text:p>633</text:p>
          </table:table-cell>
          <table:table-cell office:value-type="string" table:style-name="ce5">
            <text:p>Supplier</text:p>
          </table:table-cell>
          <table:table-cell office:value-type="float" office:value="633" table:style-name="ce5">
            <text:p>633</text:p>
          </table:table-cell>
          <table:table-cell office:value-type="float" office:value="0" table:formula="of:=CONCAT(CONCAT(&quot;https://docs.google.com/spreadsheets/d/1zw9aR8GDIDUiTDtSznMxDlZQEAGb8uNzib9KBZLf5yE/edit#gid=0&amp;range=A&quot;;[.G206]);CONCAT(&quot;:X&quot;;[.E20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ax Party</text:p>
          </table:table-cell>
          <table:table-cell office:value-type="float" office:value="635" table:style-name="ce5">
            <text:p>635</text:p>
          </table:table-cell>
          <table:table-cell office:value-type="string" table:style-name="ce5">
            <text:p>Tax Party</text:p>
          </table:table-cell>
          <table:table-cell office:value-type="float" office:value="634" table:style-name="ce5">
            <text:p>634</text:p>
          </table:table-cell>
          <table:table-cell office:value-type="float" office:value="0" table:formula="of:=CONCAT(CONCAT(&quot;https://docs.google.com/spreadsheets/d/1zw9aR8GDIDUiTDtSznMxDlZQEAGb8uNzib9KBZLf5yE/edit#gid=0&amp;range=A&quot;;[.G207]);CONCAT(&quot;:X&quot;;[.E20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ax Party Address URL General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Tax Party Address URL General</text:p>
          </table:table-cell>
          <table:table-cell office:value-type="float" office:value="636" table:style-name="ce5">
            <text:p>636</text:p>
          </table:table-cell>
          <table:table-cell office:value-type="float" office:value="0" table:formula="of:=CONCAT(CONCAT(&quot;https://docs.google.com/spreadsheets/d/1zw9aR8GDIDUiTDtSznMxDlZQEAGb8uNzib9KBZLf5yE/edit#gid=0&amp;range=A&quot;;[.G208]);CONCAT(&quot;:X&quot;;[.E20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chnical And Professional Ability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Technical And Professional Ability</text:p>
          </table:table-cell>
          <table:table-cell office:value-type="float" office:value="640" table:style-name="ce5">
            <text:p>640</text:p>
          </table:table-cell>
          <table:table-cell office:value-type="float" office:value="0" table:formula="of:=CONCAT(CONCAT(&quot;https://docs.google.com/spreadsheets/d/1zw9aR8GDIDUiTDtSznMxDlZQEAGb8uNzib9KBZLf5yE/edit#gid=0&amp;range=A&quot;;[.G209]);CONCAT(&quot;:X&quot;;[.E20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chnical Evaluation Criterion</text:p>
          </table:table-cell>
          <table:table-cell office:value-type="float" office:value="646" table:style-name="ce5">
            <text:p>646</text:p>
          </table:table-cell>
          <table:table-cell office:value-type="string" table:style-name="ce5">
            <text:p>Technical Evaluation Criterion</text:p>
          </table:table-cell>
          <table:table-cell office:value-type="float" office:value="645" table:style-name="ce5">
            <text:p>645</text:p>
          </table:table-cell>
          <table:table-cell office:value-type="float" office:value="0" table:formula="of:=CONCAT(CONCAT(&quot;https://docs.google.com/spreadsheets/d/1zw9aR8GDIDUiTDtSznMxDlZQEAGb8uNzib9KBZLf5yE/edit#gid=0&amp;range=A&quot;;[.G210]);CONCAT(&quot;:X&quot;;[.E21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chnical Specification</text:p>
          </table:table-cell>
          <table:table-cell office:value-type="float" office:value="647" table:style-name="ce5">
            <text:p>647</text:p>
          </table:table-cell>
          <table:table-cell office:value-type="string" table:style-name="ce5">
            <text:p>Technical Specification</text:p>
          </table:table-cell>
          <table:table-cell office:value-type="float" office:value="647" table:style-name="ce5">
            <text:p>647</text:p>
          </table:table-cell>
          <table:table-cell office:value-type="float" office:value="0" table:formula="of:=CONCAT(CONCAT(&quot;https://docs.google.com/spreadsheets/d/1zw9aR8GDIDUiTDtSznMxDlZQEAGb8uNzib9KBZLf5yE/edit#gid=0&amp;range=A&quot;;[.G211]);CONCAT(&quot;:X&quot;;[.E21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chnique</text:p>
          </table:table-cell>
          <table:table-cell office:value-type="float" office:value="648" table:style-name="ce5">
            <text:p>648</text:p>
          </table:table-cell>
          <table:table-cell office:value-type="string" table:style-name="ce5">
            <text:p>Technique</text:p>
          </table:table-cell>
          <table:table-cell office:value-type="float" office:value="648" table:style-name="ce5">
            <text:p>648</text:p>
          </table:table-cell>
          <table:table-cell office:value-type="float" office:value="0" table:formula="of:=CONCAT(CONCAT(&quot;https://docs.google.com/spreadsheets/d/1zw9aR8GDIDUiTDtSznMxDlZQEAGb8uNzib9KBZLf5yE/edit#gid=0&amp;range=A&quot;;[.G212]);CONCAT(&quot;:X&quot;;[.E21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</text:p>
          </table:table-cell>
          <table:table-cell office:value-type="float" office:value="649" table:style-name="ce5">
            <text:p>649</text:p>
          </table:table-cell>
          <table:table-cell office:value-type="string" table:style-name="ce5">
            <text:p>Tender</text:p>
          </table:table-cell>
          <table:table-cell office:value-type="float" office:value="649" table:style-name="ce5">
            <text:p>649</text:p>
          </table:table-cell>
          <table:table-cell office:value-type="float" office:value="0" table:formula="of:=CONCAT(CONCAT(&quot;https://docs.google.com/spreadsheets/d/1zw9aR8GDIDUiTDtSznMxDlZQEAGb8uNzib9KBZLf5yE/edit#gid=0&amp;range=A&quot;;[.G213]);CONCAT(&quot;:X&quot;;[.E21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 Evaluation Result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Tender Evaluation Result</text:p>
          </table:table-cell>
          <table:table-cell office:value-type="float" office:value="650" table:style-name="ce5">
            <text:p>650</text:p>
          </table:table-cell>
          <table:table-cell office:value-type="float" office:value="0" table:formula="of:=CONCAT(CONCAT(&quot;https://docs.google.com/spreadsheets/d/1zw9aR8GDIDUiTDtSznMxDlZQEAGb8uNzib9KBZLf5yE/edit#gid=0&amp;range=A&quot;;[.G214]);CONCAT(&quot;:X&quot;;[.E21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 Submission</text:p>
          </table:table-cell>
          <table:table-cell office:value-type="float" office:value="652" table:style-name="ce5">
            <text:p>652</text:p>
          </table:table-cell>
          <table:table-cell office:value-type="string" table:style-name="ce5">
            <text:p>Tender Submission</text:p>
          </table:table-cell>
          <table:table-cell office:value-type="float" office:value="651" table:style-name="ce5">
            <text:p>651</text:p>
          </table:table-cell>
          <table:table-cell office:value-type="float" office:value="0" table:formula="of:=CONCAT(CONCAT(&quot;https://docs.google.com/spreadsheets/d/1zw9aR8GDIDUiTDtSznMxDlZQEAGb8uNzib9KBZLf5yE/edit#gid=0&amp;range=A&quot;;[.G215]);CONCAT(&quot;:X&quot;;[.E21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 Validity Deadline</text:p>
          </table:table-cell>
          <table:table-cell office:value-type="float" office:value="654" table:style-name="ce5">
            <text:p>654</text:p>
          </table:table-cell>
          <table:table-cell office:value-type="string" table:style-name="ce5">
            <text:p>Tender Validity Deadline</text:p>
          </table:table-cell>
          <table:table-cell office:value-type="float" office:value="653" table:style-name="ce5">
            <text:p>653</text:p>
          </table:table-cell>
          <table:table-cell office:value-type="float" office:value="0" table:formula="of:=CONCAT(CONCAT(&quot;https://docs.google.com/spreadsheets/d/1zw9aR8GDIDUiTDtSznMxDlZQEAGb8uNzib9KBZLf5yE/edit#gid=0&amp;range=A&quot;;[.G216]);CONCAT(&quot;:X&quot;;[.E21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 Variants Awarded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Tender Variants Awarded</text:p>
          </table:table-cell>
          <table:table-cell office:value-type="float" office:value="655" table:style-name="ce5">
            <text:p>655</text:p>
          </table:table-cell>
          <table:table-cell office:value-type="float" office:value="0" table:formula="of:=CONCAT(CONCAT(&quot;https://docs.google.com/spreadsheets/d/1zw9aR8GDIDUiTDtSznMxDlZQEAGb8uNzib9KBZLf5yE/edit#gid=0&amp;range=A&quot;;[.G217]);CONCAT(&quot;:X&quot;;[.E21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er</text:p>
          </table:table-cell>
          <table:table-cell office:value-type="float" office:value="659" table:style-name="ce5">
            <text:p>659</text:p>
          </table:table-cell>
          <table:table-cell office:value-type="string" table:style-name="ce5">
            <text:p>Tenderer</text:p>
          </table:table-cell>
          <table:table-cell office:value-type="float" office:value="657" table:style-name="ce5">
            <text:p>657</text:p>
          </table:table-cell>
          <table:table-cell office:value-type="float" office:value="0" table:formula="of:=CONCAT(CONCAT(&quot;https://docs.google.com/spreadsheets/d/1zw9aR8GDIDUiTDtSznMxDlZQEAGb8uNzib9KBZLf5yE/edit#gid=0&amp;range=A&quot;;[.G218]);CONCAT(&quot;:X&quot;;[.E21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ing Criterion</text:p>
          </table:table-cell>
          <table:table-cell office:value-type="float" office:value="660" table:style-name="ce5">
            <text:p>660</text:p>
          </table:table-cell>
          <table:table-cell office:value-type="string" table:style-name="ce5">
            <text:p>Tendering Criterion</text:p>
          </table:table-cell>
          <table:table-cell office:value-type="float" office:value="660" table:style-name="ce5">
            <text:p>660</text:p>
          </table:table-cell>
          <table:table-cell office:value-type="float" office:value="0" table:formula="of:=CONCAT(CONCAT(&quot;https://docs.google.com/spreadsheets/d/1zw9aR8GDIDUiTDtSznMxDlZQEAGb8uNzib9KBZLf5yE/edit#gid=0&amp;range=A&quot;;[.G219]);CONCAT(&quot;:X&quot;;[.E21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ing Process</text:p>
          </table:table-cell>
          <table:table-cell office:value-type="float" office:value="661" table:style-name="ce5">
            <text:p>661</text:p>
          </table:table-cell>
          <table:table-cell office:value-type="string" table:style-name="ce5">
            <text:p>Tendering Process</text:p>
          </table:table-cell>
          <table:table-cell office:value-type="float" office:value="661" table:style-name="ce5">
            <text:p>661</text:p>
          </table:table-cell>
          <table:table-cell office:value-type="float" office:value="0" table:formula="of:=CONCAT(CONCAT(&quot;https://docs.google.com/spreadsheets/d/1zw9aR8GDIDUiTDtSznMxDlZQEAGb8uNzib9KBZLf5yE/edit#gid=0&amp;range=A&quot;;[.G220]);CONCAT(&quot;:X&quot;;[.E220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endering Terms</text:p>
          </table:table-cell>
          <table:table-cell office:value-type="float" office:value="662" table:style-name="ce5">
            <text:p>662</text:p>
          </table:table-cell>
          <table:table-cell office:value-type="string" table:style-name="ce5">
            <text:p>Tendering Terms</text:p>
          </table:table-cell>
          <table:table-cell office:value-type="float" office:value="662" table:style-name="ce5">
            <text:p>662</text:p>
          </table:table-cell>
          <table:table-cell office:value-type="float" office:value="0" table:formula="of:=CONCAT(CONCAT(&quot;https://docs.google.com/spreadsheets/d/1zw9aR8GDIDUiTDtSznMxDlZQEAGb8uNzib9KBZLf5yE/edit#gid=0&amp;range=A&quot;;[.G221]);CONCAT(&quot;:X&quot;;[.E221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itle</text:p>
          </table:table-cell>
          <table:table-cell office:value-type="float" office:value="663" table:style-name="ce5">
            <text:p>663</text:p>
          </table:table-cell>
          <table:table-cell office:value-type="string" table:style-name="ce5">
            <text:p>Title</text:p>
          </table:table-cell>
          <table:table-cell office:value-type="float" office:value="663" table:style-name="ce5">
            <text:p>663</text:p>
          </table:table-cell>
          <table:table-cell office:value-type="float" office:value="0" table:formula="of:=CONCAT(CONCAT(&quot;https://docs.google.com/spreadsheets/d/1zw9aR8GDIDUiTDtSznMxDlZQEAGb8uNzib9KBZLf5yE/edit#gid=0&amp;range=A&quot;;[.G222]);CONCAT(&quot;:X&quot;;[.E222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otal Value</text:p>
          </table:table-cell>
          <table:table-cell office:value-type="float" office:value="668" table:style-name="ce5">
            <text:p>668</text:p>
          </table:table-cell>
          <table:table-cell office:value-type="string" table:style-name="ce5">
            <text:p>Total Value</text:p>
          </table:table-cell>
          <table:table-cell office:value-type="float" office:value="664" table:style-name="ce5">
            <text:p>664</text:p>
          </table:table-cell>
          <table:table-cell office:value-type="float" office:value="0" table:formula="of:=CONCAT(CONCAT(&quot;https://docs.google.com/spreadsheets/d/1zw9aR8GDIDUiTDtSznMxDlZQEAGb8uNzib9KBZLf5yE/edit#gid=0&amp;range=A&quot;;[.G223]);CONCAT(&quot;:X&quot;;[.E223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ype Of Buyer</text:p>
          </table:table-cell>
          <table:table-cell office:value-type="float" office:value="678" table:style-name="ce5">
            <text:p>678</text:p>
          </table:table-cell>
          <table:table-cell office:value-type="string" table:style-name="ce5">
            <text:p>Type Of Buyer</text:p>
          </table:table-cell>
          <table:table-cell office:value-type="float" office:value="669" table:style-name="ce5">
            <text:p>669</text:p>
          </table:table-cell>
          <table:table-cell office:value-type="float" office:value="0" table:formula="of:=CONCAT(CONCAT(&quot;https://docs.google.com/spreadsheets/d/1zw9aR8GDIDUiTDtSznMxDlZQEAGb8uNzib9KBZLf5yE/edit#gid=0&amp;range=A&quot;;[.G224]);CONCAT(&quot;:X&quot;;[.E224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Type Of Contract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Type Of Contract</text:p>
          </table:table-cell>
          <table:table-cell office:value-type="float" office:value="679" table:style-name="ce5">
            <text:p>679</text:p>
          </table:table-cell>
          <table:table-cell office:value-type="float" office:value="0" table:formula="of:=CONCAT(CONCAT(&quot;https://docs.google.com/spreadsheets/d/1zw9aR8GDIDUiTDtSznMxDlZQEAGb8uNzib9KBZLf5yE/edit#gid=0&amp;range=A&quot;;[.G225]);CONCAT(&quot;:X&quot;;[.E225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Usage ESPD Code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Usage ESPD Code</text:p>
          </table:table-cell>
          <table:table-cell office:value-type="float" office:value="682" table:style-name="ce5">
            <text:p>682</text:p>
          </table:table-cell>
          <table:table-cell office:value-type="float" office:value="0" table:formula="of:=CONCAT(CONCAT(&quot;https://docs.google.com/spreadsheets/d/1zw9aR8GDIDUiTDtSznMxDlZQEAGb8uNzib9KBZLf5yE/edit#gid=0&amp;range=A&quot;;[.G226]);CONCAT(&quot;:X&quot;;[.E226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Variants Indicator</text:p>
          </table:table-cell>
          <table:table-cell office:value-type="float" office:value="691" table:style-name="ce5">
            <text:p>691</text:p>
          </table:table-cell>
          <table:table-cell office:value-type="string" table:style-name="ce5">
            <text:p>Variants Indicator</text:p>
          </table:table-cell>
          <table:table-cell office:value-type="float" office:value="686" table:style-name="ce5">
            <text:p>686</text:p>
          </table:table-cell>
          <table:table-cell office:value-type="float" office:value="0" table:formula="of:=CONCAT(CONCAT(&quot;https://docs.google.com/spreadsheets/d/1zw9aR8GDIDUiTDtSznMxDlZQEAGb8uNzib9KBZLf5yE/edit#gid=0&amp;range=A&quot;;[.G227]);CONCAT(&quot;:X&quot;;[.E227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Winner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Winner</text:p>
          </table:table-cell>
          <table:table-cell office:value-type="float" office:value="692" table:style-name="ce5">
            <text:p>692</text:p>
          </table:table-cell>
          <table:table-cell office:value-type="float" office:value="0" table:formula="of:=CONCAT(CONCAT(&quot;https://docs.google.com/spreadsheets/d/1zw9aR8GDIDUiTDtSznMxDlZQEAGb8uNzib9KBZLf5yE/edit#gid=0&amp;range=A&quot;;[.G228]);CONCAT(&quot;:X&quot;;[.E228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office:value-type="string" table:style-name="ce5">
            <text:p>Winner Rank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Winner Rank</text:p>
          </table:table-cell>
          <table:table-cell office:value-type="float" office:value="693" table:style-name="ce5">
            <text:p>693</text:p>
          </table:table-cell>
          <table:table-cell office:value-type="float" office:value="0" table:formula="of:=CONCAT(CONCAT(&quot;https://docs.google.com/spreadsheets/d/1zw9aR8GDIDUiTDtSznMxDlZQEAGb8uNzib9KBZLf5yE/edit#gid=0&amp;range=A&quot;;[.G229]);CONCAT(&quot;:X&quot;;[.E229]))" table:style-name="ce17">
            <text:p>#NAME?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 table:style-name="ce5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0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office:value-type="float" office:value="0" table:formula="of:=ROW([Glossary.#REF!])" table:style-name="ce5">
            <text:p>#REF!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formula="of:=[Glossary.#REF!]" table:style-name="ce5">
            <text:p>#REF!</text:p>
          </table:table-cell>
          <table:table-cell table:number-columns-repeated="16382" table:style-name="ce5"/>
        </table:table-row>
        <table:table-row table:number-rows-repeated="1047861" table:style-name="ro1">
          <table:table-cell table:number-columns-repeated="16384"/>
        </table:table-row>
      </table:table>
      <table:named-expressions>
        <table:named-range table:name="Abnormallylowtenders" table:cell-range-address="Glossary.$A$8:Glossary.$I$12" table:base-cell-address="Glossary.$A$1"/>
        <table:named-expression table:name="AcceleratedProcedure" table:expression="of:=[Glossary.#REF!]" table:base-cell-address="Glossary.$A$1"/>
        <table:named-expression table:name="AcceleratedProcedureJustification" table:expression="of:=[Glossary.#REF!]" table:base-cell-address="Glossary.$A$1"/>
        <table:named-expression table:name="AccesTool" table:expression="of:=[Glossary.#REF!]" table:base-cell-address="Glossary.$A$1"/>
        <table:named-expression table:name="AddedCategoryBuyerinFrameworkAgreement" table:expression="of:=[Glossary.#REF!]" table:base-cell-address="Glossary.$A$1"/>
        <table:named-expression table:name="AdditionalInformation" table:expression="of:=[Glossary.#REF!]" table:base-cell-address="Glossary.$A$1"/>
        <table:named-expression table:name="AwardCriterion" table:expression="of:=[Glossary.#REF!]" table:base-cell-address="Glossary.$A$1"/>
        <table:named-expression table:name="AwardCriterionType" table:expression="of:=[Glossary.#REF!]" table:base-cell-address="Glossary.$A$1"/>
        <table:named-expression table:name="AwardDateScheduled" table:expression="of:=[Glossary.#REF!]" table:base-cell-address="Glossary.$A$1"/>
        <table:named-expression table:name="AwardedContract" table:expression="of:=[Glossary.#REF!]" table:base-cell-address="Glossary.$A$1"/>
        <table:named-expression table:name="AwardedToGroup" table:expression="of:=[Glossary.#REF!]" table:base-cell-address="Glossary.$A$1"/>
        <table:named-expression table:name="AwardedToSME" table:expression="of:=[Glossary.#REF!]" table:base-cell-address="Glossary.$A$1"/>
        <table:named-expression table:name="BargainPurchaseValue" table:expression="of:=[Glossary.#REF!]" table:base-cell-address="Glossary.$A$1"/>
        <table:named-expression table:name="Buyer" table:expression="of:=[Glossary.#REF!]" table:base-cell-address="Glossary.$A$1"/>
        <table:named-expression table:name="BuyerProfile" table:expression="of:=[Glossary.#REF!]" table:base-cell-address="Glossary.$A$1"/>
        <table:named-expression table:name="BuyerRole" table:expression="of:=[Glossary.#REF!]" table:base-cell-address="Glossary.$A$1"/>
        <table:named-expression table:name="CalculationMethodValue" table:expression="of:=[Glossary.#REF!]" table:base-cell-address="Glossary.$A$1"/>
        <table:named-expression table:name="CallForTenders" table:expression="of:=[Glossary.#REF!]" table:base-cell-address="Glossary.$A$1"/>
        <table:named-expression table:name="Candidate" table:expression="of:=[Glossary.#REF!]" table:base-cell-address="Glossary.$A$1"/>
        <table:named-expression table:name="CandidatesLimitCriteria" table:expression="of:=[Glossary.#REF!]" table:base-cell-address="Glossary.$A$1"/>
        <table:named-expression table:name="CentralPurchasingBody" table:expression="of:=[Glossary.#REF!]" table:base-cell-address="Glossary.$A$1"/>
        <table:named-expression table:name="Change" table:expression="of:=[Glossary.#REF!]" table:base-cell-address="Glossary.$A$1"/>
        <table:named-expression table:name="ChangeDescriptionCode" table:expression="of:=[Glossary.#REF!]" table:base-cell-address="Glossary.$A$1"/>
        <table:named-expression table:name="CombinationLots" table:expression="of:=[Glossary.#REF!]" table:base-cell-address="Glossary.$A$1"/>
        <table:named-expression table:name="CommonProcurementVocabulary" table:expression="of:=[Glossary.#REF!]" table:base-cell-address="Glossary.$A$1"/>
        <table:named-expression table:name="CommunityCountryOrigin" table:expression="of:=[Glossary.#REF!]" table:base-cell-address="Glossary.$A$1"/>
        <table:named-expression table:name="ConcessionDescriptionValue" table:expression="of:=[Glossary.#REF!]" table:base-cell-address="Glossary.$A$1"/>
        <table:named-expression table:name="Contact" table:expression="of:=[Glossary.#REF!]" table:base-cell-address="Glossary.$A$1"/>
        <table:named-expression table:name="Contract" table:expression="of:=[Glossary.#REF!]" table:base-cell-address="Glossary.$A$1"/>
        <table:named-expression table:name="ContractAwardNotice" table:expression="of:=[Glossary.#REF!]" table:base-cell-address="Glossary.$A$1"/>
        <table:named-expression table:name="ContractConclusionDate" table:expression="of:=[Glossary.#REF!]" table:base-cell-address="Glossary.$A$1"/>
        <table:named-expression table:name="ContractIdentifier" table:expression="of:=[Glossary.#REF!]" table:base-cell-address="Glossary.$A$1"/>
        <table:named-expression table:name="ContractNature" table:expression="of:=[Glossary.#REF!]" table:base-cell-address="Glossary.$A$1"/>
        <table:named-expression table:name="ContractPublicationDate" table:expression="of:=[Glossary.#REF!]" table:base-cell-address="Glossary.$A$1"/>
        <table:named-expression table:name="ContractURI" table:expression="of:=[Glossary.#REF!]" table:base-cell-address="Glossary.$A$1"/>
        <table:named-expression table:name="Country" table:expression="of:=[Glossary.#REF!]" table:base-cell-address="Glossary.$A$1"/>
        <table:named-expression table:name="Criterion" table:expression="of:=[Glossary.#REF!]" table:base-cell-address="Glossary.$A$1"/>
        <table:named-expression table:name="CriterionWeight" table:expression="of:=[Glossary.#REF!]" table:base-cell-address="Glossary.$A$1"/>
        <table:named-expression table:name="DeadlineandDescriptionReview" table:expression="of:=[Glossary.#REF!]" table:base-cell-address="Glossary.$A$1"/>
        <table:named-expression table:name="DecisionBindingContracting" table:expression="of:=[Glossary.#REF!]" table:base-cell-address="Glossary.$A$1"/>
        <table:named-expression table:name="DeliveryCountry" table:expression="of:=[Glossary.#REF!]" table:base-cell-address="Glossary.$A$1"/>
        <table:named-expression table:name="DispatchDate" table:expression="of:=[Glossary.#REF!]" table:base-cell-address="Glossary.$A$1"/>
        <table:named-expression table:name="DurationOrDateStartDateEnd" table:expression="of:=[Glossary.#REF!]" table:base-cell-address="Glossary.$A$1"/>
        <table:named-expression table:name="DynamicPurchasingSystem" table:expression="of:=[Glossary.#REF!]" table:base-cell-address="Glossary.$A$1"/>
        <table:named-expression table:name="eAuction" table:expression="of:=[Glossary.#REF!]" table:base-cell-address="Glossary.$A$1"/>
        <table:named-expression table:name="eAuctionDescription" table:expression="of:=[Glossary.#REF!]" table:base-cell-address="Glossary.$A$1"/>
        <table:named-expression table:name="eAuctionIndicator" table:expression="of:=[Glossary.#REF!]" table:base-cell-address="Glossary.$A$1"/>
        <table:named-expression table:name="eAuctionURI" table:expression="of:=[Glossary.#REF!]" table:base-cell-address="Glossary.$A$1"/>
        <table:named-expression table:name="EconomicandFinancialStanding" table:expression="of:=[Glossary.#REF!]" table:base-cell-address="Glossary.$A$1"/>
        <table:named-expression table:name="EconomicOperator" table:expression="of:=[Glossary.#REF!]" table:base-cell-address="Glossary.$A$1"/>
        <table:named-expression table:name="EconomicOperatorShortList" table:expression="of:=[Glossary.#REF!]" table:base-cell-address="Glossary.$A$1"/>
        <table:named-expression table:name="eDeliveryGateway" table:expression="of:=[Glossary.#REF!]" table:base-cell-address="Glossary.$A$1"/>
        <table:named-expression table:name="ElectronicCatalogue" table:expression="of:=[Glossary.#REF!]" table:base-cell-address="Glossary.$A$1"/>
        <table:named-expression table:name="ElectronicCatalogueIndicator" table:expression="of:=[Glossary.#REF!]" table:base-cell-address="Glossary.$A$1"/>
        <table:named-expression table:name="ElectronicMeans" table:expression="of:=[Glossary.#REF!]" table:base-cell-address="Glossary.$A$1"/>
        <table:named-expression table:name="ElectronicOrdering" table:expression="of:=[Glossary.#REF!]" table:base-cell-address="Glossary.$A$1"/>
        <table:named-expression table:name="ElectronicPayment" table:expression="of:=[Glossary.#REF!]" table:base-cell-address="Glossary.$A$1"/>
        <table:named-expression table:name="ElectronicSubmission" table:expression="of:=[Glossary.#REF!]" table:base-cell-address="Glossary.$A$1"/>
        <table:named-expression table:name="Email" table:expression="of:=[Glossary.#REF!]" table:base-cell-address="Glossary.$A$1"/>
        <table:named-expression table:name="EmploymentParty" table:expression="of:=[Glossary.#REF!]" table:base-cell-address="Glossary.$A$1"/>
        <table:named-expression table:name="EmploymentPartyAddressURLGeneral" table:expression="of:=[Glossary.#REF!]" table:base-cell-address="Glossary.$A$1"/>
        <table:named-expression table:name="EnvironmentalParty" table:expression="of:=[Glossary.#REF!]" table:base-cell-address="Glossary.$A$1"/>
        <table:named-expression table:name="EnvironmentalPartyAddressURLGeneral" table:expression="of:=[Glossary.#REF!]" table:base-cell-address="Glossary.$A$1"/>
        <table:named-expression table:name="EnvironmentalPartyandEmploymentParty" table:expression="of:=[Glossary.#REF!]" table:base-cell-address="Glossary.$A$1"/>
        <table:named-expression table:name="EPPI" table:expression="of:=[Glossary.#REF!]" table:base-cell-address="Glossary.$A$1"/>
        <table:named-expression table:name="EstimatedMagnitude" table:expression="of:=[Glossary.#REF!]" table:base-cell-address="Glossary.$A$1"/>
        <table:named-expression table:name="EstimatedTotalMagnitude" table:expression="of:=[Glossary.#REF!]" table:base-cell-address="Glossary.$A$1"/>
        <table:named-expression table:name="EstimatedValue" table:expression="of:=[Glossary.#REF!]" table:base-cell-address="Glossary.$A$1"/>
        <table:named-expression table:name="EUFundsIndicator" table:expression="of:=[Glossary.#REF!]" table:base-cell-address="Glossary.$A$1"/>
        <table:named-expression table:name="EvaluationCriterion" table:expression="of:=[Glossary.#REF!]" table:base-cell-address="Glossary.$A$1"/>
        <table:named-expression table:name="ExclusionCriterion" table:expression="of:=[Glossary.#REF!]" table:base-cell-address="Glossary.$A$1"/>
        <table:named-expression table:name="ExclusionTendersAbnormallyLow" table:expression="of:=[Glossary.#REF!]" table:base-cell-address="Glossary.$A$1"/>
        <table:named-expression table:name="ExpectedNumberOfParticipants" table:expression="of:=[Glossary.#REF!]" table:base-cell-address="Glossary.$A$1"/>
        <table:named-expression table:name="ExtensionDureeJustification" table:expression="of:=[Glossary.#REF!]" table:base-cell-address="Glossary.$A$1"/>
        <table:named-expression table:name="FaxNumber" table:expression="of:=[Glossary.#REF!]" table:base-cell-address="Glossary.$A$1"/>
        <table:named-expression table:name="FollowUpContract" table:expression="of:=[Glossary.#REF!]" table:base-cell-address="Glossary.$A$1"/>
        <table:named-expression table:name="FrameworkAgreementTypeCode" table:expression="of:=[Glossary.#REF!]" table:base-cell-address="Glossary.$A$1"/>
        <table:named-expression table:name="FrameworkDuration" table:expression="of:=[Glossary.#REF!]" table:base-cell-address="Glossary.$A$1"/>
        <table:named-expression table:name="FrameworkMaxValueAllLots" table:expression="of:=[Glossary.#REF!]" table:base-cell-address="Glossary.$A$1"/>
        <table:named-expression table:name="FrameworksMaxValueGroupLots" table:expression="of:=[Glossary.#REF!]" table:base-cell-address="Glossary.$A$1"/>
        <table:named-expression table:name="FreeAcces" table:expression="of:=[Glossary.#REF!]" table:base-cell-address="Glossary.$A$1"/>
        <table:named-expression table:name="FurtherParty" table:expression="of:=[Glossary.#REF!]" table:base-cell-address="Glossary.$A$1"/>
        <table:named-expression table:name="GPAUsage" table:expression="of:=[Glossary.#REF!]" table:base-cell-address="Glossary.$A$1"/>
        <table:named-expression table:name="GuaranteeRequired" table:expression="of:=[Glossary.#REF!]" table:base-cell-address="Glossary.$A$1"/>
        <table:named-expression table:name="InternalReferenceNumber" table:expression="of:=[Glossary.#REF!]" table:base-cell-address="Glossary.$A$1"/>
        <table:named-expression table:name="InternetAddress" table:expression="of:=[Glossary.#REF!]" table:base-cell-address="Glossary.$A$1"/>
        <table:named-expression table:name="InvitationsDispatchDate" table:expression="of:=[Glossary.#REF!]" table:base-cell-address="Glossary.$A$1"/>
        <table:named-expression table:name="JuryMemberName" table:expression="of:=[Glossary.#REF!]" table:base-cell-address="Glossary.$A$1"/>
        <table:named-expression table:name="Justification" table:expression="of:=[Glossary.#REF!]" table:base-cell-address="Glossary.$A$1"/>
        <table:named-expression table:name="JustificationCode" table:expression="of:=[Glossary.#REF!]" table:base-cell-address="Glossary.$A$1"/>
        <table:named-expression table:name="Language" table:expression="of:=[Glossary.#REF!]" table:base-cell-address="Glossary.$A$1"/>
        <table:named-expression table:name="LatestSecurityClearanceDate" table:expression="of:=[Glossary.#REF!]" table:base-cell-address="Glossary.$A$1"/>
        <table:named-expression table:name="LegalBasis" table:expression="of:=[Glossary.#REF!]" table:base-cell-address="Glossary.$A$1"/>
        <table:named-expression table:name="LegalForm" table:expression="of:=[Glossary.#REF!]" table:base-cell-address="Glossary.$A$1"/>
        <table:named-expression table:name="LegalReferenceLaw" table:expression="of:=[Glossary.#REF!]" table:base-cell-address="Glossary.$A$1"/>
        <table:named-expression table:name="Location" table:expression="of:=[Glossary.#REF!]" table:base-cell-address="Glossary.$A$1"/>
        <table:named-expression table:name="LocationDescription" table:expression="of:=[Glossary.#REF!]" table:base-cell-address="Glossary.$A$1"/>
        <table:named-expression table:name="Lot" table:expression="of:=[Glossary.#REF!]" table:base-cell-address="Glossary.$A$1"/>
        <table:named-expression table:name="LotIdentifierReference" table:expression="of:=[Glossary.#REF!]" table:base-cell-address="Glossary.$A$1"/>
        <table:named-expression table:name="MainActivity" table:expression="of:=[Glossary.#REF!]" table:base-cell-address="Glossary.$A$1"/>
        <table:named-expression table:name="MainFeaturesAward" table:expression="of:=[Glossary.#REF!]" table:base-cell-address="Glossary.$A$1"/>
        <table:named-expression table:name="MainFinancialConditions" table:expression="of:=[Glossary.#REF!]" table:base-cell-address="Glossary.$A$1"/>
        <table:named-expression table:name="MaximumNumberOfCandidats" table:expression="of:=[Glossary.#REF!]" table:base-cell-address="Glossary.$A$1"/>
        <table:named-expression table:name="MaxLotsAllowed" table:expression="of:=[Glossary.#REF!]" table:base-cell-address="Glossary.$A$1"/>
        <table:named-expression table:name="MaxLotsAwarded" table:expression="of:=[Glossary.#REF!]" table:base-cell-address="Glossary.$A$1"/>
        <table:named-expression table:name="MaxNumberParticipants" table:expression="of:=[Glossary.#REF!]" table:base-cell-address="Glossary.$A$1"/>
        <table:named-expression table:name="MaxTotalValueFramework" table:expression="of:=[Glossary.#REF!]" table:base-cell-address="Glossary.$A$1"/>
        <table:named-expression table:name="MediationBody" table:expression="of:=[Glossary.#REF!]" table:base-cell-address="Glossary.$A$1"/>
        <table:named-expression table:name="MicroSmallMidiumEnterprise" table:expression="of:=[Glossary.#REF!]" table:base-cell-address="Glossary.$A$1"/>
        <table:named-expression table:name="MinimumNumberOfCandidats" table:expression="of:=[Glossary.#REF!]" table:base-cell-address="Glossary.$A$1"/>
        <table:named-expression table:name="Modification" table:expression="of:=[Glossary.#REF!]" table:base-cell-address="Glossary.$A$1"/>
        <table:named-expression table:name="Name" table:expression="of:=[Glossary.#REF!]" table:base-cell-address="Glossary.$A$1"/>
        <table:named-expression table:name="NationalLawURI" table:expression="of:=[Glossary.#REF!]" table:base-cell-address="Glossary.$A$1"/>
        <table:named-expression table:name="NoAwardReason" table:expression="of:=[Glossary.#REF!]" table:base-cell-address="Glossary.$A$1"/>
        <table:named-expression table:name="NoFurtherNegociationIndicator" table:expression="of:=[Glossary.#REF!]" table:base-cell-address="Glossary.$A$1"/>
        <table:named-expression table:name="NumberAward" table:expression="of:=[Glossary.#REF!]" table:base-cell-address="Glossary.$A$1"/>
        <table:named-expression table:name="NumberRequestsReceived" table:expression="of:=[Glossary.#REF!]" table:base-cell-address="Glossary.$A$1"/>
        <table:named-expression table:name="NumbersTendersReceived" table:expression="of:=[Glossary.#REF!]" table:base-cell-address="Glossary.$A$1"/>
        <table:named-expression table:name="NumberTendersOtherEU" table:expression="of:=[Glossary.#REF!]" table:base-cell-address="Glossary.$A$1"/>
        <table:named-expression table:name="NumberTendersReceivedEMEANS" table:expression="of:=[Glossary.#REF!]" table:base-cell-address="Glossary.$A$1"/>
        <table:named-expression table:name="NumberTendersSME" table:expression="of:=[Glossary.#REF!]" table:base-cell-address="Glossary.$A$1"/>
        <table:named-expression table:name="NumberYearMonth" table:expression="of:=[Glossary.#REF!]" table:base-cell-address="Glossary.$A$1"/>
        <table:named-expression table:name="NUTSCode" table:expression="of:=[Glossary.#REF!]" table:base-cell-address="Glossary.$A$1"/>
        <table:named-expression table:name="OpenConditionsDate" table:expression="of:=[Glossary.#REF!]" table:base-cell-address="Glossary.$A$1"/>
        <table:named-expression table:name="OpenConditionsDescription" table:expression="of:=[Glossary.#REF!]" table:base-cell-address="Glossary.$A$1"/>
        <table:named-expression table:name="OpenConditionsPlace" table:expression="of:=[Glossary.#REF!]" table:base-cell-address="Glossary.$A$1"/>
        <table:named-expression table:name="Options" table:expression="of:=[Glossary.#REF!]" table:base-cell-address="Glossary.$A$1"/>
        <table:named-expression table:name="OrganisationIdentifier" table:expression="of:=[Glossary.#REF!]" table:base-cell-address="Glossary.$A$1"/>
        <table:named-expression table:name="OutsourcedProcedureIndicator" table:expression="of:=[Glossary.#REF!]" table:base-cell-address="Glossary.$A$1"/>
        <table:named-expression table:name="ParticipantPay" table:expression="of:=[Glossary.#REF!]" table:base-cell-address="Glossary.$A$1"/>
        <table:named-expression table:name="ParticipantsName" table:expression="of:=[Glossary.#REF!]" table:base-cell-address="Glossary.$A$1"/>
        <table:named-expression table:name="ParticipationDeadline" table:expression="of:=[Glossary.#REF!]" table:base-cell-address="Glossary.$A$1"/>
        <table:named-expression table:name="PerformanceConditions" table:expression="of:=[Glossary.#REF!]" table:base-cell-address="Glossary.$A$1"/>
        <table:named-expression table:name="PerformanceStaffQualification" table:expression="of:=[Glossary.#REF!]" table:base-cell-address="Glossary.$A$1"/>
        <table:named-expression table:name="PersonalSituationExclusionCriterion" table:expression="of:=[Glossary.#REF!]" table:base-cell-address="Glossary.$A$1"/>
        <table:named-expression table:name="Phone" table:expression="of:=[Glossary.#REF!]" table:base-cell-address="Glossary.$A$1"/>
        <table:named-expression table:name="PostalCode" table:expression="of:=[Glossary.#REF!]" table:base-cell-address="Glossary.$A$1"/>
        <table:named-expression table:name="PreliminaryMarketConsultation" table:expression="of:=[Glossary.#REF!]" table:base-cell-address="Glossary.$A$1"/>
        <table:named-expression table:name="PrizeAwarded" table:expression="of:=[Glossary.#REF!]" table:base-cell-address="Glossary.$A$1"/>
        <table:named-expression table:name="PrizeValue" table:expression="of:=[Glossary.#REF!]" table:base-cell-address="Glossary.$A$1"/>
        <table:named-expression table:name="ProcedureType" table:expression="of:=[Glossary.#REF!]" table:base-cell-address="Glossary.$A$1"/>
        <table:named-expression table:name="Process" table:expression="of:=[Glossary.#REF!]" table:base-cell-address="Glossary.$A$1"/>
        <table:named-expression table:name="ProcurementDescription" table:expression="of:=[Glossary.#REF!]" table:base-cell-address="Glossary.$A$1"/>
        <table:named-expression table:name="ProcurementDocumentURL" table:expression="of:=[Glossary.#REF!]" table:base-cell-address="Glossary.$A$1"/>
        <table:named-expression table:name="ProcurementLaw" table:expression="of:=[Glossary.#REF!]" table:base-cell-address="Glossary.$A$1"/>
        <table:named-expression table:name="ProcurementObjects" table:expression="of:=[Glossary.#REF!]" table:base-cell-address="Glossary.$A$1"/>
        <table:named-expression table:name="Profession" table:expression="of:=[Glossary.#REF!]" table:base-cell-address="Glossary.$A$1"/>
        <table:named-expression table:name="PublicationDate" table:expression="of:=[Glossary.#REF!]" table:base-cell-address="Glossary.$A$1"/>
        <table:named-expression table:name="QuantityandUnit" table:expression="of:=[Glossary.#REF!]" table:base-cell-address="Glossary.$A$1"/>
        <table:named-expression table:name="ReasonForNonElectronicSubmission" table:expression="of:=[Glossary.#REF!]" table:base-cell-address="Glossary.$A$1"/>
        <table:named-expression table:name="ReceiverParty" table:expression="of:=[Glossary.#REF!]" table:base-cell-address="Glossary.$A$1"/>
        <table:named-expression table:name="RecurrentEstimatedTiming" table:expression="of:=[Glossary.#REF!]" table:base-cell-address="Glossary.$A$1"/>
        <table:named-expression table:name="RecurrentIndicator" table:expression="of:=[Glossary.#REF!]" table:base-cell-address="Glossary.$A$1"/>
        <table:named-expression table:name="ReductionRecourseIndicator" table:expression="of:=[Glossary.#REF!]" table:base-cell-address="Glossary.$A$1"/>
        <table:named-expression table:name="ReferencePublication" table:expression="of:=[Glossary.#REF!]" table:base-cell-address="Glossary.$A$1"/>
        <table:named-expression table:name="Renewal" table:expression="of:=[Glossary.#REF!]" table:base-cell-address="Glossary.$A$1"/>
        <table:named-expression table:name="RequestInformationDeadline" table:expression="of:=[Glossary.#REF!]" table:base-cell-address="Glossary.$A$1"/>
        <table:named-expression table:name="ReservedContract" table:expression="of:=[Glossary.#REF!]" table:base-cell-address="Glossary.$A$1"/>
        <table:named-expression table:name="Result" table:expression="of:=[Glossary.#REF!]" table:base-cell-address="Glossary.$A$1"/>
        <table:named-expression table:name="RevenueValue" table:expression="of:=[Glossary.#REF!]" table:base-cell-address="Glossary.$A$1"/>
        <table:named-expression table:name="ReviewInformationParty" table:expression="of:=[Glossary.#REF!]" table:base-cell-address="Glossary.$A$1"/>
        <table:named-expression table:name="RulesCriteria" table:expression="of:=[Glossary.#REF!]" table:base-cell-address="Glossary.$A$1"/>
        <table:named-expression table:name="SocialSpecificServicesIndicator" table:expression="of:=[Glossary.#REF!]" table:base-cell-address="Glossary.$A$1"/>
        <table:named-expression table:name="StrategicProcurement" table:expression="of:=[Glossary.#REF!]" table:base-cell-address="Glossary.$A$1"/>
        <table:named-expression table:name="StreetAddress" table:expression="of:=[Glossary.#REF!]" table:base-cell-address="Glossary.$A$1"/>
        <table:named-expression table:name="StreetNumber" table:expression="of:=[Glossary.#REF!]" table:base-cell-address="Glossary.$A$1"/>
        <table:named-expression table:name="Subcontract" table:expression="of:=[Glossary.#REF!]" table:base-cell-address="Glossary.$A$1"/>
        <table:named-expression table:name="SubcontractingCode" table:expression="of:=[Glossary.#REF!]" table:base-cell-address="Glossary.$A$1"/>
        <table:named-expression table:name="SubcontractingPart" table:expression="of:=[Glossary.#REF!]" table:base-cell-address="Glossary.$A$1"/>
        <table:named-expression table:name="Suitability" table:expression="of:=[Glossary.#REF!]" table:base-cell-address="Glossary.$A$1"/>
        <table:named-expression table:name="Supplier" table:expression="of:=[Glossary.#REF!]" table:base-cell-address="Glossary.$A$1"/>
        <table:named-expression table:name="TaxParty" table:expression="of:=[Glossary.#REF!]" table:base-cell-address="Glossary.$A$1"/>
        <table:named-expression table:name="TaxPartyAddressURLGeneral" table:expression="of:=[Glossary.#REF!]" table:base-cell-address="Glossary.$A$1"/>
        <table:named-expression table:name="TechnicalAndProfessionalAbility" table:expression="of:=[Glossary.#REF!]" table:base-cell-address="Glossary.$A$1"/>
        <table:named-expression table:name="TechnicalEvaluationCriterion" table:expression="of:=[Glossary.#REF!]" table:base-cell-address="Glossary.$A$1"/>
        <table:named-expression table:name="Tenderer" table:expression="of:=[Glossary.#REF!]" table:base-cell-address="Glossary.$A$1"/>
        <table:named-expression table:name="TenderSubmission" table:expression="of:=[Glossary.#REF!]" table:base-cell-address="Glossary.$A$1"/>
        <table:named-expression table:name="TenderValidityDeadline" table:expression="of:=[Glossary.#REF!]" table:base-cell-address="Glossary.$A$1"/>
        <table:named-expression table:name="TenderVariantsAwarded" table:expression="of:=[Glossary.#REF!]" table:base-cell-address="Glossary.$A$1"/>
        <table:named-expression table:name="Title" table:expression="of:=[Glossary.#REF!]" table:base-cell-address="Glossary.$A$1"/>
        <table:named-expression table:name="TotalValue" table:expression="of:=[Glossary.#REF!]" table:base-cell-address="Glossary.$A$1"/>
        <table:named-expression table:name="TypeOfBuyer" table:expression="of:=[Glossary.#REF!]" table:base-cell-address="Glossary.$A$1"/>
        <table:named-expression table:name="TypeOfContract" table:expression="of:=[Glossary.#REF!]" table:base-cell-address="Glossary.$A$1"/>
        <table:named-expression table:name="UsageESPDCode" table:expression="of:=[Glossary.#REF!]" table:base-cell-address="Glossary.$A$1"/>
        <table:named-expression table:name="VariantsIndicator" table:expression="of:=[Glossary.#REF!]" table:base-cell-address="Glossary.$A$1"/>
        <table:named-expression table:name="Winner" table:expression="of:=[Glossary.#REF!]" table:base-cell-address="Glossary.$A$1"/>
        <table:named-expression table:name="WinnerRank" table:expression="of:=[Glossary.#REF!]" table:base-cell-address="Glossary.$A$1"/>
      </table:named-expressions>
      <table:database-ranges>
        <table:database-range table:target-range-address="Glossary.A2:Glossary.I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Inconsolata" svg:font-family="Inconsolata"/>
  </office:font-face-decls>
  <office:styles>
    <number:number-style style:name="N0">
      <number:number number:min-integer-digits="1"/>
    </number:number-style>
    <style:style style:name="_50_0_37__32_-_32_Accent5" style:display-name="20% - Accent5" style:family="table-cell" style:data-style-name="N0">
      <style:table-cell-properties fo:background-color="#D9E1F2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/>
    </style:style>
    <style:style style:name="cf1" style:family="table-cell" style:data-style-name="N0">
      <style:table-cell-properties fo:background-color="#5B9BD5"/>
    </style:style>
    <style:style style:name="cf2" style:family="table-cell" style:data-style-name="N0">
      <style:table-cell-properties fo:background-color="#92D050"/>
    </style:style>
    <style:style style:name="cf3" style:family="table-cell" style:data-style-name="N0">
      <style:table-cell-properties fo:background-color="#FFFFFF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 Carlos Segura Fernandez Carnicero</meta:initial-creator>
    <dc:creator>Enric Staromiejski Torregrosa</dc:creator>
    <meta:creation-date>2018-06-12T16:17:29Z</meta:creation-date>
    <dc:date>2019-04-24T12:24:44Z</dc:date>
  </office:meta>
</office:document-meta>
</file>